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6.2988in" svg:height="5.6634in" svg:x="9.1201in" svg:y="0.5205in">
            <draw:object draw:notify-on-update-of-ranges="Sheet1.A1:Sheet1.A1 Sheet1.A30:Sheet1.A67 Sheet1.B1:Sheet1.B1 Sheet1.B30:Sheet1.B67 Sheet1.A1:Sheet1.A1 Sheet1.A30:Sheet1.A67 Sheet1.G1:Sheet1.G1 Sheet1.G30:Sheet1.G67 Sheet1.A1:Sheet1.A1 Sheet1.A30:Sheet1.A67 Sheet1.H1:Sheet1.H1 Sheet1.H30:Sheet1.H6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6.0185in" svg:x="9.1189in" svg:y="6.4429in">
            <draw:object draw:notify-on-update-of-ranges="Sheet1.A1:Sheet1.A1 Sheet1.A95:Sheet1.A137 Sheet1.B1:Sheet1.B1 Sheet1.B95:Sheet1.B137 Sheet1.A1:Sheet1.A1 Sheet1.A95:Sheet1.A137 Sheet1.G1:Sheet1.G1 Sheet1.G95:Sheet1.G137 Sheet1.A1:Sheet1.A1 Sheet1.A95:Sheet1.A137 Sheet1.H1:Sheet1.H1 Sheet1.H95:Sheet1.H1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mean_long</text:p>
          </table:table-cell>
          <table:table-cell office:value-type="string">
            <text:p>mean_short</text:p>
          </table:table-cell>
          <table:table-cell office:value-type="string">
            <text:p>mv_exp_long</text:p>
          </table:table-cell>
          <table:table-cell office:value-type="string">
            <text:p>mv_exp_short</text:p>
          </table:table-cell>
          <table:table-cell office:value-type="string">
            <text:p>mv_exp_best</text:p>
          </table:table-cell>
          <table:table-cell office:value-type="string">
            <text:p>adapt_avg</text:p>
          </table:table-cell>
          <table:table-cell office:value-type="string">
            <text:p>gain</text:p>
          </table:table-cell>
          <table:table-cell office:value-type="string">
            <text:p>loss</text:p>
          </table:table-cell>
          <table:table-cell office:value-type="string">
            <text:p>alpha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float" office:value="3.70416">
            <text:p>3.70416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6655">
            <text:p>1.36655</text:p>
          </table:table-cell>
          <table:table-cell table:number-columns-repeated="6" office:value-type="float" office:value="2.53535">
            <text:p>2.53535</text:p>
          </table:table-cell>
          <table:table-cell office:value-type="float" office:value="0">
            <text:p>0</text:p>
          </table:table-cell>
          <table:table-cell office:value-type="float" office:value="-1.1688">
            <text:p>-1.168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39129">
            <text:p>2.39129</text:p>
          </table:table-cell>
          <table:table-cell table:number-columns-repeated="3" office:value-type="float" office:value="2.48733">
            <text:p>2.48733</text:p>
          </table:table-cell>
          <table:table-cell office:value-type="float" office:value="2.46332">
            <text:p>2.46332</text:p>
          </table:table-cell>
          <table:table-cell office:value-type="float" office:value="2.48733">
            <text:p>2.48733</text:p>
          </table:table-cell>
          <table:table-cell office:value-type="float" office:value="2.50284">
            <text:p>2.50284</text:p>
          </table:table-cell>
          <table:table-cell office:value-type="float" office:value="0.341579">
            <text:p>0.341579</text:p>
          </table:table-cell>
          <table:table-cell office:value-type="float" office:value="-0.7792">
            <text:p>-0.7792</text:p>
          </table:table-cell>
          <table:table-cell office:value-type="float" office:value="0.225708">
            <text:p>0.2257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46753">
            <text:p>3.46753</text:p>
          </table:table-cell>
          <table:table-cell office:value-type="float" office:value="2.73238">
            <text:p>2.73238</text:p>
          </table:table-cell>
          <table:table-cell office:value-type="float" office:value="2.40846">
            <text:p>2.40846</text:p>
          </table:table-cell>
          <table:table-cell office:value-type="float" office:value="2.73238">
            <text:p>2.73238</text:p>
          </table:table-cell>
          <table:table-cell office:value-type="float" office:value="2.96542">
            <text:p>2.96542</text:p>
          </table:table-cell>
          <table:table-cell office:value-type="float" office:value="2.73238">
            <text:p>2.73238</text:p>
          </table:table-cell>
          <table:table-cell office:value-type="float" office:value="2.57422">
            <text:p>2.57422</text:p>
          </table:table-cell>
          <table:table-cell office:value-type="float" office:value="0.525243">
            <text:p>0.525243</text:p>
          </table:table-cell>
          <table:table-cell office:value-type="float" office:value="-0.5844">
            <text:p>-0.5844</text:p>
          </table:table-cell>
          <table:table-cell office:value-type="float" office:value="0.0739904">
            <text:p>0.07399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14667">
            <text:p>3.14667</text:p>
          </table:table-cell>
          <table:table-cell office:value-type="float" office:value="2.81524">
            <text:p>2.81524</text:p>
          </table:table-cell>
          <table:table-cell office:value-type="float" office:value="3.00183">
            <text:p>3.00183</text:p>
          </table:table-cell>
          <table:table-cell office:value-type="float" office:value="2.81524">
            <text:p>2.81524</text:p>
          </table:table-cell>
          <table:table-cell office:value-type="float" office:value="3.05605">
            <text:p>3.05605</text:p>
          </table:table-cell>
          <table:table-cell office:value-type="float" office:value="2.85667">
            <text:p>2.85667</text:p>
          </table:table-cell>
          <table:table-cell office:value-type="float" office:value="2.63301">
            <text:p>2.63301</text:p>
          </table:table-cell>
          <table:table-cell office:value-type="float" office:value="0.420194">
            <text:p>0.420194</text:p>
          </table:table-cell>
          <table:table-cell office:value-type="float" office:value="-0.531691">
            <text:p>-0.531691</text:p>
          </table:table-cell>
          <table:table-cell office:value-type="float" office:value="0.10271">
            <text:p>0.102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0126">
            <text:p>2.50126</text:p>
          </table:table-cell>
          <table:table-cell office:value-type="float" office:value="2.76291">
            <text:p>2.76291</text:p>
          </table:table-cell>
          <table:table-cell office:value-type="float" office:value="3.03849">
            <text:p>3.03849</text:p>
          </table:table-cell>
          <table:table-cell office:value-type="float" office:value="2.76291">
            <text:p>2.76291</text:p>
          </table:table-cell>
          <table:table-cell office:value-type="float" office:value="2.77865">
            <text:p>2.77865</text:p>
          </table:table-cell>
          <table:table-cell office:value-type="float" office:value="2.75005">
            <text:p>2.75005</text:p>
          </table:table-cell>
          <table:table-cell office:value-type="float" office:value="2.61323">
            <text:p>2.61323</text:p>
          </table:table-cell>
          <table:table-cell office:value-type="float" office:value="0.350162">
            <text:p>0.350162</text:p>
          </table:table-cell>
          <table:table-cell office:value-type="float" office:value="-0.550645">
            <text:p>-0.550645</text:p>
          </table:table-cell>
          <table:table-cell office:value-type="float" office:value="0.150152">
            <text:p>0.1501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63956">
            <text:p>0.363956</text:p>
          </table:table-cell>
          <table:table-cell office:value-type="float" office:value="2.4202">
            <text:p>2.4202</text:p>
          </table:table-cell>
          <table:table-cell office:value-type="float" office:value="2.00396">
            <text:p>2.00396</text:p>
          </table:table-cell>
          <table:table-cell office:value-type="float" office:value="2.4202">
            <text:p>2.4202</text:p>
          </table:table-cell>
          <table:table-cell office:value-type="float" office:value="1.57131">
            <text:p>1.57131</text:p>
          </table:table-cell>
          <table:table-cell office:value-type="float" office:value="2.03422">
            <text:p>2.03422</text:p>
          </table:table-cell>
          <table:table-cell office:value-type="float" office:value="2.0525">
            <text:p>2.0525</text:p>
          </table:table-cell>
          <table:table-cell office:value-type="float" office:value="0.300139">
            <text:p>0.300139</text:p>
          </table:table-cell>
          <table:table-cell office:value-type="float" office:value="-0.77731">
            <text:p>-0.77731</text:p>
          </table:table-cell>
          <table:table-cell office:value-type="float" office:value="0.249292">
            <text:p>0.2492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4404">
            <text:p>1.24404</text:p>
          </table:table-cell>
          <table:table-cell office:value-type="float" office:value="2.27318">
            <text:p>2.27318</text:p>
          </table:table-cell>
          <table:table-cell office:value-type="float" office:value="1.36975">
            <text:p>1.36975</text:p>
          </table:table-cell>
          <table:table-cell office:value-type="float" office:value="2.27318">
            <text:p>2.27318</text:p>
          </table:table-cell>
          <table:table-cell office:value-type="float" office:value="1.40767">
            <text:p>1.40767</text:p>
          </table:table-cell>
          <table:table-cell office:value-type="float" office:value="1.79717">
            <text:p>1.79717</text:p>
          </table:table-cell>
          <table:table-cell office:value-type="float" office:value="1.90581">
            <text:p>1.90581</text:p>
          </table:table-cell>
          <table:table-cell office:value-type="float" office:value="0.372632">
            <text:p>0.372632</text:p>
          </table:table-cell>
          <table:table-cell office:value-type="float" office:value="-0.680146">
            <text:p>-0.680146</text:p>
          </table:table-cell>
          <table:table-cell office:value-type="float" office:value="0.181444">
            <text:p>0.1814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3897">
            <text:p>2.23897</text:p>
          </table:table-cell>
          <table:table-cell office:value-type="float" office:value="2.26938">
            <text:p>2.26938</text:p>
          </table:table-cell>
          <table:table-cell office:value-type="float" office:value="1.28232">
            <text:p>1.28232</text:p>
          </table:table-cell>
          <table:table-cell office:value-type="float" office:value="2.26938">
            <text:p>2.26938</text:p>
          </table:table-cell>
          <table:table-cell office:value-type="float" office:value="1.82332">
            <text:p>1.82332</text:p>
          </table:table-cell>
          <table:table-cell office:value-type="float" office:value="1.92971">
            <text:p>1.92971</text:p>
          </table:table-cell>
          <table:table-cell office:value-type="float" office:value="1.9458">
            <text:p>1.9458</text:p>
          </table:table-cell>
          <table:table-cell office:value-type="float" office:value="0.441776">
            <text:p>0.441776</text:p>
          </table:table-cell>
          <table:table-cell office:value-type="float" office:value="-0.604575">
            <text:p>-0.604575</text:p>
          </table:table-cell>
          <table:table-cell office:value-type="float" office:value="0.120014">
            <text:p>0.1200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15391">
            <text:p>0.615391</text:p>
          </table:table-cell>
          <table:table-cell office:value-type="float" office:value="2.10398">
            <text:p>2.10398</text:p>
          </table:table-cell>
          <table:table-cell office:value-type="float" office:value="1.36613">
            <text:p>1.36613</text:p>
          </table:table-cell>
          <table:table-cell office:value-type="float" office:value="2.10398">
            <text:p>2.10398</text:p>
          </table:table-cell>
          <table:table-cell office:value-type="float" office:value="1.21936">
            <text:p>1.21936</text:p>
          </table:table-cell>
          <table:table-cell office:value-type="float" office:value="1.53541">
            <text:p>1.53541</text:p>
          </table:table-cell>
          <table:table-cell office:value-type="float" office:value="1.71179">
            <text:p>1.71179</text:p>
          </table:table-cell>
          <table:table-cell office:value-type="float" office:value="0.397598">
            <text:p>0.397598</text:p>
          </table:table-cell>
          <table:table-cell office:value-type="float" office:value="-0.706475">
            <text:p>-0.706475</text:p>
          </table:table-cell>
          <table:table-cell office:value-type="float" office:value="0.175892">
            <text:p>0.1758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390649">
            <text:p>0.0390649</text:p>
          </table:table-cell>
          <table:table-cell office:value-type="float" office:value="1.91626">
            <text:p>1.91626</text:p>
          </table:table-cell>
          <table:table-cell office:value-type="float" office:value="0.964475">
            <text:p>0.964475</text:p>
          </table:table-cell>
          <table:table-cell office:value-type="float" office:value="1.91626">
            <text:p>1.91626</text:p>
          </table:table-cell>
          <table:table-cell office:value-type="float" office:value="0.62921">
            <text:p>0.62921</text:p>
          </table:table-cell>
          <table:table-cell office:value-type="float" office:value="1.08651">
            <text:p>1.08651</text:p>
          </table:table-cell>
          <table:table-cell office:value-type="float" office:value="1.38785">
            <text:p>1.38785</text:p>
          </table:table-cell>
          <table:table-cell office:value-type="float" office:value="0.357839">
            <text:p>0.357839</text:p>
          </table:table-cell>
          <table:table-cell office:value-type="float" office:value="-0.69346">
            <text:p>-0.69346</text:p>
          </table:table-cell>
          <table:table-cell office:value-type="float" office:value="0.19366">
            <text:p>0.193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02655">
            <text:p>3.02655</text:p>
          </table:table-cell>
          <table:table-cell office:value-type="float" office:value="2.00879">
            <text:p>2.00879</text:p>
          </table:table-cell>
          <table:table-cell office:value-type="float" office:value="1.227">
            <text:p>1.227</text:p>
          </table:table-cell>
          <table:table-cell office:value-type="float" office:value="2.00879">
            <text:p>2.00879</text:p>
          </table:table-cell>
          <table:table-cell office:value-type="float" office:value="1.82788">
            <text:p>1.82788</text:p>
          </table:table-cell>
          <table:table-cell office:value-type="float" office:value="1.66852">
            <text:p>1.66852</text:p>
          </table:table-cell>
          <table:table-cell office:value-type="float" office:value="1.47174">
            <text:p>1.47174</text:p>
          </table:table-cell>
          <table:table-cell office:value-type="float" office:value="0.620803">
            <text:p>0.620803</text:p>
          </table:table-cell>
          <table:table-cell office:value-type="float" office:value="-0.624114">
            <text:p>-0.624114</text:p>
          </table:table-cell>
          <table:table-cell office:value-type="float" office:value="0.0511967">
            <text:p>0.05119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93373">
            <text:p>0.993373</text:p>
          </table:table-cell>
          <table:table-cell office:value-type="float" office:value="1.93068">
            <text:p>1.93068</text:p>
          </table:table-cell>
          <table:table-cell office:value-type="float" office:value="1.353">
            <text:p>1.353</text:p>
          </table:table-cell>
          <table:table-cell office:value-type="float" office:value="1.93068">
            <text:p>1.93068</text:p>
          </table:table-cell>
          <table:table-cell office:value-type="float" office:value="1.41063">
            <text:p>1.41063</text:p>
          </table:table-cell>
          <table:table-cell office:value-type="float" office:value="1.46598">
            <text:p>1.46598</text:p>
          </table:table-cell>
          <table:table-cell office:value-type="float" office:value="1.41428">
            <text:p>1.41428</text:p>
          </table:table-cell>
          <table:table-cell office:value-type="float" office:value="0.558723">
            <text:p>0.558723</text:p>
          </table:table-cell>
          <table:table-cell office:value-type="float" office:value="-0.76502">
            <text:p>-0.76502</text:p>
          </table:table-cell>
          <table:table-cell office:value-type="float" office:value="0.12013">
            <text:p>0.120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61115">
            <text:p>2.61115</text:p>
          </table:table-cell>
          <table:table-cell office:value-type="float" office:value="1.97928">
            <text:p>1.97928</text:p>
          </table:table-cell>
          <table:table-cell office:value-type="float" office:value="2.21036">
            <text:p>2.21036</text:p>
          </table:table-cell>
          <table:table-cell office:value-type="float" office:value="1.97928">
            <text:p>1.97928</text:p>
          </table:table-cell>
          <table:table-cell office:value-type="float" office:value="2.01089">
            <text:p>2.01089</text:p>
          </table:table-cell>
          <table:table-cell office:value-type="float" office:value="1.80953">
            <text:p>1.80953</text:p>
          </table:table-cell>
          <table:table-cell office:value-type="float" office:value="1.48363">
            <text:p>1.48363</text:p>
          </table:table-cell>
          <table:table-cell office:value-type="float" office:value="0.664628">
            <text:p>0.664628</text:p>
          </table:table-cell>
          <table:table-cell office:value-type="float" office:value="-0.688518">
            <text:p>-0.688518</text:p>
          </table:table-cell>
          <table:table-cell office:value-type="float" office:value="0.0579449">
            <text:p>0.05794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94871">
            <text:p>3.94871</text:p>
          </table:table-cell>
          <table:table-cell office:value-type="float" office:value="2.11058">
            <text:p>2.11058</text:p>
          </table:table-cell>
          <table:table-cell office:value-type="float" office:value="2.51774">
            <text:p>2.51774</text:p>
          </table:table-cell>
          <table:table-cell office:value-type="float" office:value="2.11058">
            <text:p>2.11058</text:p>
          </table:table-cell>
          <table:table-cell office:value-type="float" office:value="2.9798">
            <text:p>2.9798</text:p>
          </table:table-cell>
          <table:table-cell office:value-type="float" office:value="2.45128">
            <text:p>2.45128</text:p>
          </table:table-cell>
          <table:table-cell office:value-type="float" office:value="1.69902">
            <text:p>1.69902</text:p>
          </table:table-cell>
          <table:table-cell office:value-type="float" office:value="0.731921">
            <text:p>0.731921</text:p>
          </table:table-cell>
          <table:table-cell office:value-type="float" office:value="-0.619667">
            <text:p>-0.619667</text:p>
          </table:table-cell>
          <table:table-cell office:value-type="float" office:value="0.0873744">
            <text:p>0.08737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69782">
            <text:p>0.669782</text:p>
          </table:table-cell>
          <table:table-cell office:value-type="float" office:value="2.02053">
            <text:p>2.02053</text:p>
          </table:table-cell>
          <table:table-cell office:value-type="float" office:value="2.40988">
            <text:p>2.40988</text:p>
          </table:table-cell>
          <table:table-cell office:value-type="float" office:value="2.02053">
            <text:p>2.02053</text:p>
          </table:table-cell>
          <table:table-cell office:value-type="float" office:value="1.82479">
            <text:p>1.82479</text:p>
          </table:table-cell>
          <table:table-cell office:value-type="float" office:value="1.91683">
            <text:p>1.91683</text:p>
          </table:table-cell>
          <table:table-cell office:value-type="float" office:value="1.57952">
            <text:p>1.57952</text:p>
          </table:table-cell>
          <table:table-cell office:value-type="float" office:value="0.658729">
            <text:p>0.658729</text:p>
          </table:table-cell>
          <table:table-cell office:value-type="float" office:value="-0.885593">
            <text:p>-0.885593</text:p>
          </table:table-cell>
          <table:table-cell office:value-type="float" office:value="0.116106">
            <text:p>0.1161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22983">
            <text:p>2.22983</text:p>
          </table:table-cell>
          <table:table-cell office:value-type="float" office:value="2.03284">
            <text:p>2.03284</text:p>
          </table:table-cell>
          <table:table-cell office:value-type="float" office:value="2.28277">
            <text:p>2.28277</text:p>
          </table:table-cell>
          <table:table-cell office:value-type="float" office:value="2.03284">
            <text:p>2.03284</text:p>
          </table:table-cell>
          <table:table-cell office:value-type="float" office:value="2.02731">
            <text:p>2.02731</text:p>
          </table:table-cell>
          <table:table-cell office:value-type="float" office:value="2.01073">
            <text:p>2.01073</text:p>
          </table:table-cell>
          <table:table-cell office:value-type="float" office:value="1.62115">
            <text:p>1.62115</text:p>
          </table:table-cell>
          <table:table-cell office:value-type="float" office:value="0.748862">
            <text:p>0.748862</text:p>
          </table:table-cell>
          <table:table-cell office:value-type="float" office:value="-0.797033">
            <text:p>-0.797033</text:p>
          </table:table-cell>
          <table:table-cell office:value-type="float" office:value="0.0640225">
            <text:p>0.06402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03407">
            <text:p>3.03407</text:p>
          </table:table-cell>
          <table:table-cell office:value-type="float" office:value="2.08846">
            <text:p>2.08846</text:p>
          </table:table-cell>
          <table:table-cell office:value-type="float" office:value="1.97789">
            <text:p>1.97789</text:p>
          </table:table-cell>
          <table:table-cell office:value-type="float" office:value="2.08846">
            <text:p>2.08846</text:p>
          </table:table-cell>
          <table:table-cell office:value-type="float" office:value="2.53069">
            <text:p>2.53069</text:p>
          </table:table-cell>
          <table:table-cell office:value-type="float" office:value="2.31773">
            <text:p>2.31773</text:p>
          </table:table-cell>
          <table:table-cell office:value-type="float" office:value="1.70781">
            <text:p>1.70781</text:p>
          </table:table-cell>
          <table:table-cell office:value-type="float" office:value="0.754399">
            <text:p>0.754399</text:p>
          </table:table-cell>
          <table:table-cell office:value-type="float" office:value="-0.71733">
            <text:p>-0.71733</text:p>
          </table:table-cell>
          <table:table-cell office:value-type="float" office:value="0.0613343">
            <text:p>0.06133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74132">
            <text:p>2.74132</text:p>
          </table:table-cell>
          <table:table-cell office:value-type="float" office:value="2.12282">
            <text:p>2.12282</text:p>
          </table:table-cell>
          <table:table-cell office:value-type="float" office:value="2.66841">
            <text:p>2.66841</text:p>
          </table:table-cell>
          <table:table-cell office:value-type="float" office:value="2.12282">
            <text:p>2.12282</text:p>
          </table:table-cell>
          <table:table-cell office:value-type="float" office:value="2.636">
            <text:p>2.636</text:p>
          </table:table-cell>
          <table:table-cell office:value-type="float" office:value="2.44481">
            <text:p>2.44481</text:p>
          </table:table-cell>
          <table:table-cell office:value-type="float" office:value="1.76089">
            <text:p>1.76089</text:p>
          </table:table-cell>
          <table:table-cell office:value-type="float" office:value="0.678959">
            <text:p>0.678959</text:p>
          </table:table-cell>
          <table:table-cell office:value-type="float" office:value="-0.674872">
            <text:p>-0.674872</text:p>
          </table:table-cell>
          <table:table-cell office:value-type="float" office:value="0.0513584">
            <text:p>0.05135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87009">
            <text:p>1.87009</text:p>
          </table:table-cell>
          <table:table-cell office:value-type="float" office:value="2.11019">
            <text:p>2.11019</text:p>
          </table:table-cell>
          <table:table-cell office:value-type="float" office:value="2.54849">
            <text:p>2.54849</text:p>
          </table:table-cell>
          <table:table-cell office:value-type="float" office:value="2.11019">
            <text:p>2.11019</text:p>
          </table:table-cell>
          <table:table-cell office:value-type="float" office:value="2.25305">
            <text:p>2.25305</text:p>
          </table:table-cell>
          <table:table-cell office:value-type="float" office:value="2.27239">
            <text:p>2.27239</text:p>
          </table:table-cell>
          <table:table-cell office:value-type="float" office:value="1.76949">
            <text:p>1.76949</text:p>
          </table:table-cell>
          <table:table-cell office:value-type="float" office:value="0.611063">
            <text:p>0.611063</text:p>
          </table:table-cell>
          <table:table-cell office:value-type="float" office:value="-0.694508">
            <text:p>-0.694508</text:p>
          </table:table-cell>
          <table:table-cell office:value-type="float" office:value="0.0787615">
            <text:p>0.07876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3134">
            <text:p>1.3134</text:p>
          </table:table-cell>
          <table:table-cell office:value-type="float" office:value="2.07225">
            <text:p>2.07225</text:p>
          </table:table-cell>
          <table:table-cell office:value-type="float" office:value="1.97494">
            <text:p>1.97494</text:p>
          </table:table-cell>
          <table:table-cell office:value-type="float" office:value="2.07035">
            <text:p>2.07035</text:p>
          </table:table-cell>
          <table:table-cell office:value-type="float" office:value="1.78322">
            <text:p>1.78322</text:p>
          </table:table-cell>
          <table:table-cell office:value-type="float" office:value="1.98469">
            <text:p>1.98469</text:p>
          </table:table-cell>
          <table:table-cell office:value-type="float" office:value="1.72488">
            <text:p>1.72488</text:p>
          </table:table-cell>
          <table:table-cell office:value-type="float" office:value="0.549957">
            <text:p>0.549957</text:p>
          </table:table-cell>
          <table:table-cell office:value-type="float" office:value="-0.680726">
            <text:p>-0.680726</text:p>
          </table:table-cell>
          <table:table-cell office:value-type="float" office:value="0.0978157">
            <text:p>0.097815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90103">
            <text:p>2.90103</text:p>
          </table:table-cell>
          <table:table-cell office:value-type="float" office:value="2.10992">
            <text:p>2.10992</text:p>
          </table:table-cell>
          <table:table-cell office:value-type="float" office:value="2.02817">
            <text:p>2.02817</text:p>
          </table:table-cell>
          <table:table-cell office:value-type="float" office:value="2.11188">
            <text:p>2.11188</text:p>
          </table:table-cell>
          <table:table-cell office:value-type="float" office:value="2.34213">
            <text:p>2.34213</text:p>
          </table:table-cell>
          <table:table-cell office:value-type="float" office:value="2.2596">
            <text:p>2.2596</text:p>
          </table:table-cell>
          <table:table-cell office:value-type="float" office:value="1.80085">
            <text:p>1.80085</text:p>
          </table:table-cell>
          <table:table-cell office:value-type="float" office:value="0.653724">
            <text:p>0.653724</text:p>
          </table:table-cell>
          <table:table-cell office:value-type="float" office:value="-0.612653">
            <text:p>-0.612653</text:p>
          </table:table-cell>
          <table:table-cell office:value-type="float" office:value="0.0645944">
            <text:p>0.06459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04337">
            <text:p>3.04337</text:p>
          </table:table-cell>
          <table:table-cell office:value-type="float" office:value="2.1505">
            <text:p>2.1505</text:p>
          </table:table-cell>
          <table:table-cell office:value-type="float" office:value="2.41927">
            <text:p>2.41927</text:p>
          </table:table-cell>
          <table:table-cell office:value-type="float" office:value="2.15846">
            <text:p>2.15846</text:p>
          </table:table-cell>
          <table:table-cell office:value-type="float" office:value="2.69275">
            <text:p>2.69275</text:p>
          </table:table-cell>
          <table:table-cell office:value-type="float" office:value="2.49473">
            <text:p>2.49473</text:p>
          </table:table-cell>
          <table:table-cell office:value-type="float" office:value="1.88778">
            <text:p>1.88778</text:p>
          </table:table-cell>
          <table:table-cell office:value-type="float" office:value="0.602586">
            <text:p>0.602586</text:p>
          </table:table-cell>
          <table:table-cell office:value-type="float" office:value="-0.551388">
            <text:p>-0.551388</text:p>
          </table:table-cell>
          <table:table-cell office:value-type="float" office:value="0.069965">
            <text:p>0.0699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.77817">
            <text:p>3.77817</text:p>
          </table:table-cell>
          <table:table-cell office:value-type="float" office:value="2.21832">
            <text:p>2.21832</text:p>
          </table:table-cell>
          <table:table-cell office:value-type="float" office:value="3.24086">
            <text:p>3.24086</text:p>
          </table:table-cell>
          <table:table-cell office:value-type="float" office:value="2.23944">
            <text:p>2.23944</text:p>
          </table:table-cell>
          <table:table-cell office:value-type="float" office:value="3.23546">
            <text:p>3.23546</text:p>
          </table:table-cell>
          <table:table-cell office:value-type="float" office:value="2.87976">
            <text:p>2.87976</text:p>
          </table:table-cell>
          <table:table-cell office:value-type="float" office:value="2.07376">
            <text:p>2.07376</text:p>
          </table:table-cell>
          <table:table-cell office:value-type="float" office:value="0.615807">
            <text:p>0.615807</text:p>
          </table:table-cell>
          <table:table-cell office:value-type="float" office:value="-0.496249">
            <text:p>-0.496249</text:p>
          </table:table-cell>
          <table:table-cell office:value-type="float" office:value="0.0983799">
            <text:p>0.098379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81327">
            <text:p>1.81327</text:p>
          </table:table-cell>
          <table:table-cell office:value-type="float" office:value="2.20212">
            <text:p>2.20212</text:p>
          </table:table-cell>
          <table:table-cell office:value-type="float" office:value="2.87827">
            <text:p>2.87827</text:p>
          </table:table-cell>
          <table:table-cell office:value-type="float" office:value="2.21813">
            <text:p>2.21813</text:p>
          </table:table-cell>
          <table:table-cell office:value-type="float" office:value="2.52437">
            <text:p>2.52437</text:p>
          </table:table-cell>
          <table:table-cell office:value-type="float" office:value="2.55981">
            <text:p>2.55981</text:p>
          </table:table-cell>
          <table:table-cell office:value-type="float" office:value="2.05203">
            <text:p>2.05203</text:p>
          </table:table-cell>
          <table:table-cell office:value-type="float" office:value="0.554226">
            <text:p>0.554226</text:p>
          </table:table-cell>
          <table:table-cell office:value-type="float" office:value="-0.643114">
            <text:p>-0.643114</text:p>
          </table:table-cell>
          <table:table-cell office:value-type="float" office:value="0.083407">
            <text:p>0.0834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15859">
            <text:p>2.15859</text:p>
          </table:table-cell>
          <table:table-cell office:value-type="float" office:value="2.20045">
            <text:p>2.20045</text:p>
          </table:table-cell>
          <table:table-cell office:value-type="float" office:value="2.58335">
            <text:p>2.58335</text:p>
          </table:table-cell>
          <table:table-cell office:value-type="float" office:value="2.21516">
            <text:p>2.21516</text:p>
          </table:table-cell>
          <table:table-cell office:value-type="float" office:value="2.34148">
            <text:p>2.34148</text:p>
          </table:table-cell>
          <table:table-cell office:value-type="float" office:value="2.43945">
            <text:p>2.43945</text:p>
          </table:table-cell>
          <table:table-cell office:value-type="float" office:value="2.05932">
            <text:p>2.05932</text:p>
          </table:table-cell>
          <table:table-cell office:value-type="float" office:value="0.533336">
            <text:p>0.533336</text:p>
          </table:table-cell>
          <table:table-cell office:value-type="float" office:value="-0.578803">
            <text:p>-0.578803</text:p>
          </table:table-cell>
          <table:table-cell office:value-type="float" office:value="0.0683969">
            <text:p>0.068396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47279">
            <text:p>3.47279</text:p>
          </table:table-cell>
          <table:table-cell office:value-type="float" office:value="2.24757">
            <text:p>2.24757</text:p>
          </table:table-cell>
          <table:table-cell office:value-type="float" office:value="2.48155">
            <text:p>2.48155</text:p>
          </table:table-cell>
          <table:table-cell office:value-type="float" office:value="2.27804">
            <text:p>2.27804</text:p>
          </table:table-cell>
          <table:table-cell office:value-type="float" office:value="2.90713">
            <text:p>2.90713</text:p>
          </table:table-cell>
          <table:table-cell office:value-type="float" office:value="2.74945">
            <text:p>2.74945</text:p>
          </table:table-cell>
          <table:table-cell office:value-type="float" office:value="2.18083">
            <text:p>2.18083</text:p>
          </table:table-cell>
          <table:table-cell office:value-type="float" office:value="0.611422">
            <text:p>0.611422</text:p>
          </table:table-cell>
          <table:table-cell office:value-type="float" office:value="-0.520923">
            <text:p>-0.520923</text:p>
          </table:table-cell>
          <table:table-cell office:value-type="float" office:value="0.0859649">
            <text:p>0.08596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17987">
            <text:p>2.17987</text:p>
          </table:table-cell>
          <table:table-cell office:value-type="float" office:value="2.24515">
            <text:p>2.24515</text:p>
          </table:table-cell>
          <table:table-cell office:value-type="float" office:value="2.60375">
            <text:p>2.60375</text:p>
          </table:table-cell>
          <table:table-cell office:value-type="float" office:value="2.27313">
            <text:p>2.27313</text:p>
          </table:table-cell>
          <table:table-cell office:value-type="float" office:value="2.5435">
            <text:p>2.5435</text:p>
          </table:table-cell>
          <table:table-cell office:value-type="float" office:value="2.57857">
            <text:p>2.57857</text:p>
          </table:table-cell>
          <table:table-cell office:value-type="float" office:value="2.18076">
            <text:p>2.18076</text:p>
          </table:table-cell>
          <table:table-cell office:value-type="float" office:value="0.55028">
            <text:p>0.55028</text:p>
          </table:table-cell>
          <table:table-cell office:value-type="float" office:value="-0.598123">
            <text:p>-0.598123</text:p>
          </table:table-cell>
          <table:table-cell office:value-type="float" office:value="0.0687472">
            <text:p>0.06874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52103">
            <text:p>2.52103</text:p>
          </table:table-cell>
          <table:table-cell office:value-type="float" office:value="2.25466">
            <text:p>2.25466</text:p>
          </table:table-cell>
          <table:table-cell office:value-type="float" office:value="2.72456">
            <text:p>2.72456</text:p>
          </table:table-cell>
          <table:table-cell office:value-type="float" office:value="2.28552">
            <text:p>2.28552</text:p>
          </table:table-cell>
          <table:table-cell office:value-type="float" office:value="2.53227">
            <text:p>2.53227</text:p>
          </table:table-cell>
          <table:table-cell office:value-type="float" office:value="2.56131">
            <text:p>2.56131</text:p>
          </table:table-cell>
          <table:table-cell office:value-type="float" office:value="2.19906">
            <text:p>2.19906</text:p>
          </table:table-cell>
          <table:table-cell office:value-type="float" office:value="0.529368">
            <text:p>0.529368</text:p>
          </table:table-cell>
          <table:table-cell office:value-type="float" office:value="-0.53831">
            <text:p>-0.53831</text:p>
          </table:table-cell>
          <table:table-cell office:value-type="float" office:value="0.0537688">
            <text:p>0.05376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12504">
            <text:p>0.312504</text:p>
          </table:table-cell>
          <table:table-cell office:value-type="float" office:value="2.18993">
            <text:p>2.18993</text:p>
          </table:table-cell>
          <table:table-cell office:value-type="float" office:value="1.67113">
            <text:p>1.67113</text:p>
          </table:table-cell>
          <table:table-cell office:value-type="float" office:value="2.18687">
            <text:p>2.18687</text:p>
          </table:table-cell>
          <table:table-cell office:value-type="float" office:value="1.42238">
            <text:p>1.42238</text:p>
          </table:table-cell>
          <table:table-cell office:value-type="float" office:value="1.88667">
            <text:p>1.88667</text:p>
          </table:table-cell>
          <table:table-cell office:value-type="float" office:value="1.9403">
            <text:p>1.9403</text:p>
          </table:table-cell>
          <table:table-cell office:value-type="float" office:value="0.476432">
            <text:p>0.476432</text:p>
          </table:table-cell>
          <table:table-cell office:value-type="float" office:value="-0.705332">
            <text:p>-0.705332</text:p>
          </table:table-cell>
          <table:table-cell office:value-type="float" office:value="0.137162">
            <text:p>0.1371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98973">
            <text:p>0.498973</text:p>
          </table:table-cell>
          <table:table-cell office:value-type="float" office:value="2.08309">
            <text:p>2.08309</text:p>
          </table:table-cell>
          <table:table-cell office:value-type="float" office:value="1.11084">
            <text:p>1.11084</text:p>
          </table:table-cell>
          <table:table-cell office:value-type="float" office:value="2.10248">
            <text:p>2.10248</text:p>
          </table:table-cell>
          <table:table-cell office:value-type="float" office:value="0.960679">
            <text:p>0.960679</text:p>
          </table:table-cell>
          <table:table-cell office:value-type="float" office:value="1.47036">
            <text:p>1.47036</text:p>
          </table:table-cell>
          <table:table-cell office:value-type="float" office:value="1.75594">
            <text:p>1.75594</text:p>
          </table:table-cell>
          <table:table-cell office:value-type="float" office:value="0.447435">
            <text:p>0.447435</text:p>
          </table:table-cell>
          <table:table-cell office:value-type="float" office:value="-0.634799">
            <text:p>-0.634799</text:p>
          </table:table-cell>
          <table:table-cell office:value-type="float" office:value="0.127907">
            <text:p>0.12790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90908">
            <text:p>1.90908</text:p>
          </table:table-cell>
          <table:table-cell office:value-type="float" office:value="2.10117">
            <text:p>2.10117</text:p>
          </table:table-cell>
          <table:table-cell office:value-type="float" office:value="0.906852">
            <text:p>0.906852</text:p>
          </table:table-cell>
          <table:table-cell office:value-type="float" office:value="2.09281">
            <text:p>2.09281</text:p>
          </table:table-cell>
          <table:table-cell office:value-type="float" office:value="1.43488">
            <text:p>1.43488</text:p>
          </table:table-cell>
          <table:table-cell office:value-type="float" office:value="1.60198">
            <text:p>1.60198</text:p>
          </table:table-cell>
          <table:table-cell office:value-type="float" office:value="1.7653">
            <text:p>1.7653</text:p>
          </table:table-cell>
          <table:table-cell office:value-type="float" office:value="0.543703">
            <text:p>0.543703</text:p>
          </table:table-cell>
          <table:table-cell office:value-type="float" office:value="-0.571319">
            <text:p>-0.571319</text:p>
          </table:table-cell>
          <table:table-cell office:value-type="float" office:value="0.0611455">
            <text:p>0.06114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08307">
            <text:p>1.08307</text:p>
          </table:table-cell>
          <table:table-cell office:value-type="float" office:value="2.05756">
            <text:p>2.05756</text:p>
          </table:table-cell>
          <table:table-cell office:value-type="float" office:value="1.16371">
            <text:p>1.16371</text:p>
          </table:table-cell>
          <table:table-cell office:value-type="float" office:value="2.04232">
            <text:p>2.04232</text:p>
          </table:table-cell>
          <table:table-cell office:value-type="float" office:value="1.25897">
            <text:p>1.25897</text:p>
          </table:table-cell>
          <table:table-cell office:value-type="float" office:value="1.4463">
            <text:p>1.4463</text:p>
          </table:table-cell>
          <table:table-cell office:value-type="float" office:value="1.70082">
            <text:p>1.70082</text:p>
          </table:table-cell>
          <table:table-cell office:value-type="float" office:value="0.489332">
            <text:p>0.489332</text:p>
          </table:table-cell>
          <table:table-cell office:value-type="float" office:value="-0.596788">
            <text:p>-0.596788</text:p>
          </table:table-cell>
          <table:table-cell office:value-type="float" office:value="0.094521">
            <text:p>0.09452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55784">
            <text:p>3.55784</text:p>
          </table:table-cell>
          <table:table-cell office:value-type="float" office:value="2.06057">
            <text:p>2.06057</text:p>
          </table:table-cell>
          <table:table-cell office:value-type="float" office:value="2.18333">
            <text:p>2.18333</text:p>
          </table:table-cell>
          <table:table-cell office:value-type="float" office:value="2.1181">
            <text:p>2.1181</text:p>
          </table:table-cell>
          <table:table-cell office:value-type="float" office:value="2.40841">
            <text:p>2.40841</text:p>
          </table:table-cell>
          <table:table-cell office:value-type="float" office:value="2.07976">
            <text:p>2.07976</text:p>
          </table:table-cell>
          <table:table-cell office:value-type="float" office:value="1.89652">
            <text:p>1.89652</text:p>
          </table:table-cell>
          <table:table-cell office:value-type="float" office:value="0.687876">
            <text:p>0.687876</text:p>
          </table:table-cell>
          <table:table-cell office:value-type="float" office:value="-0.537109">
            <text:p>-0.537109</text:p>
          </table:table-cell>
          <table:table-cell office:value-type="float" office:value="0.105384">
            <text:p>0.1053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20351">
            <text:p>1.20351</text:p>
          </table:table-cell>
          <table:table-cell office:value-type="float" office:value="1.9958">
            <text:p>1.9958</text:p>
          </table:table-cell>
          <table:table-cell office:value-type="float" office:value="1.94814">
            <text:p>1.94814</text:p>
          </table:table-cell>
          <table:table-cell office:value-type="float" office:value="2.07237">
            <text:p>2.07237</text:p>
          </table:table-cell>
          <table:table-cell office:value-type="float" office:value="1.80596">
            <text:p>1.80596</text:p>
          </table:table-cell>
          <table:table-cell office:value-type="float" office:value="1.81689">
            <text:p>1.81689</text:p>
          </table:table-cell>
          <table:table-cell office:value-type="float" office:value="1.83862">
            <text:p>1.83862</text:p>
          </table:table-cell>
          <table:table-cell office:value-type="float" office:value="0.619088">
            <text:p>0.619088</text:p>
          </table:table-cell>
          <table:table-cell office:value-type="float" office:value="-0.718831">
            <text:p>-0.718831</text:p>
          </table:table-cell>
          <table:table-cell office:value-type="float" office:value="0.0835477">
            <text:p>0.083547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12863">
            <text:p>1.12863</text:p>
          </table:table-cell>
          <table:table-cell office:value-type="float" office:value="1.95005">
            <text:p>1.95005</text:p>
          </table:table-cell>
          <table:table-cell office:value-type="float" office:value="1.96333">
            <text:p>1.96333</text:p>
          </table:table-cell>
          <table:table-cell office:value-type="float" office:value="2.02518">
            <text:p>2.02518</text:p>
          </table:table-cell>
          <table:table-cell office:value-type="float" office:value="1.4673">
            <text:p>1.4673</text:p>
          </table:table-cell>
          <table:table-cell office:value-type="float" office:value="1.61041">
            <text:p>1.61041</text:p>
          </table:table-cell>
          <table:table-cell office:value-type="float" office:value="1.77747">
            <text:p>1.77747</text:p>
          </table:table-cell>
          <table:table-cell office:value-type="float" office:value="0.55718">
            <text:p>0.55718</text:p>
          </table:table-cell>
          <table:table-cell office:value-type="float" office:value="-0.654436">
            <text:p>-0.654436</text:p>
          </table:table-cell>
          <table:table-cell office:value-type="float" office:value="0.0861215">
            <text:p>0.08612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22619">
            <text:p>2.22619</text:p>
          </table:table-cell>
          <table:table-cell office:value-type="float" office:value="2.01212">
            <text:p>2.01212</text:p>
          </table:table-cell>
          <table:table-cell office:value-type="float" office:value="1.51945">
            <text:p>1.51945</text:p>
          </table:table-cell>
          <table:table-cell office:value-type="float" office:value="2.03523">
            <text:p>2.03523</text:p>
          </table:table-cell>
          <table:table-cell office:value-type="float" office:value="1.84674">
            <text:p>1.84674</text:p>
          </table:table-cell>
          <table:table-cell office:value-type="float" office:value="1.79515">
            <text:p>1.79515</text:p>
          </table:table-cell>
          <table:table-cell office:value-type="float" office:value="1.80365">
            <text:p>1.80365</text:p>
          </table:table-cell>
          <table:table-cell office:value-type="float" office:value="0.611217">
            <text:p>0.611217</text:p>
          </table:table-cell>
          <table:table-cell office:value-type="float" office:value="-0.588992">
            <text:p>-0.588992</text:p>
          </table:table-cell>
          <table:table-cell office:value-type="float" office:value="0.0583329">
            <text:p>0.058332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18806">
            <text:p>0.418806</text:p>
          </table:table-cell>
          <table:table-cell office:value-type="float" office:value="1.98461">
            <text:p>1.98461</text:p>
          </table:table-cell>
          <table:table-cell office:value-type="float" office:value="1.25788">
            <text:p>1.25788</text:p>
          </table:table-cell>
          <table:table-cell office:value-type="float" office:value="1.95441">
            <text:p>1.95441</text:p>
          </table:table-cell>
          <table:table-cell office:value-type="float" office:value="1.13277">
            <text:p>1.13277</text:p>
          </table:table-cell>
          <table:table-cell office:value-type="float" office:value="1.38224">
            <text:p>1.38224</text:p>
          </table:table-cell>
          <table:table-cell office:value-type="float" office:value="1.65497">
            <text:p>1.65497</text:p>
          </table:table-cell>
          <table:table-cell office:value-type="float" office:value="0.550095">
            <text:p>0.550095</text:p>
          </table:table-cell>
          <table:table-cell office:value-type="float" office:value="-0.710831">
            <text:p>-0.710831</text:p>
          </table:table-cell>
          <table:table-cell office:value-type="float" office:value="0.107363">
            <text:p>0.1073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41596">
            <text:p>2.41596</text:p>
          </table:table-cell>
          <table:table-cell office:value-type="float" office:value="1.99051">
            <text:p>1.99051</text:p>
          </table:table-cell>
          <table:table-cell office:value-type="float" office:value="1.68698">
            <text:p>1.68698</text:p>
          </table:table-cell>
          <table:table-cell office:value-type="float" office:value="1.97749">
            <text:p>1.97749</text:p>
          </table:table-cell>
          <table:table-cell office:value-type="float" office:value="1.77437">
            <text:p>1.77437</text:p>
          </table:table-cell>
          <table:table-cell office:value-type="float" office:value="1.69236">
            <text:p>1.69236</text:p>
          </table:table-cell>
          <table:table-cell office:value-type="float" office:value="1.70714">
            <text:p>1.70714</text:p>
          </table:table-cell>
          <table:table-cell office:value-type="float" office:value="0.694801">
            <text:p>0.694801</text:p>
          </table:table-cell>
          <table:table-cell office:value-type="float" office:value="-0.639748">
            <text:p>-0.639748</text:p>
          </table:table-cell>
          <table:table-cell office:value-type="float" office:value="0.0685635">
            <text:p>0.06856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44199">
            <text:p>3.44199</text:p>
          </table:table-cell>
          <table:table-cell office:value-type="float" office:value="2.08473">
            <text:p>2.08473</text:p>
          </table:table-cell>
          <table:table-cell office:value-type="float" office:value="2.09225">
            <text:p>2.09225</text:p>
          </table:table-cell>
          <table:table-cell office:value-type="float" office:value="2.05071">
            <text:p>2.05071</text:p>
          </table:table-cell>
          <table:table-cell office:value-type="float" office:value="2.60818">
            <text:p>2.60818</text:p>
          </table:table-cell>
          <table:table-cell office:value-type="float" office:value="2.21725">
            <text:p>2.21725</text:p>
          </table:table-cell>
          <table:table-cell office:value-type="float" office:value="1.885">
            <text:p>1.885</text:p>
          </table:table-cell>
          <table:table-cell office:value-type="float" office:value="0.727924">
            <text:p>0.727924</text:p>
          </table:table-cell>
          <table:table-cell office:value-type="float" office:value="-0.575773">
            <text:p>-0.575773</text:p>
          </table:table-cell>
          <table:table-cell office:value-type="float" office:value="0.102518">
            <text:p>0.10251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95772">
            <text:p>3.95772</text:p>
          </table:table-cell>
          <table:table-cell office:value-type="float" office:value="2.21536">
            <text:p>2.21536</text:p>
          </table:table-cell>
          <table:table-cell office:value-type="float" office:value="3.27189">
            <text:p>3.27189</text:p>
          </table:table-cell>
          <table:table-cell office:value-type="float" office:value="2.14606">
            <text:p>2.14606</text:p>
          </table:table-cell>
          <table:table-cell office:value-type="float" office:value="3.28295">
            <text:p>3.28295</text:p>
          </table:table-cell>
          <table:table-cell office:value-type="float" office:value="2.73939">
            <text:p>2.73939</text:p>
          </table:table-cell>
          <table:table-cell office:value-type="float" office:value="2.13218">
            <text:p>2.13218</text:p>
          </table:table-cell>
          <table:table-cell office:value-type="float" office:value="0.706705">
            <text:p>0.706705</text:p>
          </table:table-cell>
          <table:table-cell office:value-type="float" office:value="-0.518196">
            <text:p>-0.518196</text:p>
          </table:table-cell>
          <table:table-cell office:value-type="float" office:value="0.119254">
            <text:p>0.11925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41223">
            <text:p>0.641223</text:p>
          </table:table-cell>
          <table:table-cell office:value-type="float" office:value="2.13584">
            <text:p>2.13584</text:p>
          </table:table-cell>
          <table:table-cell office:value-type="float" office:value="2.68031">
            <text:p>2.68031</text:p>
          </table:table-cell>
          <table:table-cell office:value-type="float" office:value="2.07082">
            <text:p>2.07082</text:p>
          </table:table-cell>
          <table:table-cell office:value-type="float" office:value="1.96209">
            <text:p>1.96209</text:p>
          </table:table-cell>
          <table:table-cell office:value-type="float" office:value="2.10994">
            <text:p>2.10994</text:p>
          </table:table-cell>
          <table:table-cell office:value-type="float" office:value="1.98184">
            <text:p>1.98184</text:p>
          </table:table-cell>
          <table:table-cell office:value-type="float" office:value="0.636035">
            <text:p>0.636035</text:p>
          </table:table-cell>
          <table:table-cell office:value-type="float" office:value="-0.798026">
            <text:p>-0.798026</text:p>
          </table:table-cell>
          <table:table-cell office:value-type="float" office:value="0.100832">
            <text:p>0.10083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92808">
            <text:p>0.292808</text:p>
          </table:table-cell>
          <table:table-cell office:value-type="float" office:value="2.11249">
            <text:p>2.11249</text:p>
          </table:table-cell>
          <table:table-cell office:value-type="float" office:value="1.63058">
            <text:p>1.63058</text:p>
          </table:table-cell>
          <table:table-cell office:value-type="float" office:value="1.98192">
            <text:p>1.98192</text:p>
          </table:table-cell>
          <table:table-cell office:value-type="float" office:value="1.12745">
            <text:p>1.12745</text:p>
          </table:table-cell>
          <table:table-cell office:value-type="float" office:value="1.5648">
            <text:p>1.5648</text:p>
          </table:table-cell>
          <table:table-cell office:value-type="float" office:value="1.79381">
            <text:p>1.79381</text:p>
          </table:table-cell>
          <table:table-cell office:value-type="float" office:value="0.572431">
            <text:p>0.572431</text:p>
          </table:table-cell>
          <table:table-cell office:value-type="float" office:value="-0.753065">
            <text:p>-0.753065</text:p>
          </table:table-cell>
          <table:table-cell office:value-type="float" office:value="0.111324">
            <text:p>0.11132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4584">
            <text:p>1.4584</text:p>
          </table:table-cell>
          <table:table-cell office:value-type="float" office:value="2.07407">
            <text:p>2.07407</text:p>
          </table:table-cell>
          <table:table-cell office:value-type="float" office:value="0.797477">
            <text:p>0.797477</text:p>
          </table:table-cell>
          <table:table-cell office:value-type="float" office:value="1.95575">
            <text:p>1.95575</text:p>
          </table:table-cell>
          <table:table-cell office:value-type="float" office:value="1.29292">
            <text:p>1.29292</text:p>
          </table:table-cell>
          <table:table-cell office:value-type="float" office:value="1.53288">
            <text:p>1.53288</text:p>
          </table:table-cell>
          <table:table-cell office:value-type="float" office:value="1.77174">
            <text:p>1.77174</text:p>
          </table:table-cell>
          <table:table-cell office:value-type="float" office:value="0.631747">
            <text:p>0.631747</text:p>
          </table:table-cell>
          <table:table-cell office:value-type="float" office:value="-0.677759">
            <text:p>-0.677759</text:p>
          </table:table-cell>
          <table:table-cell office:value-type="float" office:value="0.0658115">
            <text:p>0.065811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24834">
            <text:p>2.24834</text:p>
          </table:table-cell>
          <table:table-cell office:value-type="float" office:value="2.01739">
            <text:p>2.01739</text:p>
          </table:table-cell>
          <table:table-cell office:value-type="float" office:value="1.33318">
            <text:p>1.33318</text:p>
          </table:table-cell>
          <table:table-cell office:value-type="float" office:value="1.97037">
            <text:p>1.97037</text:p>
          </table:table-cell>
          <table:table-cell office:value-type="float" office:value="1.77063">
            <text:p>1.77063</text:p>
          </table:table-cell>
          <table:table-cell office:value-type="float" office:value="1.74752">
            <text:p>1.74752</text:p>
          </table:table-cell>
          <table:table-cell office:value-type="float" office:value="1.80198">
            <text:p>1.80198</text:p>
          </table:table-cell>
          <table:table-cell office:value-type="float" office:value="0.647567">
            <text:p>0.647567</text:p>
          </table:table-cell>
          <table:table-cell office:value-type="float" office:value="-0.609983">
            <text:p>-0.609983</text:p>
          </table:table-cell>
          <table:table-cell office:value-type="float" office:value="0.063449">
            <text:p>0.06344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95437">
            <text:p>3.95437</text:p>
          </table:table-cell>
          <table:table-cell office:value-type="float" office:value="2.12688">
            <text:p>2.12688</text:p>
          </table:table-cell>
          <table:table-cell office:value-type="float" office:value="2.5537">
            <text:p>2.5537</text:p>
          </table:table-cell>
          <table:table-cell office:value-type="float" office:value="2.06957">
            <text:p>2.06957</text:p>
          </table:table-cell>
          <table:table-cell office:value-type="float" office:value="2.8625">
            <text:p>2.8625</text:p>
          </table:table-cell>
          <table:table-cell office:value-type="float" office:value="2.40957">
            <text:p>2.40957</text:p>
          </table:table-cell>
          <table:table-cell office:value-type="float" office:value="2.06163">
            <text:p>2.06163</text:p>
          </table:table-cell>
          <table:table-cell office:value-type="float" office:value="0.753413">
            <text:p>0.753413</text:p>
          </table:table-cell>
          <table:table-cell office:value-type="float" office:value="-0.548985">
            <text:p>-0.548985</text:p>
          </table:table-cell>
          <table:table-cell office:value-type="float" office:value="0.120633">
            <text:p>0.1206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76704">
            <text:p>0.376704</text:p>
          </table:table-cell>
          <table:table-cell office:value-type="float" office:value="2.0651">
            <text:p>2.0651</text:p>
          </table:table-cell>
          <table:table-cell office:value-type="float" office:value="2.19314">
            <text:p>2.19314</text:p>
          </table:table-cell>
          <table:table-cell office:value-type="float" office:value="1.98493">
            <text:p>1.98493</text:p>
          </table:table-cell>
          <table:table-cell office:value-type="float" office:value="1.6196">
            <text:p>1.6196</text:p>
          </table:table-cell>
          <table:table-cell office:value-type="float" office:value="1.79971">
            <text:p>1.79971</text:p>
          </table:table-cell>
          <table:table-cell office:value-type="float" office:value="1.89126">
            <text:p>1.89126</text:p>
          </table:table-cell>
          <table:table-cell office:value-type="float" office:value="0.678072">
            <text:p>0.678072</text:p>
          </table:table-cell>
          <table:table-cell office:value-type="float" office:value="-0.851853">
            <text:p>-0.851853</text:p>
          </table:table-cell>
          <table:table-cell office:value-type="float" office:value="0.101115">
            <text:p>0.10111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83177">
            <text:p>2.83177</text:p>
          </table:table-cell>
          <table:table-cell office:value-type="float" office:value="2.05836">
            <text:p>2.05836</text:p>
          </table:table-cell>
          <table:table-cell office:value-type="float" office:value="2.38761">
            <text:p>2.38761</text:p>
          </table:table-cell>
          <table:table-cell office:value-type="float" office:value="2.02727">
            <text:p>2.02727</text:p>
          </table:table-cell>
          <table:table-cell office:value-type="float" office:value="2.22569">
            <text:p>2.22569</text:p>
          </table:table-cell>
          <table:table-cell office:value-type="float" office:value="2.10933">
            <text:p>2.10933</text:p>
          </table:table-cell>
          <table:table-cell office:value-type="float" office:value="1.96153">
            <text:p>1.96153</text:p>
          </table:table-cell>
          <table:table-cell office:value-type="float" office:value="0.855771">
            <text:p>0.855771</text:p>
          </table:table-cell>
          <table:table-cell office:value-type="float" office:value="-0.766668">
            <text:p>-0.766668</text:p>
          </table:table-cell>
          <table:table-cell office:value-type="float" office:value="0.0747138">
            <text:p>0.074713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59415">
            <text:p>0.59415</text:p>
          </table:table-cell>
          <table:table-cell office:value-type="float" office:value="1.98679">
            <text:p>1.98679</text:p>
          </table:table-cell>
          <table:table-cell office:value-type="float" office:value="1.26754">
            <text:p>1.26754</text:p>
          </table:table-cell>
          <table:table-cell office:value-type="float" office:value="1.95562">
            <text:p>1.95562</text:p>
          </table:table-cell>
          <table:table-cell office:value-type="float" office:value="1.40992">
            <text:p>1.40992</text:p>
          </table:table-cell>
          <table:table-cell office:value-type="float" office:value="1.65478">
            <text:p>1.65478</text:p>
          </table:table-cell>
          <table:table-cell office:value-type="float" office:value="1.8407">
            <text:p>1.8407</text:p>
          </table:table-cell>
          <table:table-cell office:value-type="float" office:value="0.770194">
            <text:p>0.770194</text:p>
          </table:table-cell>
          <table:table-cell office:value-type="float" office:value="-0.913763">
            <text:p>-0.913763</text:p>
          </table:table-cell>
          <table:table-cell office:value-type="float" office:value="0.0883656">
            <text:p>0.088365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.79578">
            <text:p>3.79578</text:p>
          </table:table-cell>
          <table:table-cell office:value-type="float" office:value="2.05098">
            <text:p>2.05098</text:p>
          </table:table-cell>
          <table:table-cell office:value-type="float" office:value="2.40723">
            <text:p>2.40723</text:p>
          </table:table-cell>
          <table:table-cell office:value-type="float" office:value="2.04763">
            <text:p>2.04763</text:p>
          </table:table-cell>
          <table:table-cell office:value-type="float" office:value="2.60285">
            <text:p>2.60285</text:p>
          </table:table-cell>
          <table:table-cell office:value-type="float" office:value="2.29708">
            <text:p>2.29708</text:p>
          </table:table-cell>
          <table:table-cell office:value-type="float" office:value="2.02997">
            <text:p>2.02997</text:p>
          </table:table-cell>
          <table:table-cell office:value-type="float" office:value="1.01334">
            <text:p>1.01334</text:p>
          </table:table-cell>
          <table:table-cell office:value-type="float" office:value="-0.822386">
            <text:p>-0.822386</text:p>
          </table:table-cell>
          <table:table-cell office:value-type="float" office:value="0.0968088">
            <text:p>0.09680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04157">
            <text:p>1.04157</text:p>
          </table:table-cell>
          <table:table-cell office:value-type="float" office:value="2.04192">
            <text:p>2.04192</text:p>
          </table:table-cell>
          <table:table-cell office:value-type="float" office:value="1.8105">
            <text:p>1.8105</text:p>
          </table:table-cell>
          <table:table-cell office:value-type="float" office:value="1.99732">
            <text:p>1.99732</text:p>
          </table:table-cell>
          <table:table-cell office:value-type="float" office:value="1.82221">
            <text:p>1.82221</text:p>
          </table:table-cell>
          <table:table-cell office:value-type="float" office:value="1.92043">
            <text:p>1.92043</text:p>
          </table:table-cell>
          <table:table-cell office:value-type="float" office:value="1.95665">
            <text:p>1.95665</text:p>
          </table:table-cell>
          <table:table-cell office:value-type="float" office:value="0.912004">
            <text:p>0.912004</text:p>
          </table:table-cell>
          <table:table-cell office:value-type="float" office:value="-1.01557">
            <text:p>-1.01557</text:p>
          </table:table-cell>
          <table:table-cell office:value-type="float" office:value="0.0741776">
            <text:p>0.074177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14906">
            <text:p>3.14906</text:p>
          </table:table-cell>
          <table:table-cell office:value-type="float" office:value="2.05019">
            <text:p>2.05019</text:p>
          </table:table-cell>
          <table:table-cell office:value-type="float" office:value="2.66214">
            <text:p>2.66214</text:p>
          </table:table-cell>
          <table:table-cell office:value-type="float" office:value="2.05491">
            <text:p>2.05491</text:p>
          </table:table-cell>
          <table:table-cell office:value-type="float" office:value="2.48564">
            <text:p>2.48564</text:p>
          </table:table-cell>
          <table:table-cell office:value-type="float" office:value="2.28902">
            <text:p>2.28902</text:p>
          </table:table-cell>
          <table:table-cell office:value-type="float" office:value="2.04869">
            <text:p>2.04869</text:p>
          </table:table-cell>
          <table:table-cell office:value-type="float" office:value="1.03155">
            <text:p>1.03155</text:p>
          </table:table-cell>
          <table:table-cell office:value-type="float" office:value="-0.914012">
            <text:p>-0.914012</text:p>
          </table:table-cell>
          <table:table-cell office:value-type="float" office:value="0.0771866">
            <text:p>0.077186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03412">
            <text:p>6.03412</text:p>
          </table:table-cell>
          <table:table-cell office:value-type="float" office:value="2.14988">
            <text:p>2.14988</text:p>
          </table:table-cell>
          <table:table-cell office:value-type="float" office:value="3.40825">
            <text:p>3.40825</text:p>
          </table:table-cell>
          <table:table-cell office:value-type="float" office:value="2.25387">
            <text:p>2.25387</text:p>
          </table:table-cell>
          <table:table-cell office:value-type="float" office:value="4.25988">
            <text:p>4.25988</text:p>
          </table:table-cell>
          <table:table-cell office:value-type="float" office:value="3.41255">
            <text:p>3.41255</text:p>
          </table:table-cell>
          <table:table-cell office:value-type="float" office:value="2.59468">
            <text:p>2.59468</text:p>
          </table:table-cell>
          <table:table-cell office:value-type="float" office:value="1.2169">
            <text:p>1.2169</text:p>
          </table:table-cell>
          <table:table-cell office:value-type="float" office:value="-0.82261">
            <text:p>-0.82261</text:p>
          </table:table-cell>
          <table:table-cell office:value-type="float" office:value="0.136997">
            <text:p>0.13699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.64863">
            <text:p>6.64863</text:p>
          </table:table-cell>
          <table:table-cell office:value-type="float" office:value="2.24556">
            <text:p>2.24556</text:p>
          </table:table-cell>
          <table:table-cell office:value-type="float" office:value="5.27727">
            <text:p>5.27727</text:p>
          </table:table-cell>
          <table:table-cell office:value-type="float" office:value="2.47361">
            <text:p>2.47361</text:p>
          </table:table-cell>
          <table:table-cell office:value-type="float" office:value="5.45425">
            <text:p>5.45425</text:p>
          </table:table-cell>
          <table:table-cell office:value-type="float" office:value="4.38337">
            <text:p>4.38337</text:p>
          </table:table-cell>
          <table:table-cell office:value-type="float" office:value="3.19773">
            <text:p>3.19773</text:p>
          </table:table-cell>
          <table:table-cell office:value-type="float" office:value="1.15666">
            <text:p>1.15666</text:p>
          </table:table-cell>
          <table:table-cell office:value-type="float" office:value="-0.740349">
            <text:p>-0.740349</text:p>
          </table:table-cell>
          <table:table-cell office:value-type="float" office:value="0.148756">
            <text:p>0.14875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.51153">
            <text:p>9.51153</text:p>
          </table:table-cell>
          <table:table-cell office:value-type="float" office:value="2.50217">
            <text:p>2.50217</text:p>
          </table:table-cell>
          <table:table-cell office:value-type="float" office:value="7.39809">
            <text:p>7.39809</text:p>
          </table:table-cell>
          <table:table-cell office:value-type="float" office:value="2.8255">
            <text:p>2.8255</text:p>
          </table:table-cell>
          <table:table-cell office:value-type="float" office:value="7.48289">
            <text:p>7.48289</text:p>
          </table:table-cell>
          <table:table-cell office:value-type="float" office:value="5.92182">
            <text:p>5.92182</text:p>
          </table:table-cell>
          <table:table-cell office:value-type="float" office:value="4.45541">
            <text:p>4.45541</text:p>
          </table:table-cell>
          <table:table-cell office:value-type="float" office:value="1.32729">
            <text:p>1.32729</text:p>
          </table:table-cell>
          <table:table-cell office:value-type="float" office:value="-0.666314">
            <text:p>-0.666314</text:p>
          </table:table-cell>
          <table:table-cell office:value-type="float" office:value="0.199196">
            <text:p>0.19919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.5042">
            <text:p>13.5042</text:p>
          </table:table-cell>
          <table:table-cell office:value-type="float" office:value="2.88035">
            <text:p>2.88035</text:p>
          </table:table-cell>
          <table:table-cell office:value-type="float" office:value="9.88811">
            <text:p>9.88811</text:p>
          </table:table-cell>
          <table:table-cell office:value-type="float" office:value="3.35944">
            <text:p>3.35944</text:p>
          </table:table-cell>
          <table:table-cell office:value-type="float" office:value="10.4935">
            <text:p>10.4935</text:p>
          </table:table-cell>
          <table:table-cell office:value-type="float" office:value="8.19652">
            <text:p>8.19652</text:p>
          </table:table-cell>
          <table:table-cell office:value-type="float" office:value="6.75333">
            <text:p>6.75333</text:p>
          </table:table-cell>
          <table:table-cell office:value-type="float" office:value="1.59382">
            <text:p>1.59382</text:p>
          </table:table-cell>
          <table:table-cell office:value-type="float" office:value="-0.599683">
            <text:p>-0.599683</text:p>
          </table:table-cell>
          <table:table-cell office:value-type="float" office:value="0.253949">
            <text:p>0.25394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.7474">
            <text:p>12.7474</text:p>
          </table:table-cell>
          <table:table-cell office:value-type="float" office:value="3.18951">
            <text:p>3.18951</text:p>
          </table:table-cell>
          <table:table-cell office:value-type="float" office:value="11.921">
            <text:p>11.921</text:p>
          </table:table-cell>
          <table:table-cell office:value-type="float" office:value="3.82884">
            <text:p>3.82884</text:p>
          </table:table-cell>
          <table:table-cell office:value-type="float" office:value="11.6205">
            <text:p>11.6205</text:p>
          </table:table-cell>
          <table:table-cell office:value-type="float" office:value="9.5618">
            <text:p>9.5618</text:p>
          </table:table-cell>
          <table:table-cell office:value-type="float" office:value="8.13082">
            <text:p>8.13082</text:p>
          </table:table-cell>
          <table:table-cell office:value-type="float" office:value="1.43444">
            <text:p>1.43444</text:p>
          </table:table-cell>
          <table:table-cell office:value-type="float" office:value="-0.615387">
            <text:p>-0.615387</text:p>
          </table:table-cell>
          <table:table-cell office:value-type="float" office:value="0.229807">
            <text:p>0.2298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.7615">
            <text:p>15.7615</text:p>
          </table:table-cell>
          <table:table-cell office:value-type="float" office:value="3.64223">
            <text:p>3.64223</text:p>
          </table:table-cell>
          <table:table-cell office:value-type="float" office:value="14.0044">
            <text:p>14.0044</text:p>
          </table:table-cell>
          <table:table-cell office:value-type="float" office:value="4.42547">
            <text:p>4.42547</text:p>
          </table:table-cell>
          <table:table-cell office:value-type="float" office:value="13.691">
            <text:p>13.691</text:p>
          </table:table-cell>
          <table:table-cell office:value-type="float" office:value="11.4217">
            <text:p>11.4217</text:p>
          </table:table-cell>
          <table:table-cell office:value-type="float" office:value="10.1739">
            <text:p>10.1739</text:p>
          </table:table-cell>
          <table:table-cell office:value-type="float" office:value="1.5924">
            <text:p>1.5924</text:p>
          </table:table-cell>
          <table:table-cell office:value-type="float" office:value="-0.553848">
            <text:p>-0.553848</text:p>
          </table:table-cell>
          <table:table-cell office:value-type="float" office:value="0.267751">
            <text:p>0.26775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.987">
            <text:p>18.987</text:p>
          </table:table-cell>
          <table:table-cell office:value-type="float" office:value="4.19109">
            <text:p>4.19109</text:p>
          </table:table-cell>
          <table:table-cell office:value-type="float" office:value="15.832">
            <text:p>15.832</text:p>
          </table:table-cell>
          <table:table-cell office:value-type="float" office:value="5.15354">
            <text:p>5.15354</text:p>
          </table:table-cell>
          <table:table-cell office:value-type="float" office:value="16.339">
            <text:p>16.339</text:p>
          </table:table-cell>
          <table:table-cell office:value-type="float" office:value="13.6913">
            <text:p>13.6913</text:p>
          </table:table-cell>
          <table:table-cell office:value-type="float" office:value="12.8265">
            <text:p>12.8265</text:p>
          </table:table-cell>
          <table:table-cell office:value-type="float" office:value="1.75571">
            <text:p>1.75571</text:p>
          </table:table-cell>
          <table:table-cell office:value-type="float" office:value="-0.498464">
            <text:p>-0.498464</text:p>
          </table:table-cell>
          <table:table-cell office:value-type="float" office:value="0.300983">
            <text:p>0.30098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.1274">
            <text:p>20.1274</text:p>
          </table:table-cell>
          <table:table-cell office:value-type="float" office:value="4.85159">
            <text:p>4.85159</text:p>
          </table:table-cell>
          <table:table-cell office:value-type="float" office:value="18.2919">
            <text:p>18.2919</text:p>
          </table:table-cell>
          <table:table-cell office:value-type="float" office:value="5.90224">
            <text:p>5.90224</text:p>
          </table:table-cell>
          <table:table-cell office:value-type="float" office:value="18.2332">
            <text:p>18.2332</text:p>
          </table:table-cell>
          <table:table-cell office:value-type="float" office:value="15.6221">
            <text:p>15.6221</text:p>
          </table:table-cell>
          <table:table-cell office:value-type="float" office:value="15.1013">
            <text:p>15.1013</text:p>
          </table:table-cell>
          <table:table-cell office:value-type="float" office:value="1.69418">
            <text:p>1.69418</text:p>
          </table:table-cell>
          <table:table-cell office:value-type="float" office:value="-0.448617">
            <text:p>-0.448617</text:p>
          </table:table-cell>
          <table:table-cell office:value-type="float" office:value="0.311575">
            <text:p>0.3115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.8819">
            <text:p>20.8819</text:p>
          </table:table-cell>
          <table:table-cell office:value-type="float" office:value="5.53102">
            <text:p>5.53102</text:p>
          </table:table-cell>
          <table:table-cell office:value-type="float" office:value="19.9987">
            <text:p>19.9987</text:p>
          </table:table-cell>
          <table:table-cell office:value-type="float" office:value="6.65122">
            <text:p>6.65122</text:p>
          </table:table-cell>
          <table:table-cell office:value-type="float" office:value="19.5575">
            <text:p>19.5575</text:p>
          </table:table-cell>
          <table:table-cell office:value-type="float" office:value="17.2">
            <text:p>17.2</text:p>
          </table:table-cell>
          <table:table-cell office:value-type="float" office:value="16.9434">
            <text:p>16.9434</text:p>
          </table:table-cell>
          <table:table-cell office:value-type="float" office:value="1.60021">
            <text:p>1.60021</text:p>
          </table:table-cell>
          <table:table-cell office:value-type="float" office:value="-0.403755">
            <text:p>-0.403755</text:p>
          </table:table-cell>
          <table:table-cell office:value-type="float" office:value="0.31867">
            <text:p>0.318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.3456">
            <text:p>24.3456</text:p>
          </table:table-cell>
          <table:table-cell office:value-type="float" office:value="6.2789">
            <text:p>6.2789</text:p>
          </table:table-cell>
          <table:table-cell office:value-type="float" office:value="21.7849">
            <text:p>21.7849</text:p>
          </table:table-cell>
          <table:table-cell office:value-type="float" office:value="7.53594">
            <text:p>7.53594</text:p>
          </table:table-cell>
          <table:table-cell office:value-type="float" office:value="21.9515">
            <text:p>21.9515</text:p>
          </table:table-cell>
          <table:table-cell office:value-type="float" office:value="19.3437">
            <text:p>19.3437</text:p>
          </table:table-cell>
          <table:table-cell office:value-type="float" office:value="19.5185">
            <text:p>19.5185</text:p>
          </table:table-cell>
          <table:table-cell office:value-type="float" office:value="1.78656">
            <text:p>1.78656</text:p>
          </table:table-cell>
          <table:table-cell office:value-type="float" office:value="-0.36338">
            <text:p>-0.36338</text:p>
          </table:table-cell>
          <table:table-cell office:value-type="float" office:value="0.347883">
            <text:p>0.34788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6.8933">
            <text:p>26.8933</text:p>
          </table:table-cell>
          <table:table-cell office:value-type="float" office:value="7.13924">
            <text:p>7.13924</text:p>
          </table:table-cell>
          <table:table-cell office:value-type="float" office:value="24.0403">
            <text:p>24.0403</text:p>
          </table:table-cell>
          <table:table-cell office:value-type="float" office:value="8.5038">
            <text:p>8.5038</text:p>
          </table:table-cell>
          <table:table-cell office:value-type="float" office:value="24.4224">
            <text:p>24.4224</text:p>
          </table:table-cell>
          <table:table-cell office:value-type="float" office:value="21.6086">
            <text:p>21.6086</text:p>
          </table:table-cell>
          <table:table-cell office:value-type="float" office:value="22.2146">
            <text:p>22.2146</text:p>
          </table:table-cell>
          <table:table-cell office:value-type="float" office:value="1.86268">
            <text:p>1.86268</text:p>
          </table:table-cell>
          <table:table-cell office:value-type="float" office:value="-0.327042">
            <text:p>-0.327042</text:p>
          </table:table-cell>
          <table:table-cell office:value-type="float" office:value="0.365582">
            <text:p>0.36558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7.9488">
            <text:p>27.9488</text:p>
          </table:table-cell>
          <table:table-cell office:value-type="float" office:value="7.95228">
            <text:p>7.95228</text:p>
          </table:table-cell>
          <table:table-cell office:value-type="float" office:value="26.3959">
            <text:p>26.3959</text:p>
          </table:table-cell>
          <table:table-cell office:value-type="float" office:value="9.47606">
            <text:p>9.47606</text:p>
          </table:table-cell>
          <table:table-cell office:value-type="float" office:value="26.1856">
            <text:p>26.1856</text:p>
          </table:table-cell>
          <table:table-cell office:value-type="float" office:value="23.5107">
            <text:p>23.5107</text:p>
          </table:table-cell>
          <table:table-cell office:value-type="float" office:value="24.3501">
            <text:p>24.3501</text:p>
          </table:table-cell>
          <table:table-cell office:value-type="float" office:value="1.78196">
            <text:p>1.78196</text:p>
          </table:table-cell>
          <table:table-cell office:value-type="float" office:value="-0.294338">
            <text:p>-0.294338</text:p>
          </table:table-cell>
          <table:table-cell office:value-type="float" office:value="0.372415">
            <text:p>0.3724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9.9753">
            <text:p>29.9753</text:p>
          </table:table-cell>
          <table:table-cell office:value-type="float" office:value="8.91134">
            <text:p>8.91134</text:p>
          </table:table-cell>
          <table:table-cell office:value-type="float" office:value="28.2725">
            <text:p>28.2725</text:p>
          </table:table-cell>
          <table:table-cell office:value-type="float" office:value="10.501">
            <text:p>10.501</text:p>
          </table:table-cell>
          <table:table-cell office:value-type="float" office:value="28.0805">
            <text:p>28.0805</text:p>
          </table:table-cell>
          <table:table-cell office:value-type="float" office:value="25.45">
            <text:p>25.45</text:p>
          </table:table-cell>
          <table:table-cell office:value-type="float" office:value="26.5152">
            <text:p>26.5152</text:p>
          </table:table-cell>
          <table:table-cell office:value-type="float" office:value="1.80641">
            <text:p>1.80641</text:p>
          </table:table-cell>
          <table:table-cell office:value-type="float" office:value="-0.264904">
            <text:p>-0.264904</text:p>
          </table:table-cell>
          <table:table-cell office:value-type="float" office:value="0.384898">
            <text:p>0.38489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3.3293">
            <text:p>33.3293</text:p>
          </table:table-cell>
          <table:table-cell office:value-type="float" office:value="9.98469">
            <text:p>9.98469</text:p>
          </table:table-cell>
          <table:table-cell office:value-type="float" office:value="30.4178">
            <text:p>30.4178</text:p>
          </table:table-cell>
          <table:table-cell office:value-type="float" office:value="11.6424">
            <text:p>11.6424</text:p>
          </table:table-cell>
          <table:table-cell office:value-type="float" office:value="30.7049">
            <text:p>30.7049</text:p>
          </table:table-cell>
          <table:table-cell office:value-type="float" office:value="27.8138">
            <text:p>27.8138</text:p>
          </table:table-cell>
          <table:table-cell office:value-type="float" office:value="29.2576">
            <text:p>29.2576</text:p>
          </table:table-cell>
          <table:table-cell office:value-type="float" office:value="1.96117">
            <text:p>1.96117</text:p>
          </table:table-cell>
          <table:table-cell office:value-type="float" office:value="-0.238414">
            <text:p>-0.238414</text:p>
          </table:table-cell>
          <table:table-cell office:value-type="float" office:value="0.402449">
            <text:p>0.40244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5.7115">
            <text:p>35.7115</text:p>
          </table:table-cell>
          <table:table-cell office:value-type="float" office:value="11.1009">
            <text:p>11.1009</text:p>
          </table:table-cell>
          <table:table-cell office:value-type="float" office:value="33.0054">
            <text:p>33.0054</text:p>
          </table:table-cell>
          <table:table-cell office:value-type="float" office:value="12.8459">
            <text:p>12.8459</text:p>
          </table:table-cell>
          <table:table-cell office:value-type="float" office:value="33.2082">
            <text:p>33.2082</text:p>
          </table:table-cell>
          <table:table-cell office:value-type="float" office:value="30.1831">
            <text:p>30.1831</text:p>
          </table:table-cell>
          <table:table-cell office:value-type="float" office:value="31.9226">
            <text:p>31.9226</text:p>
          </table:table-cell>
          <table:table-cell office:value-type="float" office:value="2.00328">
            <text:p>2.00328</text:p>
          </table:table-cell>
          <table:table-cell office:value-type="float" office:value="-0.214572">
            <text:p>-0.214572</text:p>
          </table:table-cell>
          <table:table-cell office:value-type="float" office:value="0.412927">
            <text:p>0.41292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6.8461">
            <text:p>36.8461</text:p>
          </table:table-cell>
          <table:table-cell office:value-type="float" office:value="12.3151">
            <text:p>12.3151</text:p>
          </table:table-cell>
          <table:table-cell office:value-type="float" office:value="35.2957">
            <text:p>35.2957</text:p>
          </table:table-cell>
          <table:table-cell office:value-type="float" office:value="14.0459">
            <text:p>14.0459</text:p>
          </table:table-cell>
          <table:table-cell office:value-type="float" office:value="35.0272">
            <text:p>35.0272</text:p>
          </table:table-cell>
          <table:table-cell office:value-type="float" office:value="32.182">
            <text:p>32.182</text:p>
          </table:table-cell>
          <table:table-cell office:value-type="float" office:value="33.9787">
            <text:p>33.9787</text:p>
          </table:table-cell>
          <table:table-cell office:value-type="float" office:value="1.91641">
            <text:p>1.91641</text:p>
          </table:table-cell>
          <table:table-cell office:value-type="float" office:value="-0.193115">
            <text:p>-0.193115</text:p>
          </table:table-cell>
          <table:table-cell office:value-type="float" office:value="0.41761">
            <text:p>0.4176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.3471">
            <text:p>39.3471</text:p>
          </table:table-cell>
          <table:table-cell office:value-type="float" office:value="13.5462">
            <text:p>13.5462</text:p>
          </table:table-cell>
          <table:table-cell office:value-type="float" office:value="37.3016">
            <text:p>37.3016</text:p>
          </table:table-cell>
          <table:table-cell office:value-type="float" office:value="15.311">
            <text:p>15.311</text:p>
          </table:table-cell>
          <table:table-cell office:value-type="float" office:value="37.1871">
            <text:p>37.1871</text:p>
          </table:table-cell>
          <table:table-cell office:value-type="float" office:value="34.3316">
            <text:p>34.3316</text:p>
          </table:table-cell>
          <table:table-cell office:value-type="float" office:value="36.2721">
            <text:p>36.2721</text:p>
          </table:table-cell>
          <table:table-cell office:value-type="float" office:value="1.97487">
            <text:p>1.97487</text:p>
          </table:table-cell>
          <table:table-cell office:value-type="float" office:value="-0.173803">
            <text:p>-0.173803</text:p>
          </table:table-cell>
          <table:table-cell office:value-type="float" office:value="0.4272">
            <text:p>0.42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9.3102">
            <text:p>39.3102</text:p>
          </table:table-cell>
          <table:table-cell office:value-type="float" office:value="14.7418">
            <text:p>14.7418</text:p>
          </table:table-cell>
          <table:table-cell office:value-type="float" office:value="38.5012">
            <text:p>38.5012</text:p>
          </table:table-cell>
          <table:table-cell office:value-type="float" office:value="16.5109">
            <text:p>16.5109</text:p>
          </table:table-cell>
          <table:table-cell office:value-type="float" office:value="38.2487">
            <text:p>38.2487</text:p>
          </table:table-cell>
          <table:table-cell office:value-type="float" office:value="35.8252">
            <text:p>35.8252</text:p>
          </table:table-cell>
          <table:table-cell office:value-type="float" office:value="37.5652">
            <text:p>37.5652</text:p>
          </table:table-cell>
          <table:table-cell office:value-type="float" office:value="1.77738">
            <text:p>1.77738</text:p>
          </table:table-cell>
          <table:table-cell office:value-type="float" office:value="-0.160113">
            <text:p>-0.160113</text:p>
          </table:table-cell>
          <table:table-cell office:value-type="float" office:value="0.425625">
            <text:p>0.42562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.4715">
            <text:p>40.4715</text:p>
          </table:table-cell>
          <table:table-cell office:value-type="float" office:value="15.9589">
            <text:p>15.9589</text:p>
          </table:table-cell>
          <table:table-cell office:value-type="float" office:value="39.7096">
            <text:p>39.7096</text:p>
          </table:table-cell>
          <table:table-cell office:value-type="float" office:value="17.709">
            <text:p>17.709</text:p>
          </table:table-cell>
          <table:table-cell office:value-type="float" office:value="39.3601">
            <text:p>39.3601</text:p>
          </table:table-cell>
          <table:table-cell office:value-type="float" office:value="37.2191">
            <text:p>37.2191</text:p>
          </table:table-cell>
          <table:table-cell office:value-type="float" office:value="38.8157">
            <text:p>38.8157</text:p>
          </table:table-cell>
          <table:table-cell office:value-type="float" office:value="1.71577">
            <text:p>1.71577</text:p>
          </table:table-cell>
          <table:table-cell office:value-type="float" office:value="-0.144102">
            <text:p>-0.144102</text:p>
          </table:table-cell>
          <table:table-cell office:value-type="float" office:value="0.430268">
            <text:p>0.43026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5.2296">
            <text:p>45.2296</text:p>
          </table:table-cell>
          <table:table-cell office:value-type="float" office:value="17.4452">
            <text:p>17.4452</text:p>
          </table:table-cell>
          <table:table-cell office:value-type="float" office:value="41.6705">
            <text:p>41.6705</text:p>
          </table:table-cell>
          <table:table-cell office:value-type="float" office:value="19.085">
            <text:p>19.085</text:p>
          </table:table-cell>
          <table:table-cell office:value-type="float" office:value="42.2949">
            <text:p>42.2949</text:p>
          </table:table-cell>
          <table:table-cell office:value-type="float" office:value="39.6222">
            <text:p>39.6222</text:p>
          </table:table-cell>
          <table:table-cell office:value-type="float" office:value="41.6744">
            <text:p>41.6744</text:p>
          </table:table-cell>
          <table:table-cell office:value-type="float" office:value="2.02001">
            <text:p>2.02001</text:p>
          </table:table-cell>
          <table:table-cell office:value-type="float" office:value="-0.129692">
            <text:p>-0.129692</text:p>
          </table:table-cell>
          <table:table-cell office:value-type="float" office:value="0.445703">
            <text:p>0.44570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4.3003">
            <text:p>44.3003</text:p>
          </table:table-cell>
          <table:table-cell office:value-type="float" office:value="18.9121">
            <text:p>18.9121</text:p>
          </table:table-cell>
          <table:table-cell office:value-type="float" office:value="43.3338">
            <text:p>43.3338</text:p>
          </table:table-cell>
          <table:table-cell office:value-type="float" office:value="20.3458">
            <text:p>20.3458</text:p>
          </table:table-cell>
          <table:table-cell office:value-type="float" office:value="43.2976">
            <text:p>43.2976</text:p>
          </table:table-cell>
          <table:table-cell office:value-type="float" office:value="41.0257">
            <text:p>41.0257</text:p>
          </table:table-cell>
          <table:table-cell office:value-type="float" office:value="42.743">
            <text:p>42.743</text:p>
          </table:table-cell>
          <table:table-cell office:value-type="float" office:value="1.818">
            <text:p>1.818</text:p>
          </table:table-cell>
          <table:table-cell office:value-type="float" office:value="-0.209655">
            <text:p>-0.209655</text:p>
          </table:table-cell>
          <table:table-cell office:value-type="float" office:value="0.406942">
            <text:p>0.40694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6.0321">
            <text:p>46.0321</text:p>
          </table:table-cell>
          <table:table-cell office:value-type="float" office:value="20.3979">
            <text:p>20.3979</text:p>
          </table:table-cell>
          <table:table-cell office:value-type="float" office:value="45.1873">
            <text:p>45.1873</text:p>
          </table:table-cell>
          <table:table-cell office:value-type="float" office:value="21.6301">
            <text:p>21.6301</text:p>
          </table:table-cell>
          <table:table-cell office:value-type="float" office:value="44.6648">
            <text:p>44.6648</text:p>
          </table:table-cell>
          <table:table-cell office:value-type="float" office:value="42.5276">
            <text:p>42.5276</text:p>
          </table:table-cell>
          <table:table-cell office:value-type="float" office:value="44.108">
            <text:p>44.108</text:p>
          </table:table-cell>
          <table:table-cell office:value-type="float" office:value="1.80938">
            <text:p>1.80938</text:p>
          </table:table-cell>
          <table:table-cell office:value-type="float" office:value="-0.188689">
            <text:p>-0.188689</text:p>
          </table:table-cell>
          <table:table-cell office:value-type="float" office:value="0.415008">
            <text:p>0.41500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1.1466">
            <text:p>51.1466</text:p>
          </table:table-cell>
          <table:table-cell office:value-type="float" office:value="22.0278">
            <text:p>22.0278</text:p>
          </table:table-cell>
          <table:table-cell office:value-type="float" office:value="47.1597">
            <text:p>47.1597</text:p>
          </table:table-cell>
          <table:table-cell office:value-type="float" office:value="23.1059">
            <text:p>23.1059</text:p>
          </table:table-cell>
          <table:table-cell office:value-type="float" office:value="47.9057">
            <text:p>47.9057</text:p>
          </table:table-cell>
          <table:table-cell office:value-type="float" office:value="45.1133">
            <text:p>45.1133</text:p>
          </table:table-cell>
          <table:table-cell office:value-type="float" office:value="47.1616">
            <text:p>47.1616</text:p>
          </table:table-cell>
          <table:table-cell office:value-type="float" office:value="2.1399">
            <text:p>2.1399</text:p>
          </table:table-cell>
          <table:table-cell office:value-type="float" office:value="-0.16982">
            <text:p>-0.16982</text:p>
          </table:table-cell>
          <table:table-cell office:value-type="float" office:value="0.433828">
            <text:p>0.4338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1.7279">
            <text:p>51.7279</text:p>
          </table:table-cell>
          <table:table-cell office:value-type="float" office:value="23.6203">
            <text:p>23.6203</text:p>
          </table:table-cell>
          <table:table-cell office:value-type="float" office:value="49.6355">
            <text:p>49.6355</text:p>
          </table:table-cell>
          <table:table-cell office:value-type="float" office:value="24.537">
            <text:p>24.537</text:p>
          </table:table-cell>
          <table:table-cell office:value-type="float" office:value="49.8168">
            <text:p>49.8168</text:p>
          </table:table-cell>
          <table:table-cell office:value-type="float" office:value="47.0977">
            <text:p>47.0977</text:p>
          </table:table-cell>
          <table:table-cell office:value-type="float" office:value="49.1508">
            <text:p>49.1508</text:p>
          </table:table-cell>
          <table:table-cell office:value-type="float" office:value="1.98403">
            <text:p>1.98403</text:p>
          </table:table-cell>
          <table:table-cell office:value-type="float" office:value="-0.152838">
            <text:p>-0.152838</text:p>
          </table:table-cell>
          <table:table-cell office:value-type="float" office:value="0.435628">
            <text:p>0.43562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3.9711">
            <text:p>53.9711</text:p>
          </table:table-cell>
          <table:table-cell office:value-type="float" office:value="25.4067">
            <text:p>25.4067</text:p>
          </table:table-cell>
          <table:table-cell office:value-type="float" office:value="52.2819">
            <text:p>52.2819</text:p>
          </table:table-cell>
          <table:table-cell office:value-type="float" office:value="26.0087">
            <text:p>26.0087</text:p>
          </table:table-cell>
          <table:table-cell office:value-type="float" office:value="51.8939">
            <text:p>51.8939</text:p>
          </table:table-cell>
          <table:table-cell office:value-type="float" office:value="49.1597">
            <text:p>49.1597</text:p>
          </table:table-cell>
          <table:table-cell office:value-type="float" office:value="51.283">
            <text:p>51.283</text:p>
          </table:table-cell>
          <table:table-cell office:value-type="float" office:value="2.00995">
            <text:p>2.00995</text:p>
          </table:table-cell>
          <table:table-cell office:value-type="float" office:value="-0.137554">
            <text:p>-0.137554</text:p>
          </table:table-cell>
          <table:table-cell office:value-type="float" office:value="0.442352">
            <text:p>0.4423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5.8271">
            <text:p>55.8271</text:p>
          </table:table-cell>
          <table:table-cell office:value-type="float" office:value="27.1733">
            <text:p>27.1733</text:p>
          </table:table-cell>
          <table:table-cell office:value-type="float" office:value="53.842">
            <text:p>53.842</text:p>
          </table:table-cell>
          <table:table-cell office:value-type="float" office:value="27.4996">
            <text:p>27.4996</text:p>
          </table:table-cell>
          <table:table-cell office:value-type="float" office:value="53.8605">
            <text:p>53.8605</text:p>
          </table:table-cell>
          <table:table-cell office:value-type="float" office:value="51.1599">
            <text:p>51.1599</text:p>
          </table:table-cell>
          <table:table-cell office:value-type="float" office:value="53.3161">
            <text:p>53.3161</text:p>
          </table:table-cell>
          <table:table-cell office:value-type="float" office:value="1.99456">
            <text:p>1.99456</text:p>
          </table:table-cell>
          <table:table-cell office:value-type="float" office:value="-0.123799">
            <text:p>-0.123799</text:p>
          </table:table-cell>
          <table:table-cell office:value-type="float" office:value="0.447403">
            <text:p>0.44740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6.8672">
            <text:p>56.8672</text:p>
          </table:table-cell>
          <table:table-cell office:value-type="float" office:value="29.049">
            <text:p>29.049</text:p>
          </table:table-cell>
          <table:table-cell office:value-type="float" office:value="55.5551">
            <text:p>55.5551</text:p>
          </table:table-cell>
          <table:table-cell office:value-type="float" office:value="28.968">
            <text:p>28.968</text:p>
          </table:table-cell>
          <table:table-cell office:value-type="float" office:value="55.3639">
            <text:p>55.3639</text:p>
          </table:table-cell>
          <table:table-cell office:value-type="float" office:value="52.8721">
            <text:p>52.8721</text:p>
          </table:table-cell>
          <table:table-cell office:value-type="float" office:value="54.9145">
            <text:p>54.9145</text:p>
          </table:table-cell>
          <table:table-cell office:value-type="float" office:value="1.89911">
            <text:p>1.89911</text:p>
          </table:table-cell>
          <table:table-cell office:value-type="float" office:value="-0.111419">
            <text:p>-0.111419</text:p>
          </table:table-cell>
          <table:table-cell office:value-type="float" office:value="0.450124">
            <text:p>0.45012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0.8598">
            <text:p>60.8598</text:p>
          </table:table-cell>
          <table:table-cell office:value-type="float" office:value="30.9512">
            <text:p>30.9512</text:p>
          </table:table-cell>
          <table:table-cell office:value-type="float" office:value="57.8514">
            <text:p>57.8514</text:p>
          </table:table-cell>
          <table:table-cell office:value-type="float" office:value="30.5626">
            <text:p>30.5626</text:p>
          </table:table-cell>
          <table:table-cell office:value-type="float" office:value="58.1118">
            <text:p>58.1118</text:p>
          </table:table-cell>
          <table:table-cell office:value-type="float" office:value="55.2684">
            <text:p>55.2684</text:p>
          </table:table-cell>
          <table:table-cell office:value-type="float" office:value="57.6442">
            <text:p>57.6442</text:p>
          </table:table-cell>
          <table:table-cell office:value-type="float" office:value="2.10846">
            <text:p>2.10846</text:p>
          </table:table-cell>
          <table:table-cell office:value-type="float" office:value="-0.100277">
            <text:p>-0.100277</text:p>
          </table:table-cell>
          <table:table-cell office:value-type="float" office:value="0.45914">
            <text:p>0.459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2.792">
            <text:p>62.792</text:p>
          </table:table-cell>
          <table:table-cell office:value-type="float" office:value="33.0095">
            <text:p>33.0095</text:p>
          </table:table-cell>
          <table:table-cell office:value-type="float" office:value="60.173">
            <text:p>60.173</text:p>
          </table:table-cell>
          <table:table-cell office:value-type="float" office:value="32.1741">
            <text:p>32.1741</text:p>
          </table:table-cell>
          <table:table-cell office:value-type="float" office:value="60.4519">
            <text:p>60.4519</text:p>
          </table:table-cell>
          <table:table-cell office:value-type="float" office:value="57.5255">
            <text:p>57.5255</text:p>
          </table:table-cell>
          <table:table-cell office:value-type="float" office:value="60.0264">
            <text:p>60.0264</text:p>
          </table:table-cell>
          <table:table-cell office:value-type="float" office:value="2.09083">
            <text:p>2.09083</text:p>
          </table:table-cell>
          <table:table-cell office:value-type="float" office:value="-0.0902495">
            <text:p>-0.0902495</text:p>
          </table:table-cell>
          <table:table-cell office:value-type="float" office:value="0.46276">
            <text:p>0.4627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3.3463">
            <text:p>63.3463</text:p>
          </table:table-cell>
          <table:table-cell office:value-type="float" office:value="35.0161">
            <text:p>35.0161</text:p>
          </table:table-cell>
          <table:table-cell office:value-type="float" office:value="62.3327">
            <text:p>62.3327</text:p>
          </table:table-cell>
          <table:table-cell office:value-type="float" office:value="33.7327">
            <text:p>33.7327</text:p>
          </table:table-cell>
          <table:table-cell office:value-type="float" office:value="61.8991">
            <text:p>61.8991</text:p>
          </table:table-cell>
          <table:table-cell office:value-type="float" office:value="59.2717">
            <text:p>59.2717</text:p>
          </table:table-cell>
          <table:table-cell office:value-type="float" office:value="61.5661">
            <text:p>61.5661</text:p>
          </table:table-cell>
          <table:table-cell office:value-type="float" office:value="1.93718">
            <text:p>1.93718</text:p>
          </table:table-cell>
          <table:table-cell office:value-type="float" office:value="-0.0812245">
            <text:p>-0.0812245</text:p>
          </table:table-cell>
          <table:table-cell office:value-type="float" office:value="0.463782">
            <text:p>0.46378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6.2129">
            <text:p>66.2129</text:p>
          </table:table-cell>
          <table:table-cell office:value-type="float" office:value="37.022">
            <text:p>37.022</text:p>
          </table:table-cell>
          <table:table-cell office:value-type="float" office:value="64.1171">
            <text:p>64.1171</text:p>
          </table:table-cell>
          <table:table-cell office:value-type="float" office:value="35.3567">
            <text:p>35.3567</text:p>
          </table:table-cell>
          <table:table-cell office:value-type="float" office:value="64.056">
            <text:p>64.056</text:p>
          </table:table-cell>
          <table:table-cell office:value-type="float" office:value="61.3541">
            <text:p>61.3541</text:p>
          </table:table-cell>
          <table:table-cell office:value-type="float" office:value="63.7442">
            <text:p>63.7442</text:p>
          </table:table-cell>
          <table:table-cell office:value-type="float" office:value="2.03012">
            <text:p>2.03012</text:p>
          </table:table-cell>
          <table:table-cell office:value-type="float" office:value="-0.0731021">
            <text:p>-0.0731021</text:p>
          </table:table-cell>
          <table:table-cell office:value-type="float" office:value="0.468719">
            <text:p>0.46871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.4706">
            <text:p>66.4706</text:p>
          </table:table-cell>
          <table:table-cell office:value-type="float" office:value="39.0161">
            <text:p>39.0161</text:p>
          </table:table-cell>
          <table:table-cell office:value-type="float" office:value="65.3433">
            <text:p>65.3433</text:p>
          </table:table-cell>
          <table:table-cell office:value-type="float" office:value="36.9124">
            <text:p>36.9124</text:p>
          </table:table-cell>
          <table:table-cell office:value-type="float" office:value="65.2633">
            <text:p>65.2633</text:p>
          </table:table-cell>
          <table:table-cell office:value-type="float" office:value="62.889">
            <text:p>62.889</text:p>
          </table:table-cell>
          <table:table-cell office:value-type="float" office:value="65.0232">
            <text:p>65.0232</text:p>
          </table:table-cell>
          <table:table-cell office:value-type="float" office:value="1.85288">
            <text:p>1.85288</text:p>
          </table:table-cell>
          <table:table-cell office:value-type="float" office:value="-0.0657919">
            <text:p>-0.0657919</text:p>
          </table:table-cell>
          <table:table-cell office:value-type="float" office:value="0.469139">
            <text:p>0.4691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.2436">
            <text:p>70.2436</text:p>
          </table:table-cell>
          <table:table-cell office:value-type="float" office:value="41.0405">
            <text:p>41.0405</text:p>
          </table:table-cell>
          <table:table-cell office:value-type="float" office:value="67.6424">
            <text:p>67.6424</text:p>
          </table:table-cell>
          <table:table-cell office:value-type="float" office:value="38.5789">
            <text:p>38.5789</text:p>
          </table:table-cell>
          <table:table-cell office:value-type="float" office:value="67.7534">
            <text:p>67.7534</text:p>
          </table:table-cell>
          <table:table-cell office:value-type="float" office:value="65.0954">
            <text:p>65.0954</text:p>
          </table:table-cell>
          <table:table-cell office:value-type="float" office:value="67.5012">
            <text:p>67.5012</text:p>
          </table:table-cell>
          <table:table-cell office:value-type="float" office:value="2.04489">
            <text:p>2.04489</text:p>
          </table:table-cell>
          <table:table-cell office:value-type="float" office:value="-0.0592127">
            <text:p>-0.0592127</text:p>
          </table:table-cell>
          <table:table-cell office:value-type="float" office:value="0.474673">
            <text:p>0.4746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2.5961">
            <text:p>72.5961</text:p>
          </table:table-cell>
          <table:table-cell office:value-type="float" office:value="43.0102">
            <text:p>43.0102</text:p>
          </table:table-cell>
          <table:table-cell office:value-type="float" office:value="69.7701">
            <text:p>69.7701</text:p>
          </table:table-cell>
          <table:table-cell office:value-type="float" office:value="40.2798">
            <text:p>40.2798</text:p>
          </table:table-cell>
          <table:table-cell office:value-type="float" office:value="70.1748">
            <text:p>70.1748</text:p>
          </table:table-cell>
          <table:table-cell office:value-type="float" office:value="67.3456">
            <text:p>67.3456</text:p>
          </table:table-cell>
          <table:table-cell office:value-type="float" office:value="69.9339">
            <text:p>69.9339</text:p>
          </table:table-cell>
          <table:table-cell office:value-type="float" office:value="2.07566">
            <text:p>2.07566</text:p>
          </table:table-cell>
          <table:table-cell office:value-type="float" office:value="-0.0532914">
            <text:p>-0.0532914</text:p>
          </table:table-cell>
          <table:table-cell office:value-type="float" office:value="0.477471">
            <text:p>0.4774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.33">
            <text:p>72.33</text:p>
          </table:table-cell>
          <table:table-cell office:value-type="float" office:value="44.9963">
            <text:p>44.9963</text:p>
          </table:table-cell>
          <table:table-cell office:value-type="float" office:value="71.7232">
            <text:p>71.7232</text:p>
          </table:table-cell>
          <table:table-cell office:value-type="float" office:value="41.8823">
            <text:p>41.8823</text:p>
          </table:table-cell>
          <table:table-cell office:value-type="float" office:value="71.2524">
            <text:p>71.2524</text:p>
          </table:table-cell>
          <table:table-cell office:value-type="float" office:value="68.8409">
            <text:p>68.8409</text:p>
          </table:table-cell>
          <table:table-cell office:value-type="float" office:value="71.0492">
            <text:p>71.0492</text:p>
          </table:table-cell>
          <table:table-cell office:value-type="float" office:value="1.86809">
            <text:p>1.86809</text:p>
          </table:table-cell>
          <table:table-cell office:value-type="float" office:value="-0.0745691">
            <text:p>-0.0745691</text:p>
          </table:table-cell>
          <table:table-cell office:value-type="float" office:value="0.465453">
            <text:p>0.46545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6.3272">
            <text:p>76.3272</text:p>
          </table:table-cell>
          <table:table-cell office:value-type="float" office:value="47.0152">
            <text:p>47.0152</text:p>
          </table:table-cell>
          <table:table-cell office:value-type="float" office:value="73.7511">
            <text:p>73.7511</text:p>
          </table:table-cell>
          <table:table-cell office:value-type="float" office:value="43.6046">
            <text:p>43.6046</text:p>
          </table:table-cell>
          <table:table-cell office:value-type="float" office:value="73.7898">
            <text:p>73.7898</text:p>
          </table:table-cell>
          <table:table-cell office:value-type="float" office:value="71.0868">
            <text:p>71.0868</text:p>
          </table:table-cell>
          <table:table-cell office:value-type="float" office:value="73.5398">
            <text:p>73.5398</text:p>
          </table:table-cell>
          <table:table-cell office:value-type="float" office:value="2.081">
            <text:p>2.081</text:p>
          </table:table-cell>
          <table:table-cell office:value-type="float" office:value="-0.0671122">
            <text:p>-0.0671122</text:p>
          </table:table-cell>
          <table:table-cell office:value-type="float" office:value="0.471882">
            <text:p>0.47188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7.2281">
            <text:p>77.2281</text:p>
          </table:table-cell>
          <table:table-cell office:value-type="float" office:value="48.9566">
            <text:p>48.9566</text:p>
          </table:table-cell>
          <table:table-cell office:value-type="float" office:value="75.2951">
            <text:p>75.2951</text:p>
          </table:table-cell>
          <table:table-cell office:value-type="float" office:value="45.2857">
            <text:p>45.2857</text:p>
          </table:table-cell>
          <table:table-cell office:value-type="float" office:value="75.5089">
            <text:p>75.5089</text:p>
          </table:table-cell>
          <table:table-cell office:value-type="float" office:value="72.9292">
            <text:p>72.9292</text:p>
          </table:table-cell>
          <table:table-cell office:value-type="float" office:value="75.2848">
            <text:p>75.2848</text:p>
          </table:table-cell>
          <table:table-cell office:value-type="float" office:value="1.96298">
            <text:p>1.96298</text:p>
          </table:table-cell>
          <table:table-cell office:value-type="float" office:value="-0.060401">
            <text:p>-0.060401</text:p>
          </table:table-cell>
          <table:table-cell office:value-type="float" office:value="0.473134">
            <text:p>0.47313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8.9439">
            <text:p>78.9439</text:p>
          </table:table-cell>
          <table:table-cell office:value-type="float" office:value="50.9171">
            <text:p>50.9171</text:p>
          </table:table-cell>
          <table:table-cell office:value-type="float" office:value="77.4997">
            <text:p>77.4997</text:p>
          </table:table-cell>
          <table:table-cell office:value-type="float" office:value="46.9686">
            <text:p>46.9686</text:p>
          </table:table-cell>
          <table:table-cell office:value-type="float" office:value="77.2264">
            <text:p>77.2264</text:p>
          </table:table-cell>
          <table:table-cell office:value-type="float" office:value="74.7336">
            <text:p>74.7336</text:p>
          </table:table-cell>
          <table:table-cell office:value-type="float" office:value="77.0245">
            <text:p>77.0245</text:p>
          </table:table-cell>
          <table:table-cell office:value-type="float" office:value="1.93827">
            <text:p>1.93827</text:p>
          </table:table-cell>
          <table:table-cell office:value-type="float" office:value="-0.0543609">
            <text:p>-0.0543609</text:p>
          </table:table-cell>
          <table:table-cell office:value-type="float" office:value="0.475447">
            <text:p>0.47544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.9195">
            <text:p>80.9195</text:p>
          </table:table-cell>
          <table:table-cell office:value-type="float" office:value="52.9184">
            <text:p>52.9184</text:p>
          </table:table-cell>
          <table:table-cell office:value-type="float" office:value="79.0305">
            <text:p>79.0305</text:p>
          </table:table-cell>
          <table:table-cell office:value-type="float" office:value="48.6662">
            <text:p>48.6662</text:p>
          </table:table-cell>
          <table:table-cell office:value-type="float" office:value="79.073">
            <text:p>79.073</text:p>
          </table:table-cell>
          <table:table-cell office:value-type="float" office:value="76.5894">
            <text:p>76.5894</text:p>
          </table:table-cell>
          <table:table-cell office:value-type="float" office:value="78.8859">
            <text:p>78.8859</text:p>
          </table:table-cell>
          <table:table-cell office:value-type="float" office:value="1.94201">
            <text:p>1.94201</text:p>
          </table:table-cell>
          <table:table-cell office:value-type="float" office:value="-0.0489248">
            <text:p>-0.0489248</text:p>
          </table:table-cell>
          <table:table-cell office:value-type="float" office:value="0.477884">
            <text:p>0.47788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2.2964">
            <text:p>82.2964</text:p>
          </table:table-cell>
          <table:table-cell office:value-type="float" office:value="54.8501">
            <text:p>54.8501</text:p>
          </table:table-cell>
          <table:table-cell office:value-type="float" office:value="80.7199">
            <text:p>80.7199</text:p>
          </table:table-cell>
          <table:table-cell office:value-type="float" office:value="50.3477">
            <text:p>50.3477</text:p>
          </table:table-cell>
          <table:table-cell office:value-type="float" office:value="80.6847">
            <text:p>80.6847</text:p>
          </table:table-cell>
          <table:table-cell office:value-type="float" office:value="78.3015">
            <text:p>78.3015</text:p>
          </table:table-cell>
          <table:table-cell office:value-type="float" office:value="80.5211">
            <text:p>80.5211</text:p>
          </table:table-cell>
          <table:table-cell office:value-type="float" office:value="1.88549">
            <text:p>1.88549</text:p>
          </table:table-cell>
          <table:table-cell office:value-type="float" office:value="-0.0440323">
            <text:p>-0.0440323</text:p>
          </table:table-cell>
          <table:table-cell office:value-type="float" office:value="0.479462">
            <text:p>0.4794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6.3559">
            <text:p>86.3559</text:p>
          </table:table-cell>
          <table:table-cell office:value-type="float" office:value="56.8321">
            <text:p>56.8321</text:p>
          </table:table-cell>
          <table:table-cell office:value-type="float" office:value="83.1906">
            <text:p>83.1906</text:p>
          </table:table-cell>
          <table:table-cell office:value-type="float" office:value="52.1481">
            <text:p>52.1481</text:p>
          </table:table-cell>
          <table:table-cell office:value-type="float" office:value="83.5203">
            <text:p>83.5203</text:p>
          </table:table-cell>
          <table:table-cell office:value-type="float" office:value="80.7178">
            <text:p>80.7178</text:p>
          </table:table-cell>
          <table:table-cell office:value-type="float" office:value="83.3414">
            <text:p>83.3414</text:p>
          </table:table-cell>
          <table:table-cell office:value-type="float" office:value="2.10289">
            <text:p>2.10289</text:p>
          </table:table-cell>
          <table:table-cell office:value-type="float" office:value="-0.0396291">
            <text:p>-0.0396291</text:p>
          </table:table-cell>
          <table:table-cell office:value-type="float" office:value="0.483353">
            <text:p>0.48335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9.3924">
            <text:p>89.3924</text:p>
          </table:table-cell>
          <table:table-cell office:value-type="float" office:value="58.8803">
            <text:p>58.8803</text:p>
          </table:table-cell>
          <table:table-cell office:value-type="float" office:value="86.0149">
            <text:p>86.0149</text:p>
          </table:table-cell>
          <table:table-cell office:value-type="float" office:value="54.0103">
            <text:p>54.0103</text:p>
          </table:table-cell>
          <table:table-cell office:value-type="float" office:value="86.4564">
            <text:p>86.4564</text:p>
          </table:table-cell>
          <table:table-cell office:value-type="float" office:value="83.3202">
            <text:p>83.3202</text:p>
          </table:table-cell>
          <table:table-cell office:value-type="float" office:value="86.2799">
            <text:p>86.2799</text:p>
          </table:table-cell>
          <table:table-cell office:value-type="float" office:value="2.19625">
            <text:p>2.19625</text:p>
          </table:table-cell>
          <table:table-cell office:value-type="float" office:value="-0.0356662">
            <text:p>-0.0356662</text:p>
          </table:table-cell>
          <table:table-cell office:value-type="float" office:value="0.485618">
            <text:p>0.48561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1.689">
            <text:p>91.689</text:p>
          </table:table-cell>
          <table:table-cell office:value-type="float" office:value="60.9374">
            <text:p>60.9374</text:p>
          </table:table-cell>
          <table:table-cell office:value-type="float" office:value="89.1458">
            <text:p>89.1458</text:p>
          </table:table-cell>
          <table:table-cell office:value-type="float" office:value="55.8943">
            <text:p>55.8943</text:p>
          </table:table-cell>
          <table:table-cell office:value-type="float" office:value="89.0727">
            <text:p>89.0727</text:p>
          </table:table-cell>
          <table:table-cell office:value-type="float" office:value="85.8308">
            <text:p>85.8308</text:p>
          </table:table-cell>
          <table:table-cell office:value-type="float" office:value="88.9146">
            <text:p>88.9146</text:p>
          </table:table-cell>
          <table:table-cell office:value-type="float" office:value="2.20628">
            <text:p>2.20628</text:p>
          </table:table-cell>
          <table:table-cell office:value-type="float" office:value="-0.0320996">
            <text:p>-0.0320996</text:p>
          </table:table-cell>
          <table:table-cell office:value-type="float" office:value="0.487094">
            <text:p>0.4870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.0013">
            <text:p>92.0013</text:p>
          </table:table-cell>
          <table:table-cell office:value-type="float" office:value="62.8931">
            <text:p>62.8931</text:p>
          </table:table-cell>
          <table:table-cell office:value-type="float" office:value="91.0275">
            <text:p>91.0275</text:p>
          </table:table-cell>
          <table:table-cell office:value-type="float" office:value="57.6996">
            <text:p>57.6996</text:p>
          </table:table-cell>
          <table:table-cell office:value-type="float" office:value="90.537">
            <text:p>90.537</text:p>
          </table:table-cell>
          <table:table-cell office:value-type="float" office:value="87.682">
            <text:p>87.682</text:p>
          </table:table-cell>
          <table:table-cell office:value-type="float" office:value="90.4187">
            <text:p>90.4187</text:p>
          </table:table-cell>
          <table:table-cell office:value-type="float" office:value="2.01688">
            <text:p>2.01688</text:p>
          </table:table-cell>
          <table:table-cell office:value-type="float" office:value="-0.0288896">
            <text:p>-0.0288896</text:p>
          </table:table-cell>
          <table:table-cell office:value-type="float" office:value="0.487291">
            <text:p>0.48729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3.2678">
            <text:p>93.2678</text:p>
          </table:table-cell>
          <table:table-cell office:value-type="float" office:value="64.8117">
            <text:p>64.8117</text:p>
          </table:table-cell>
          <table:table-cell office:value-type="float" office:value="92.3193">
            <text:p>92.3193</text:p>
          </table:table-cell>
          <table:table-cell office:value-type="float" office:value="59.478">
            <text:p>59.478</text:p>
          </table:table-cell>
          <table:table-cell office:value-type="float" office:value="91.9024">
            <text:p>91.9024</text:p>
          </table:table-cell>
          <table:table-cell office:value-type="float" office:value="89.3577">
            <text:p>89.3577</text:p>
          </table:table-cell>
          <table:table-cell office:value-type="float" office:value="91.8094">
            <text:p>91.8094</text:p>
          </table:table-cell>
          <table:table-cell office:value-type="float" office:value="1.94185">
            <text:p>1.94185</text:p>
          </table:table-cell>
          <table:table-cell office:value-type="float" office:value="-0.0260006">
            <text:p>-0.0260006</text:p>
          </table:table-cell>
          <table:table-cell office:value-type="float" office:value="0.488109">
            <text:p>0.48810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7.0274">
            <text:p>97.0274</text:p>
          </table:table-cell>
          <table:table-cell office:value-type="float" office:value="66.8177">
            <text:p>66.8177</text:p>
          </table:table-cell>
          <table:table-cell office:value-type="float" office:value="94.0988">
            <text:p>94.0988</text:p>
          </table:table-cell>
          <table:table-cell office:value-type="float" office:value="61.3555">
            <text:p>61.3555</text:p>
          </table:table-cell>
          <table:table-cell office:value-type="float" office:value="94.4649">
            <text:p>94.4649</text:p>
          </table:table-cell>
          <table:table-cell office:value-type="float" office:value="91.6586">
            <text:p>91.6586</text:p>
          </table:table-cell>
          <table:table-cell office:value-type="float" office:value="94.3672">
            <text:p>94.3672</text:p>
          </table:table-cell>
          <table:table-cell office:value-type="float" office:value="2.12362">
            <text:p>2.12362</text:p>
          </table:table-cell>
          <table:table-cell office:value-type="float" office:value="-0.0234006">
            <text:p>-0.0234006</text:p>
          </table:table-cell>
          <table:table-cell office:value-type="float" office:value="0.490191">
            <text:p>0.49019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.3128">
            <text:p>99.3128</text:p>
          </table:table-cell>
          <table:table-cell office:value-type="float" office:value="68.8166">
            <text:p>68.8166</text:p>
          </table:table-cell>
          <table:table-cell office:value-type="float" office:value="96.536">
            <text:p>96.536</text:p>
          </table:table-cell>
          <table:table-cell office:value-type="float" office:value="63.2533">
            <text:p>63.2533</text:p>
          </table:table-cell>
          <table:table-cell office:value-type="float" office:value="96.8889">
            <text:p>96.8889</text:p>
          </table:table-cell>
          <table:table-cell office:value-type="float" office:value="93.9549">
            <text:p>93.9549</text:p>
          </table:table-cell>
          <table:table-cell office:value-type="float" office:value="96.7966">
            <text:p>96.7966</text:p>
          </table:table-cell>
          <table:table-cell office:value-type="float" office:value="2.13981">
            <text:p>2.13981</text:p>
          </table:table-cell>
          <table:table-cell office:value-type="float" office:value="-0.0210605">
            <text:p>-0.0210605</text:p>
          </table:table-cell>
          <table:table-cell office:value-type="float" office:value="0.491228">
            <text:p>0.4912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1.09">
            <text:p>101.09</text:p>
          </table:table-cell>
          <table:table-cell office:value-type="float" office:value="70.8759">
            <text:p>70.8759</text:p>
          </table:table-cell>
          <table:table-cell office:value-type="float" office:value="99.1435">
            <text:p>99.1435</text:p>
          </table:table-cell>
          <table:table-cell office:value-type="float" office:value="65.1452">
            <text:p>65.1452</text:p>
          </table:table-cell>
          <table:table-cell office:value-type="float" office:value="98.9896">
            <text:p>98.9896</text:p>
          </table:table-cell>
          <table:table-cell office:value-type="float" office:value="96.0955">
            <text:p>96.0955</text:p>
          </table:table-cell>
          <table:table-cell office:value-type="float" office:value="98.909">
            <text:p>98.909</text:p>
          </table:table-cell>
          <table:table-cell office:value-type="float" office:value="2.10358">
            <text:p>2.10358</text:p>
          </table:table-cell>
          <table:table-cell office:value-type="float" office:value="-0.0189545">
            <text:p>-0.0189545</text:p>
          </table:table-cell>
          <table:table-cell office:value-type="float" office:value="0.491963">
            <text:p>0.4919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.788">
            <text:p>100.788</text:p>
          </table:table-cell>
          <table:table-cell office:value-type="float" office:value="72.8864">
            <text:p>72.8864</text:p>
          </table:table-cell>
          <table:table-cell office:value-type="float" office:value="100.397">
            <text:p>100.397</text:p>
          </table:table-cell>
          <table:table-cell office:value-type="float" office:value="66.9273">
            <text:p>66.9273</text:p>
          </table:table-cell>
          <table:table-cell office:value-type="float" office:value="99.8886">
            <text:p>99.8886</text:p>
          </table:table-cell>
          <table:table-cell office:value-type="float" office:value="97.5032">
            <text:p>97.5032</text:p>
          </table:table-cell>
          <table:table-cell office:value-type="float" office:value="99.8071">
            <text:p>99.8071</text:p>
          </table:table-cell>
          <table:table-cell office:value-type="float" office:value="1.89322">
            <text:p>1.89322</text:p>
          </table:table-cell>
          <table:table-cell office:value-type="float" office:value="-0.0473362">
            <text:p>-0.0473362</text:p>
          </table:table-cell>
          <table:table-cell office:value-type="float" office:value="0.478046">
            <text:p>0.47804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2.822">
            <text:p>102.822</text:p>
          </table:table-cell>
          <table:table-cell office:value-type="float" office:value="74.8062">
            <text:p>74.8062</text:p>
          </table:table-cell>
          <table:table-cell office:value-type="float" office:value="101.567">
            <text:p>101.567</text:p>
          </table:table-cell>
          <table:table-cell office:value-type="float" office:value="68.7221">
            <text:p>68.7221</text:p>
          </table:table-cell>
          <table:table-cell office:value-type="float" office:value="101.355">
            <text:p>101.355</text:p>
          </table:table-cell>
          <table:table-cell office:value-type="float" office:value="99.0988">
            <text:p>99.0988</text:p>
          </table:table-cell>
          <table:table-cell office:value-type="float" office:value="101.255">
            <text:p>101.255</text:p>
          </table:table-cell>
          <table:table-cell office:value-type="float" office:value="1.90735">
            <text:p>1.90735</text:p>
          </table:table-cell>
          <table:table-cell office:value-type="float" office:value="-0.0426026">
            <text:p>-0.0426026</text:p>
          </table:table-cell>
          <table:table-cell office:value-type="float" office:value="0.480337">
            <text:p>0.48033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2.316">
            <text:p>102.316</text:p>
          </table:table-cell>
          <table:table-cell office:value-type="float" office:value="76.74">
            <text:p>76.74</text:p>
          </table:table-cell>
          <table:table-cell office:value-type="float" office:value="101.975">
            <text:p>101.975</text:p>
          </table:table-cell>
          <table:table-cell office:value-type="float" office:value="70.4018">
            <text:p>70.4018</text:p>
          </table:table-cell>
          <table:table-cell office:value-type="float" office:value="101.836">
            <text:p>101.836</text:p>
          </table:table-cell>
          <table:table-cell office:value-type="float" office:value="100.064">
            <text:p>100.064</text:p>
          </table:table-cell>
          <table:table-cell office:value-type="float" office:value="101.739">
            <text:p>101.739</text:p>
          </table:table-cell>
          <table:table-cell office:value-type="float" office:value="1.71662">
            <text:p>1.71662</text:p>
          </table:table-cell>
          <table:table-cell office:value-type="float" office:value="-0.0889413">
            <text:p>-0.0889413</text:p>
          </table:table-cell>
          <table:table-cell office:value-type="float" office:value="0.455666">
            <text:p>0.45566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2.658">
            <text:p>102.658</text:p>
          </table:table-cell>
          <table:table-cell office:value-type="float" office:value="78.6276">
            <text:p>78.6276</text:p>
          </table:table-cell>
          <table:table-cell office:value-type="float" office:value="102.599">
            <text:p>102.599</text:p>
          </table:table-cell>
          <table:table-cell office:value-type="float" office:value="72.0146">
            <text:p>72.0146</text:p>
          </table:table-cell>
          <table:table-cell office:value-type="float" office:value="102.247">
            <text:p>102.247</text:p>
          </table:table-cell>
          <table:table-cell office:value-type="float" office:value="100.842">
            <text:p>100.842</text:p>
          </table:table-cell>
          <table:table-cell office:value-type="float" office:value="102.159">
            <text:p>102.159</text:p>
          </table:table-cell>
          <table:table-cell office:value-type="float" office:value="1.57917">
            <text:p>1.57917</text:p>
          </table:table-cell>
          <table:table-cell office:value-type="float" office:value="-0.0800471">
            <text:p>-0.0800471</text:p>
          </table:table-cell>
          <table:table-cell office:value-type="float" office:value="0.45658">
            <text:p>0.4565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0.519">
            <text:p>100.519</text:p>
          </table:table-cell>
          <table:table-cell office:value-type="float" office:value="80.2733">
            <text:p>80.2733</text:p>
          </table:table-cell>
          <table:table-cell office:value-type="float" office:value="101.831">
            <text:p>101.831</text:p>
          </table:table-cell>
          <table:table-cell office:value-type="float" office:value="73.4398">
            <text:p>73.4398</text:p>
          </table:table-cell>
          <table:table-cell office:value-type="float" office:value="101.383">
            <text:p>101.383</text:p>
          </table:table-cell>
          <table:table-cell office:value-type="float" office:value="100.745">
            <text:p>100.745</text:p>
          </table:table-cell>
          <table:table-cell office:value-type="float" office:value="101.586">
            <text:p>101.586</text:p>
          </table:table-cell>
          <table:table-cell office:value-type="float" office:value="1.42125">
            <text:p>1.42125</text:p>
          </table:table-cell>
          <table:table-cell office:value-type="float" office:value="-0.28597">
            <text:p>-0.28597</text:p>
          </table:table-cell>
          <table:table-cell office:value-type="float" office:value="0.349244">
            <text:p>0.34924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1.975">
            <text:p>101.975</text:p>
          </table:table-cell>
          <table:table-cell office:value-type="float" office:value="81.9482">
            <text:p>81.9482</text:p>
          </table:table-cell>
          <table:table-cell office:value-type="float" office:value="101.717">
            <text:p>101.717</text:p>
          </table:table-cell>
          <table:table-cell office:value-type="float" office:value="74.8666">
            <text:p>74.8666</text:p>
          </table:table-cell>
          <table:table-cell office:value-type="float" office:value="101.679">
            <text:p>101.679</text:p>
          </table:table-cell>
          <table:table-cell office:value-type="float" office:value="101.114">
            <text:p>101.114</text:p>
          </table:table-cell>
          <table:table-cell office:value-type="float" office:value="101.727">
            <text:p>101.727</text:p>
          </table:table-cell>
          <table:table-cell office:value-type="float" office:value="1.42471">
            <text:p>1.42471</text:p>
          </table:table-cell>
          <table:table-cell office:value-type="float" office:value="-0.257373">
            <text:p>-0.257373</text:p>
          </table:table-cell>
          <table:table-cell office:value-type="float" office:value="0.362292">
            <text:p>0.36229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2.775">
            <text:p>102.775</text:p>
          </table:table-cell>
          <table:table-cell office:value-type="float" office:value="83.575">
            <text:p>83.575</text:p>
          </table:table-cell>
          <table:table-cell office:value-type="float" office:value="101.756">
            <text:p>101.756</text:p>
          </table:table-cell>
          <table:table-cell office:value-type="float" office:value="76.262">
            <text:p>76.262</text:p>
          </table:table-cell>
          <table:table-cell office:value-type="float" office:value="102.227">
            <text:p>102.227</text:p>
          </table:table-cell>
          <table:table-cell office:value-type="float" office:value="101.612">
            <text:p>101.612</text:p>
          </table:table-cell>
          <table:table-cell office:value-type="float" office:value="102.114">
            <text:p>102.114</text:p>
          </table:table-cell>
          <table:table-cell office:value-type="float" office:value="1.36222">
            <text:p>1.36222</text:p>
          </table:table-cell>
          <table:table-cell office:value-type="float" office:value="-0.231635">
            <text:p>-0.231635</text:p>
          </table:table-cell>
          <table:table-cell office:value-type="float" office:value="0.369203">
            <text:p>0.36920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3.956">
            <text:p>103.956</text:p>
          </table:table-cell>
          <table:table-cell office:value-type="float" office:value="85.1793">
            <text:p>85.1793</text:p>
          </table:table-cell>
          <table:table-cell office:value-type="float" office:value="102.902">
            <text:p>102.902</text:p>
          </table:table-cell>
          <table:table-cell office:value-type="float" office:value="77.6467">
            <text:p>77.6467</text:p>
          </table:table-cell>
          <table:table-cell office:value-type="float" office:value="103.091">
            <text:p>103.091</text:p>
          </table:table-cell>
          <table:table-cell office:value-type="float" office:value="102.315">
            <text:p>102.315</text:p>
          </table:table-cell>
          <table:table-cell office:value-type="float" office:value="102.812">
            <text:p>102.812</text:p>
          </table:table-cell>
          <table:table-cell office:value-type="float" office:value="1.34411">
            <text:p>1.34411</text:p>
          </table:table-cell>
          <table:table-cell office:value-type="float" office:value="-0.208472">
            <text:p>-0.208472</text:p>
          </table:table-cell>
          <table:table-cell office:value-type="float" office:value="0.379153">
            <text:p>0.37915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1.134">
            <text:p>101.134</text:p>
          </table:table-cell>
          <table:table-cell office:value-type="float" office:value="86.6549">
            <text:p>86.6549</text:p>
          </table:table-cell>
          <table:table-cell office:value-type="float" office:value="102.622">
            <text:p>102.622</text:p>
          </table:table-cell>
          <table:table-cell office:value-type="float" office:value="78.821">
            <text:p>78.821</text:p>
          </table:table-cell>
          <table:table-cell office:value-type="float" office:value="102.113">
            <text:p>102.113</text:p>
          </table:table-cell>
          <table:table-cell office:value-type="float" office:value="101.961">
            <text:p>101.961</text:p>
          </table:table-cell>
          <table:table-cell office:value-type="float" office:value="102.396">
            <text:p>102.396</text:p>
          </table:table-cell>
          <table:table-cell office:value-type="float" office:value="1.2097">
            <text:p>1.2097</text:p>
          </table:table-cell>
          <table:table-cell office:value-type="float" office:value="-0.469765">
            <text:p>-0.469765</text:p>
          </table:table-cell>
          <table:table-cell office:value-type="float" office:value="0.24826">
            <text:p>0.2482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1.802">
            <text:p>101.802</text:p>
          </table:table-cell>
          <table:table-cell office:value-type="float" office:value="88.0196">
            <text:p>88.0196</text:p>
          </table:table-cell>
          <table:table-cell office:value-type="float" office:value="102.297">
            <text:p>102.297</text:p>
          </table:table-cell>
          <table:table-cell office:value-type="float" office:value="79.9701">
            <text:p>79.9701</text:p>
          </table:table-cell>
          <table:table-cell office:value-type="float" office:value="101.957">
            <text:p>101.957</text:p>
          </table:table-cell>
          <table:table-cell office:value-type="float" office:value="101.913">
            <text:p>101.913</text:p>
          </table:table-cell>
          <table:table-cell office:value-type="float" office:value="102.242">
            <text:p>102.242</text:p>
          </table:table-cell>
          <table:table-cell office:value-type="float" office:value="1.15547">
            <text:p>1.15547</text:p>
          </table:table-cell>
          <table:table-cell office:value-type="float" office:value="-0.422789">
            <text:p>-0.422789</text:p>
          </table:table-cell>
          <table:table-cell office:value-type="float" office:value="0.258906">
            <text:p>0.25890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0.056">
            <text:p>100.056</text:p>
          </table:table-cell>
          <table:table-cell office:value-type="float" office:value="89.2617">
            <text:p>89.2617</text:p>
          </table:table-cell>
          <table:table-cell office:value-type="float" office:value="100.997">
            <text:p>100.997</text:p>
          </table:table-cell>
          <table:table-cell office:value-type="float" office:value="80.9744">
            <text:p>80.9744</text:p>
          </table:table-cell>
          <table:table-cell office:value-type="float" office:value="101.007">
            <text:p>101.007</text:p>
          </table:table-cell>
          <table:table-cell office:value-type="float" office:value="101.356">
            <text:p>101.356</text:p>
          </table:table-cell>
          <table:table-cell office:value-type="float" office:value="101.834">
            <text:p>101.834</text:p>
          </table:table-cell>
          <table:table-cell office:value-type="float" office:value="1.03993">
            <text:p>1.03993</text:p>
          </table:table-cell>
          <table:table-cell office:value-type="float" office:value="-0.555073">
            <text:p>-0.555073</text:p>
          </table:table-cell>
          <table:table-cell office:value-type="float" office:value="0.186792">
            <text:p>0.18679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2.234">
            <text:p>102.234</text:p>
          </table:table-cell>
          <table:table-cell office:value-type="float" office:value="90.558">
            <text:p>90.558</text:p>
          </table:table-cell>
          <table:table-cell office:value-type="float" office:value="101.364">
            <text:p>101.364</text:p>
          </table:table-cell>
          <table:table-cell office:value-type="float" office:value="82.0373">
            <text:p>82.0373</text:p>
          </table:table-cell>
          <table:table-cell office:value-type="float" office:value="101.62">
            <text:p>101.62</text:p>
          </table:table-cell>
          <table:table-cell office:value-type="float" office:value="101.619">
            <text:p>101.619</text:p>
          </table:table-cell>
          <table:table-cell office:value-type="float" office:value="101.925">
            <text:p>101.925</text:p>
          </table:table-cell>
          <table:table-cell office:value-type="float" office:value="1.15369">
            <text:p>1.15369</text:p>
          </table:table-cell>
          <table:table-cell office:value-type="float" office:value="-0.499566">
            <text:p>-0.499566</text:p>
          </table:table-cell>
          <table:table-cell office:value-type="float" office:value="0.228046">
            <text:p>0.22804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1.728">
            <text:p>101.728</text:p>
          </table:table-cell>
          <table:table-cell office:value-type="float" office:value="91.7418">
            <text:p>91.7418</text:p>
          </table:table-cell>
          <table:table-cell office:value-type="float" office:value="101.339">
            <text:p>101.339</text:p>
          </table:table-cell>
          <table:table-cell office:value-type="float" office:value="83.0219">
            <text:p>83.0219</text:p>
          </table:table-cell>
          <table:table-cell office:value-type="float" office:value="101.674">
            <text:p>101.674</text:p>
          </table:table-cell>
          <table:table-cell office:value-type="float" office:value="101.652">
            <text:p>101.652</text:p>
          </table:table-cell>
          <table:table-cell office:value-type="float" office:value="101.884">
            <text:p>101.884</text:p>
          </table:table-cell>
          <table:table-cell office:value-type="float" office:value="1.03832">
            <text:p>1.03832</text:p>
          </table:table-cell>
          <table:table-cell office:value-type="float" office:value="-0.500155">
            <text:p>-0.500155</text:p>
          </table:table-cell>
          <table:table-cell office:value-type="float" office:value="0.207412">
            <text:p>0.20741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2.143">
            <text:p>102.143</text:p>
          </table:table-cell>
          <table:table-cell office:value-type="float" office:value="92.9309">
            <text:p>92.9309</text:p>
          </table:table-cell>
          <table:table-cell office:value-type="float" office:value="102.035">
            <text:p>102.035</text:p>
          </table:table-cell>
          <table:table-cell office:value-type="float" office:value="83.9779">
            <text:p>83.9779</text:p>
          </table:table-cell>
          <table:table-cell office:value-type="float" office:value="101.909">
            <text:p>101.909</text:p>
          </table:table-cell>
          <table:table-cell office:value-type="float" office:value="101.799">
            <text:p>101.799</text:p>
          </table:table-cell>
          <table:table-cell office:value-type="float" office:value="101.94">
            <text:p>101.94</text:p>
          </table:table-cell>
          <table:table-cell office:value-type="float" office:value="0.975949">
            <text:p>0.975949</text:p>
          </table:table-cell>
          <table:table-cell office:value-type="float" office:value="-0.45014">
            <text:p>-0.45014</text:p>
          </table:table-cell>
          <table:table-cell office:value-type="float" office:value="0.215918">
            <text:p>0.2159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1.057">
            <text:p>101.057</text:p>
          </table:table-cell>
          <table:table-cell office:value-type="float" office:value="93.958">
            <text:p>93.958</text:p>
          </table:table-cell>
          <table:table-cell office:value-type="float" office:value="101.643">
            <text:p>101.643</text:p>
          </table:table-cell>
          <table:table-cell office:value-type="float" office:value="84.8319">
            <text:p>84.8319</text:p>
          </table:table-cell>
          <table:table-cell office:value-type="float" office:value="101.483">
            <text:p>101.483</text:p>
          </table:table-cell>
          <table:table-cell office:value-type="float" office:value="101.577">
            <text:p>101.577</text:p>
          </table:table-cell>
          <table:table-cell office:value-type="float" office:value="101.792">
            <text:p>101.792</text:p>
          </table:table-cell>
          <table:table-cell office:value-type="float" office:value="0.878354">
            <text:p>0.878354</text:p>
          </table:table-cell>
          <table:table-cell office:value-type="float" office:value="-0.513693">
            <text:p>-0.513693</text:p>
          </table:table-cell>
          <table:table-cell office:value-type="float" office:value="0.167882">
            <text:p>0.1678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3.726">
            <text:p>103.726</text:p>
          </table:table-cell>
          <table:table-cell office:value-type="float" office:value="94.9957">
            <text:p>94.9957</text:p>
          </table:table-cell>
          <table:table-cell office:value-type="float" office:value="102.309">
            <text:p>102.309</text:p>
          </table:table-cell>
          <table:table-cell office:value-type="float" office:value="85.7766">
            <text:p>85.7766</text:p>
          </table:table-cell>
          <table:table-cell office:value-type="float" office:value="102.604">
            <text:p>102.604</text:p>
          </table:table-cell>
          <table:table-cell office:value-type="float" office:value="102.221">
            <text:p>102.221</text:p>
          </table:table-cell>
          <table:table-cell office:value-type="float" office:value="102.229">
            <text:p>102.229</text:p>
          </table:table-cell>
          <table:table-cell office:value-type="float" office:value="1.05741">
            <text:p>1.05741</text:p>
          </table:table-cell>
          <table:table-cell office:value-type="float" office:value="-0.462323">
            <text:p>-0.462323</text:p>
          </table:table-cell>
          <table:table-cell office:value-type="float" office:value="0.226207">
            <text:p>0.2262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01.006">
            <text:p>101.006</text:p>
          </table:table-cell>
          <table:table-cell office:value-type="float" office:value="95.9516">
            <text:p>95.9516</text:p>
          </table:table-cell>
          <table:table-cell office:value-type="float" office:value="101.93">
            <text:p>101.93</text:p>
          </table:table-cell>
          <table:table-cell office:value-type="float" office:value="86.5381">
            <text:p>86.5381</text:p>
          </table:table-cell>
          <table:table-cell office:value-type="float" office:value="101.805">
            <text:p>101.805</text:p>
          </table:table-cell>
          <table:table-cell office:value-type="float" office:value="101.857">
            <text:p>101.857</text:p>
          </table:table-cell>
          <table:table-cell office:value-type="float" office:value="102.08">
            <text:p>102.08</text:p>
          </table:table-cell>
          <table:table-cell office:value-type="float" office:value="0.951665">
            <text:p>0.951665</text:p>
          </table:table-cell>
          <table:table-cell office:value-type="float" office:value="-0.688116">
            <text:p>-0.688116</text:p>
          </table:table-cell>
          <table:table-cell office:value-type="float" office:value="0.122325">
            <text:p>0.12232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1.517">
            <text:p>101.517</text:p>
          </table:table-cell>
          <table:table-cell office:value-type="float" office:value="96.7912">
            <text:p>96.7912</text:p>
          </table:table-cell>
          <table:table-cell office:value-type="float" office:value="102.083">
            <text:p>102.083</text:p>
          </table:table-cell>
          <table:table-cell office:value-type="float" office:value="87.287">
            <text:p>87.287</text:p>
          </table:table-cell>
          <table:table-cell office:value-type="float" office:value="101.661">
            <text:p>101.661</text:p>
          </table:table-cell>
          <table:table-cell office:value-type="float" office:value="101.755">
            <text:p>101.755</text:p>
          </table:table-cell>
          <table:table-cell office:value-type="float" office:value="102.004">
            <text:p>102.004</text:p>
          </table:table-cell>
          <table:table-cell office:value-type="float" office:value="0.90758">
            <text:p>0.90758</text:p>
          </table:table-cell>
          <table:table-cell office:value-type="float" office:value="-0.619305">
            <text:p>-0.619305</text:p>
          </table:table-cell>
          <table:table-cell office:value-type="float" office:value="0.13496">
            <text:p>0.1349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3.732">
            <text:p>103.732</text:p>
          </table:table-cell>
          <table:table-cell office:value-type="float" office:value="97.6747">
            <text:p>97.6747</text:p>
          </table:table-cell>
          <table:table-cell office:value-type="float" office:value="102.085">
            <text:p>102.085</text:p>
          </table:table-cell>
          <table:table-cell office:value-type="float" office:value="88.1092">
            <text:p>88.1092</text:p>
          </table:table-cell>
          <table:table-cell office:value-type="float" office:value="102.696">
            <text:p>102.696</text:p>
          </table:table-cell>
          <table:table-cell office:value-type="float" office:value="102.348">
            <text:p>102.348</text:p>
          </table:table-cell>
          <table:table-cell office:value-type="float" office:value="102.324">
            <text:p>102.324</text:p>
          </table:table-cell>
          <table:table-cell office:value-type="float" office:value="1.03834">
            <text:p>1.03834</text:p>
          </table:table-cell>
          <table:table-cell office:value-type="float" office:value="-0.557374">
            <text:p>-0.557374</text:p>
          </table:table-cell>
          <table:table-cell office:value-type="float" office:value="0.185635">
            <text:p>0.18563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03.146">
            <text:p>103.146</text:p>
          </table:table-cell>
          <table:table-cell office:value-type="float" office:value="98.4814">
            <text:p>98.4814</text:p>
          </table:table-cell>
          <table:table-cell office:value-type="float" office:value="102.798">
            <text:p>102.798</text:p>
          </table:table-cell>
          <table:table-cell office:value-type="float" office:value="88.8611">
            <text:p>88.8611</text:p>
          </table:table-cell>
          <table:table-cell office:value-type="float" office:value="102.921">
            <text:p>102.921</text:p>
          </table:table-cell>
          <table:table-cell office:value-type="float" office:value="102.587">
            <text:p>102.587</text:p>
          </table:table-cell>
          <table:table-cell office:value-type="float" office:value="102.458">
            <text:p>102.458</text:p>
          </table:table-cell>
          <table:table-cell office:value-type="float" office:value="0.934505">
            <text:p>0.934505</text:p>
          </table:table-cell>
          <table:table-cell office:value-type="float" office:value="-0.560264">
            <text:p>-0.560264</text:p>
          </table:table-cell>
          <table:table-cell office:value-type="float" office:value="0.162665">
            <text:p>0.16266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3.927">
            <text:p>103.927</text:p>
          </table:table-cell>
          <table:table-cell office:value-type="float" office:value="99.2483">
            <text:p>99.2483</text:p>
          </table:table-cell>
          <table:table-cell office:value-type="float" office:value="103.602">
            <text:p>103.602</text:p>
          </table:table-cell>
          <table:table-cell office:value-type="float" office:value="89.6144">
            <text:p>89.6144</text:p>
          </table:table-cell>
          <table:table-cell office:value-type="float" office:value="103.424">
            <text:p>103.424</text:p>
          </table:table-cell>
          <table:table-cell office:value-type="float" office:value="102.989">
            <text:p>102.989</text:p>
          </table:table-cell>
          <table:table-cell office:value-type="float" office:value="102.724">
            <text:p>102.724</text:p>
          </table:table-cell>
          <table:table-cell office:value-type="float" office:value="0.919243">
            <text:p>0.919243</text:p>
          </table:table-cell>
          <table:table-cell office:value-type="float" office:value="-0.504238">
            <text:p>-0.504238</text:p>
          </table:table-cell>
          <table:table-cell office:value-type="float" office:value="0.181194">
            <text:p>0.18119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2.365">
            <text:p>102.365</text:p>
          </table:table-cell>
          <table:table-cell office:value-type="float" office:value="99.9173">
            <text:p>99.9173</text:p>
          </table:table-cell>
          <table:table-cell office:value-type="float" office:value="103.146">
            <text:p>103.146</text:p>
          </table:table-cell>
          <table:table-cell office:value-type="float" office:value="90.2519">
            <text:p>90.2519</text:p>
          </table:table-cell>
          <table:table-cell office:value-type="float" office:value="102.895">
            <text:p>102.895</text:p>
          </table:table-cell>
          <table:table-cell office:value-type="float" office:value="102.802">
            <text:p>102.802</text:p>
          </table:table-cell>
          <table:table-cell office:value-type="float" office:value="102.682">
            <text:p>102.682</text:p>
          </table:table-cell>
          <table:table-cell office:value-type="float" office:value="0.827318">
            <text:p>0.827318</text:p>
          </table:table-cell>
          <table:table-cell office:value-type="float" office:value="-0.610005">
            <text:p>-0.610005</text:p>
          </table:table-cell>
          <table:table-cell office:value-type="float" office:value="0.118037">
            <text:p>0.11803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0.862">
            <text:p>100.862</text:p>
          </table:table-cell>
          <table:table-cell office:value-type="float" office:value="100.401">
            <text:p>100.401</text:p>
          </table:table-cell>
          <table:table-cell office:value-type="float" office:value="102.385">
            <text:p>102.385</text:p>
          </table:table-cell>
          <table:table-cell office:value-type="float" office:value="90.7824">
            <text:p>90.7824</text:p>
          </table:table-cell>
          <table:table-cell office:value-type="float" office:value="101.878">
            <text:p>101.878</text:p>
          </table:table-cell>
          <table:table-cell office:value-type="float" office:value="102.22">
            <text:p>102.22</text:p>
          </table:table-cell>
          <table:table-cell office:value-type="float" office:value="102.565">
            <text:p>102.565</text:p>
          </table:table-cell>
          <table:table-cell office:value-type="float" office:value="0.744586">
            <text:p>0.744586</text:p>
          </table:table-cell>
          <table:table-cell office:value-type="float" office:value="-0.699346">
            <text:p>-0.699346</text:p>
          </table:table-cell>
          <table:table-cell office:value-type="float" office:value="0.0640991">
            <text:p>0.064099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3.287">
            <text:p>103.287</text:p>
          </table:table-cell>
          <table:table-cell office:value-type="float" office:value="100.864">
            <text:p>100.864</text:p>
          </table:table-cell>
          <table:table-cell office:value-type="float" office:value="102.172">
            <text:p>102.172</text:p>
          </table:table-cell>
          <table:table-cell office:value-type="float" office:value="91.4077">
            <text:p>91.4077</text:p>
          </table:table-cell>
          <table:table-cell office:value-type="float" office:value="102.583">
            <text:p>102.583</text:p>
          </table:table-cell>
          <table:table-cell office:value-type="float" office:value="102.54">
            <text:p>102.54</text:p>
          </table:table-cell>
          <table:table-cell office:value-type="float" office:value="102.661">
            <text:p>102.661</text:p>
          </table:table-cell>
          <table:table-cell office:value-type="float" office:value="0.912624">
            <text:p>0.912624</text:p>
          </table:table-cell>
          <table:table-cell office:value-type="float" office:value="-0.629412">
            <text:p>-0.629412</text:p>
          </table:table-cell>
          <table:table-cell office:value-type="float" office:value="0.132648">
            <text:p>0.1326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03.395">
            <text:p>103.395</text:p>
          </table:table-cell>
          <table:table-cell office:value-type="float" office:value="101.254">
            <text:p>101.254</text:p>
          </table:table-cell>
          <table:table-cell office:value-type="float" office:value="102.515">
            <text:p>102.515</text:p>
          </table:table-cell>
          <table:table-cell office:value-type="float" office:value="92.007">
            <text:p>92.007</text:p>
          </table:table-cell>
          <table:table-cell office:value-type="float" office:value="102.989">
            <text:p>102.989</text:p>
          </table:table-cell>
          <table:table-cell office:value-type="float" office:value="102.797">
            <text:p>102.797</text:p>
          </table:table-cell>
          <table:table-cell office:value-type="float" office:value="102.76">
            <text:p>102.76</text:p>
          </table:table-cell>
          <table:table-cell office:value-type="float" office:value="0.832178">
            <text:p>0.832178</text:p>
          </table:table-cell>
          <table:table-cell office:value-type="float" office:value="-0.56647">
            <text:p>-0.56647</text:p>
          </table:table-cell>
          <table:table-cell office:value-type="float" office:value="0.135489">
            <text:p>0.13548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.586">
            <text:p>100.586</text:p>
          </table:table-cell>
          <table:table-cell office:value-type="float" office:value="101.54">
            <text:p>101.54</text:p>
          </table:table-cell>
          <table:table-cell office:value-type="float" office:value="102.423">
            <text:p>102.423</text:p>
          </table:table-cell>
          <table:table-cell office:value-type="float" office:value="92.436">
            <text:p>92.436</text:p>
          </table:table-cell>
          <table:table-cell office:value-type="float" office:value="101.788">
            <text:p>101.788</text:p>
          </table:table-cell>
          <table:table-cell office:value-type="float" office:value="102.134">
            <text:p>102.134</text:p>
          </table:table-cell>
          <table:table-cell office:value-type="float" office:value="102.625">
            <text:p>102.625</text:p>
          </table:table-cell>
          <table:table-cell office:value-type="float" office:value="0.74896">
            <text:p>0.74896</text:p>
          </table:table-cell>
          <table:table-cell office:value-type="float" office:value="-0.790715">
            <text:p>-0.790715</text:p>
          </table:table-cell>
          <table:table-cell office:value-type="float" office:value="0.0622038">
            <text:p>0.062203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02.172">
            <text:p>102.172</text:p>
          </table:table-cell>
          <table:table-cell office:value-type="float" office:value="101.837">
            <text:p>101.837</text:p>
          </table:table-cell>
          <table:table-cell office:value-type="float" office:value="102.051">
            <text:p>102.051</text:p>
          </table:table-cell>
          <table:table-cell office:value-type="float" office:value="92.9228">
            <text:p>92.9228</text:p>
          </table:table-cell>
          <table:table-cell office:value-type="float" office:value="101.98">
            <text:p>101.98</text:p>
          </table:table-cell>
          <table:table-cell office:value-type="float" office:value="102.145">
            <text:p>102.145</text:p>
          </table:table-cell>
          <table:table-cell office:value-type="float" office:value="102.587">
            <text:p>102.587</text:p>
          </table:table-cell>
          <table:table-cell office:value-type="float" office:value="0.832643">
            <text:p>0.832643</text:p>
          </table:table-cell>
          <table:table-cell office:value-type="float" office:value="-0.711644">
            <text:p>-0.711644</text:p>
          </table:table-cell>
          <table:table-cell office:value-type="float" office:value="0.0852587">
            <text:p>0.085258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2.055">
            <text:p>102.055</text:p>
          </table:table-cell>
          <table:table-cell office:value-type="float" office:value="102.005">
            <text:p>102.005</text:p>
          </table:table-cell>
          <table:table-cell office:value-type="float" office:value="101.605">
            <text:p>101.605</text:p>
          </table:table-cell>
          <table:table-cell office:value-type="float" office:value="93.3794">
            <text:p>93.3794</text:p>
          </table:table-cell>
          <table:table-cell office:value-type="float" office:value="102.018">
            <text:p>102.018</text:p>
          </table:table-cell>
          <table:table-cell office:value-type="float" office:value="102.118">
            <text:p>102.118</text:p>
          </table:table-cell>
          <table:table-cell office:value-type="float" office:value="102.543">
            <text:p>102.543</text:p>
          </table:table-cell>
          <table:table-cell office:value-type="float" office:value="0.749378">
            <text:p>0.749378</text:p>
          </table:table-cell>
          <table:table-cell office:value-type="float" office:value="-0.652161">
            <text:p>-0.652161</text:p>
          </table:table-cell>
          <table:table-cell office:value-type="float" office:value="0.081214">
            <text:p>0.08121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0.252">
            <text:p>100.252</text:p>
          </table:table-cell>
          <table:table-cell office:value-type="float" office:value="102.036">
            <text:p>102.036</text:p>
          </table:table-cell>
          <table:table-cell office:value-type="float" office:value="101.493">
            <text:p>101.493</text:p>
          </table:table-cell>
          <table:table-cell office:value-type="float" office:value="93.723">
            <text:p>93.723</text:p>
          </table:table-cell>
          <table:table-cell office:value-type="float" office:value="101.135">
            <text:p>101.135</text:p>
          </table:table-cell>
          <table:table-cell office:value-type="float" office:value="101.558">
            <text:p>101.558</text:p>
          </table:table-cell>
          <table:table-cell office:value-type="float" office:value="102.362">
            <text:p>102.362</text:p>
          </table:table-cell>
          <table:table-cell office:value-type="float" office:value="0.674441">
            <text:p>0.674441</text:p>
          </table:table-cell>
          <table:table-cell office:value-type="float" office:value="-0.767301">
            <text:p>-0.767301</text:p>
          </table:table-cell>
          <table:table-cell office:value-type="float" office:value="0.0789837">
            <text:p>0.078983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3.12">
            <text:p>103.12</text:p>
          </table:table-cell>
          <table:table-cell office:value-type="float" office:value="102.104">
            <text:p>102.104</text:p>
          </table:table-cell>
          <table:table-cell office:value-type="float" office:value="101.809">
            <text:p>101.809</text:p>
          </table:table-cell>
          <table:table-cell office:value-type="float" office:value="94.1929">
            <text:p>94.1929</text:p>
          </table:table-cell>
          <table:table-cell office:value-type="float" office:value="102.127">
            <text:p>102.127</text:p>
          </table:table-cell>
          <table:table-cell office:value-type="float" office:value="102.027">
            <text:p>102.027</text:p>
          </table:table-cell>
          <table:table-cell office:value-type="float" office:value="102.444">
            <text:p>102.444</text:p>
          </table:table-cell>
          <table:table-cell office:value-type="float" office:value="0.893785">
            <text:p>0.893785</text:p>
          </table:table-cell>
          <table:table-cell office:value-type="float" office:value="-0.690571">
            <text:p>-0.690571</text:p>
          </table:table-cell>
          <table:table-cell office:value-type="float" office:value="0.107718">
            <text:p>0.1077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1.473">
            <text:p>101.473</text:p>
          </table:table-cell>
          <table:table-cell office:value-type="float" office:value="102.127">
            <text:p>102.127</text:p>
          </table:table-cell>
          <table:table-cell office:value-type="float" office:value="101.615">
            <text:p>101.615</text:p>
          </table:table-cell>
          <table:table-cell office:value-type="float" office:value="94.5569">
            <text:p>94.5569</text:p>
          </table:table-cell>
          <table:table-cell office:value-type="float" office:value="101.8">
            <text:p>101.8</text:p>
          </table:table-cell>
          <table:table-cell office:value-type="float" office:value="101.86">
            <text:p>101.86</text:p>
          </table:table-cell>
          <table:table-cell office:value-type="float" office:value="102.39">
            <text:p>102.39</text:p>
          </table:table-cell>
          <table:table-cell office:value-type="float" office:value="0.804406">
            <text:p>0.804406</text:p>
          </table:table-cell>
          <table:table-cell office:value-type="float" office:value="-0.786206">
            <text:p>-0.786206</text:p>
          </table:table-cell>
          <table:table-cell office:value-type="float" office:value="0.0551491">
            <text:p>0.055149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1.215">
            <text:p>101.215</text:p>
          </table:table-cell>
          <table:table-cell office:value-type="float" office:value="102.073">
            <text:p>102.073</text:p>
          </table:table-cell>
          <table:table-cell office:value-type="float" office:value="101.936">
            <text:p>101.936</text:p>
          </table:table-cell>
          <table:table-cell office:value-type="float" office:value="94.8898">
            <text:p>94.8898</text:p>
          </table:table-cell>
          <table:table-cell office:value-type="float" office:value="101.507">
            <text:p>101.507</text:p>
          </table:table-cell>
          <table:table-cell office:value-type="float" office:value="101.667">
            <text:p>101.667</text:p>
          </table:table-cell>
          <table:table-cell office:value-type="float" office:value="102.328">
            <text:p>102.328</text:p>
          </table:table-cell>
          <table:table-cell office:value-type="float" office:value="0.723966">
            <text:p>0.723966</text:p>
          </table:table-cell>
          <table:table-cell office:value-type="float" office:value="-0.733368">
            <text:p>-0.733368</text:p>
          </table:table-cell>
          <table:table-cell office:value-type="float" office:value="0.0529031">
            <text:p>0.05290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02.537">
            <text:p>102.537</text:p>
          </table:table-cell>
          <table:table-cell office:value-type="float" office:value="102.08">
            <text:p>102.08</text:p>
          </table:table-cell>
          <table:table-cell office:value-type="float" office:value="101.741">
            <text:p>101.741</text:p>
          </table:table-cell>
          <table:table-cell office:value-type="float" office:value="95.2721">
            <text:p>95.2721</text:p>
          </table:table-cell>
          <table:table-cell office:value-type="float" office:value="102.022">
            <text:p>102.022</text:p>
          </table:table-cell>
          <table:table-cell office:value-type="float" office:value="101.928">
            <text:p>101.928</text:p>
          </table:table-cell>
          <table:table-cell office:value-type="float" office:value="102.347">
            <text:p>102.347</text:p>
          </table:table-cell>
          <table:table-cell office:value-type="float" office:value="0.783783">
            <text:p>0.783783</text:p>
          </table:table-cell>
          <table:table-cell office:value-type="float" office:value="-0.660031">
            <text:p>-0.660031</text:p>
          </table:table-cell>
          <table:table-cell office:value-type="float" office:value="0.0885704">
            <text:p>0.088570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1.022">
            <text:p>101.022</text:p>
          </table:table-cell>
          <table:table-cell office:value-type="float" office:value="102.026">
            <text:p>102.026</text:p>
          </table:table-cell>
          <table:table-cell office:value-type="float" office:value="101.591">
            <text:p>101.591</text:p>
          </table:table-cell>
          <table:table-cell office:value-type="float" office:value="95.5596">
            <text:p>95.5596</text:p>
          </table:table-cell>
          <table:table-cell office:value-type="float" office:value="101.522">
            <text:p>101.522</text:p>
          </table:table-cell>
          <table:table-cell office:value-type="float" office:value="101.656">
            <text:p>101.656</text:p>
          </table:table-cell>
          <table:table-cell office:value-type="float" office:value="102.264">
            <text:p>102.264</text:p>
          </table:table-cell>
          <table:table-cell office:value-type="float" office:value="0.705405">
            <text:p>0.705405</text:p>
          </table:table-cell>
          <table:table-cell office:value-type="float" office:value="-0.745483">
            <text:p>-0.745483</text:p>
          </table:table-cell>
          <table:table-cell office:value-type="float" office:value="0.0624303">
            <text:p>0.062430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2.111">
            <text:p>102.111</text:p>
          </table:table-cell>
          <table:table-cell office:value-type="float" office:value="102.079">
            <text:p>102.079</text:p>
          </table:table-cell>
          <table:table-cell office:value-type="float" office:value="101.89">
            <text:p>101.89</text:p>
          </table:table-cell>
          <table:table-cell office:value-type="float" office:value="95.8872">
            <text:p>95.8872</text:p>
          </table:table-cell>
          <table:table-cell office:value-type="float" office:value="101.817">
            <text:p>101.817</text:p>
          </table:table-cell>
          <table:table-cell office:value-type="float" office:value="101.793">
            <text:p>101.793</text:p>
          </table:table-cell>
          <table:table-cell office:value-type="float" office:value="102.253">
            <text:p>102.253</text:p>
          </table:table-cell>
          <table:table-cell office:value-type="float" office:value="0.743703">
            <text:p>0.743703</text:p>
          </table:table-cell>
          <table:table-cell office:value-type="float" office:value="-0.670934">
            <text:p>-0.670934</text:p>
          </table:table-cell>
          <table:table-cell office:value-type="float" office:value="0.0731481">
            <text:p>0.073148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0.023">
            <text:p>100.023</text:p>
          </table:table-cell>
          <table:table-cell office:value-type="float" office:value="102.014">
            <text:p>102.014</text:p>
          </table:table-cell>
          <table:table-cell office:value-type="float" office:value="101.052">
            <text:p>101.052</text:p>
          </table:table-cell>
          <table:table-cell office:value-type="float" office:value="96.094">
            <text:p>96.094</text:p>
          </table:table-cell>
          <table:table-cell office:value-type="float" office:value="100.92">
            <text:p>100.92</text:p>
          </table:table-cell>
          <table:table-cell office:value-type="float" office:value="101.262">
            <text:p>101.262</text:p>
          </table:table-cell>
          <table:table-cell office:value-type="float" office:value="102.044">
            <text:p>102.044</text:p>
          </table:table-cell>
          <table:table-cell office:value-type="float" office:value="0.669333">
            <text:p>0.669333</text:p>
          </table:table-cell>
          <table:table-cell office:value-type="float" office:value="-0.812641">
            <text:p>-0.812641</text:p>
          </table:table-cell>
          <table:table-cell office:value-type="float" office:value="0.0935154">
            <text:p>0.093515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2.106">
            <text:p>102.106</text:p>
          </table:table-cell>
          <table:table-cell office:value-type="float" office:value="101.991">
            <text:p>101.991</text:p>
          </table:table-cell>
          <table:table-cell office:value-type="float" office:value="101.413">
            <text:p>101.413</text:p>
          </table:table-cell>
          <table:table-cell office:value-type="float" office:value="96.3946">
            <text:p>96.3946</text:p>
          </table:table-cell>
          <table:table-cell office:value-type="float" office:value="101.513">
            <text:p>101.513</text:p>
          </table:table-cell>
          <table:table-cell office:value-type="float" office:value="101.515">
            <text:p>101.515</text:p>
          </table:table-cell>
          <table:table-cell office:value-type="float" office:value="102.049">
            <text:p>102.049</text:p>
          </table:table-cell>
          <table:table-cell office:value-type="float" office:value="0.810708">
            <text:p>0.810708</text:p>
          </table:table-cell>
          <table:table-cell office:value-type="float" office:value="-0.731377">
            <text:p>-0.731377</text:p>
          </table:table-cell>
          <table:table-cell office:value-type="float" office:value="0.0731498">
            <text:p>0.073149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00.365">
            <text:p>100.365</text:p>
          </table:table-cell>
          <table:table-cell office:value-type="float" office:value="101.872">
            <text:p>101.872</text:p>
          </table:table-cell>
          <table:table-cell office:value-type="float" office:value="100.831">
            <text:p>100.831</text:p>
          </table:table-cell>
          <table:table-cell office:value-type="float" office:value="96.5931">
            <text:p>96.5931</text:p>
          </table:table-cell>
          <table:table-cell office:value-type="float" office:value="100.939">
            <text:p>100.939</text:p>
          </table:table-cell>
          <table:table-cell office:value-type="float" office:value="101.17">
            <text:p>101.17</text:p>
          </table:table-cell>
          <table:table-cell office:value-type="float" office:value="101.915">
            <text:p>101.915</text:p>
          </table:table-cell>
          <table:table-cell office:value-type="float" office:value="0.729637">
            <text:p>0.729637</text:p>
          </table:table-cell>
          <table:table-cell office:value-type="float" office:value="-0.832284">
            <text:p>-0.832284</text:p>
          </table:table-cell>
          <table:table-cell office:value-type="float" office:value="0.0795732">
            <text:p>0.079573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0.429">
            <text:p>100.429</text:p>
          </table:table-cell>
          <table:table-cell office:value-type="float" office:value="101.848">
            <text:p>101.848</text:p>
          </table:table-cell>
          <table:table-cell office:value-type="float" office:value="100.967">
            <text:p>100.967</text:p>
          </table:table-cell>
          <table:table-cell office:value-type="float" office:value="96.7849">
            <text:p>96.7849</text:p>
          </table:table-cell>
          <table:table-cell office:value-type="float" office:value="100.684">
            <text:p>100.684</text:p>
          </table:table-cell>
          <table:table-cell office:value-type="float" office:value="100.948">
            <text:p>100.948</text:p>
          </table:table-cell>
          <table:table-cell office:value-type="float" office:value="101.8">
            <text:p>101.8</text:p>
          </table:table-cell>
          <table:table-cell office:value-type="float" office:value="0.663018">
            <text:p>0.663018</text:p>
          </table:table-cell>
          <table:table-cell office:value-type="float" office:value="-0.749056">
            <text:p>-0.749056</text:p>
          </table:table-cell>
          <table:table-cell office:value-type="float" office:value="0.0774183">
            <text:p>0.077418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1.914">
            <text:p>101.914</text:p>
          </table:table-cell>
          <table:table-cell office:value-type="float" office:value="101.852">
            <text:p>101.852</text:p>
          </table:table-cell>
          <table:table-cell office:value-type="float" office:value="100.903">
            <text:p>100.903</text:p>
          </table:table-cell>
          <table:table-cell office:value-type="float" office:value="97.0413">
            <text:p>97.0413</text:p>
          </table:table-cell>
          <table:table-cell office:value-type="float" office:value="101.299">
            <text:p>101.299</text:p>
          </table:table-cell>
          <table:table-cell office:value-type="float" office:value="101.237">
            <text:p>101.237</text:p>
          </table:table-cell>
          <table:table-cell office:value-type="float" office:value="101.808">
            <text:p>101.808</text:p>
          </table:table-cell>
          <table:table-cell office:value-type="float" office:value="0.745182">
            <text:p>0.745182</text:p>
          </table:table-cell>
          <table:table-cell office:value-type="float" office:value="-0.67415">
            <text:p>-0.67415</text:p>
          </table:table-cell>
          <table:table-cell office:value-type="float" office:value="0.0725208">
            <text:p>0.07252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2.453">
            <text:p>102.453</text:p>
          </table:table-cell>
          <table:table-cell office:value-type="float" office:value="101.932">
            <text:p>101.932</text:p>
          </table:table-cell>
          <table:table-cell office:value-type="float" office:value="101.598">
            <text:p>101.598</text:p>
          </table:table-cell>
          <table:table-cell office:value-type="float" office:value="97.3119">
            <text:p>97.3119</text:p>
          </table:table-cell>
          <table:table-cell office:value-type="float" office:value="101.876">
            <text:p>101.876</text:p>
          </table:table-cell>
          <table:table-cell office:value-type="float" office:value="101.602">
            <text:p>101.602</text:p>
          </table:table-cell>
          <table:table-cell office:value-type="float" office:value="101.866">
            <text:p>101.866</text:p>
          </table:table-cell>
          <table:table-cell office:value-type="float" office:value="0.724579">
            <text:p>0.724579</text:p>
          </table:table-cell>
          <table:table-cell office:value-type="float" office:value="-0.606735">
            <text:p>-0.606735</text:p>
          </table:table-cell>
          <table:table-cell office:value-type="float" office:value="0.0898325">
            <text:p>0.089832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3.012">
            <text:p>103.012</text:p>
          </table:table-cell>
          <table:table-cell office:value-type="float" office:value="101.958">
            <text:p>101.958</text:p>
          </table:table-cell>
          <table:table-cell office:value-type="float" office:value="102.459">
            <text:p>102.459</text:p>
          </table:table-cell>
          <table:table-cell office:value-type="float" office:value="97.5969">
            <text:p>97.5969</text:p>
          </table:table-cell>
          <table:table-cell office:value-type="float" office:value="102.444">
            <text:p>102.444</text:p>
          </table:table-cell>
          <table:table-cell office:value-type="float" office:value="102.025">
            <text:p>102.025</text:p>
          </table:table-cell>
          <table:table-cell office:value-type="float" office:value="101.99">
            <text:p>101.99</text:p>
          </table:table-cell>
          <table:table-cell office:value-type="float" office:value="0.708039">
            <text:p>0.708039</text:p>
          </table:table-cell>
          <table:table-cell office:value-type="float" office:value="-0.546061">
            <text:p>-0.546061</text:p>
          </table:table-cell>
          <table:table-cell office:value-type="float" office:value="0.108121">
            <text:p>0.1081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2.742">
            <text:p>102.742</text:p>
          </table:table-cell>
          <table:table-cell office:value-type="float" office:value="101.992">
            <text:p>101.992</text:p>
          </table:table-cell>
          <table:table-cell office:value-type="float" office:value="102.735">
            <text:p>102.735</text:p>
          </table:table-cell>
          <table:table-cell office:value-type="float" office:value="97.8541">
            <text:p>97.8541</text:p>
          </table:table-cell>
          <table:table-cell office:value-type="float" office:value="102.593">
            <text:p>102.593</text:p>
          </table:table-cell>
          <table:table-cell office:value-type="float" office:value="102.24">
            <text:p>102.24</text:p>
          </table:table-cell>
          <table:table-cell office:value-type="float" office:value="102.062">
            <text:p>102.062</text:p>
          </table:table-cell>
          <table:table-cell office:value-type="float" office:value="0.637236">
            <text:p>0.637236</text:p>
          </table:table-cell>
          <table:table-cell office:value-type="float" office:value="-0.518477">
            <text:p>-0.518477</text:p>
          </table:table-cell>
          <table:table-cell office:value-type="float" office:value="0.0962411">
            <text:p>0.096241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0.532">
            <text:p>100.532</text:p>
          </table:table-cell>
          <table:table-cell office:value-type="float" office:value="101.938">
            <text:p>101.938</text:p>
          </table:table-cell>
          <table:table-cell office:value-type="float" office:value="102.095">
            <text:p>102.095</text:p>
          </table:table-cell>
          <table:table-cell office:value-type="float" office:value="97.988">
            <text:p>97.988</text:p>
          </table:table-cell>
          <table:table-cell office:value-type="float" office:value="101.562">
            <text:p>101.562</text:p>
          </table:table-cell>
          <table:table-cell office:value-type="float" office:value="101.727">
            <text:p>101.727</text:p>
          </table:table-cell>
          <table:table-cell office:value-type="float" office:value="101.923">
            <text:p>101.923</text:p>
          </table:table-cell>
          <table:table-cell office:value-type="float" office:value="0.573512">
            <text:p>0.573512</text:p>
          </table:table-cell>
          <table:table-cell office:value-type="float" office:value="-0.687642">
            <text:p>-0.687642</text:p>
          </table:table-cell>
          <table:table-cell office:value-type="float" office:value="0.0907233">
            <text:p>0.090723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00.731">
            <text:p>100.731</text:p>
          </table:table-cell>
          <table:table-cell office:value-type="float" office:value="101.927">
            <text:p>101.927</text:p>
          </table:table-cell>
          <table:table-cell office:value-type="float" office:value="101.335">
            <text:p>101.335</text:p>
          </table:table-cell>
          <table:table-cell office:value-type="float" office:value="98.1252">
            <text:p>98.1252</text:p>
          </table:table-cell>
          <table:table-cell office:value-type="float" office:value="101.147">
            <text:p>101.147</text:p>
          </table:table-cell>
          <table:table-cell office:value-type="float" office:value="101.429">
            <text:p>101.429</text:p>
          </table:table-cell>
          <table:table-cell office:value-type="float" office:value="101.825">
            <text:p>101.825</text:p>
          </table:table-cell>
          <table:table-cell office:value-type="float" office:value="0.536104">
            <text:p>0.536104</text:p>
          </table:table-cell>
          <table:table-cell office:value-type="float" office:value="-0.618877">
            <text:p>-0.618877</text:p>
          </table:table-cell>
          <table:table-cell office:value-type="float" office:value="0.0822497">
            <text:p>0.082249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2.609">
            <text:p>102.609</text:p>
          </table:table-cell>
          <table:table-cell office:value-type="float" office:value="101.89">
            <text:p>101.89</text:p>
          </table:table-cell>
          <table:table-cell office:value-type="float" office:value="101.291">
            <text:p>101.291</text:p>
          </table:table-cell>
          <table:table-cell office:value-type="float" office:value="98.3494">
            <text:p>98.3494</text:p>
          </table:table-cell>
          <table:table-cell office:value-type="float" office:value="101.878">
            <text:p>101.878</text:p>
          </table:table-cell>
          <table:table-cell office:value-type="float" office:value="101.783">
            <text:p>101.783</text:p>
          </table:table-cell>
          <table:table-cell office:value-type="float" office:value="101.897">
            <text:p>101.897</text:p>
          </table:table-cell>
          <table:table-cell office:value-type="float" office:value="0.670296">
            <text:p>0.670296</text:p>
          </table:table-cell>
          <table:table-cell office:value-type="float" office:value="-0.55699">
            <text:p>-0.55699</text:p>
          </table:table-cell>
          <table:table-cell office:value-type="float" office:value="0.0915452">
            <text:p>0.091545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1.339">
            <text:p>101.339</text:p>
          </table:table-cell>
          <table:table-cell office:value-type="float" office:value="101.901">
            <text:p>101.901</text:p>
          </table:table-cell>
          <table:table-cell office:value-type="float" office:value="101.56">
            <text:p>101.56</text:p>
          </table:table-cell>
          <table:table-cell office:value-type="float" office:value="98.4988">
            <text:p>98.4988</text:p>
          </table:table-cell>
          <table:table-cell office:value-type="float" office:value="101.608">
            <text:p>101.608</text:p>
          </table:table-cell>
          <table:table-cell office:value-type="float" office:value="101.65">
            <text:p>101.65</text:p>
          </table:table-cell>
          <table:table-cell office:value-type="float" office:value="101.864">
            <text:p>101.864</text:p>
          </table:table-cell>
          <table:table-cell office:value-type="float" office:value="0.603266">
            <text:p>0.603266</text:p>
          </table:table-cell>
          <table:table-cell office:value-type="float" office:value="-0.628296">
            <text:p>-0.628296</text:p>
          </table:table-cell>
          <table:table-cell office:value-type="float" office:value="0.0591458">
            <text:p>0.059145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0.4">
            <text:p>100.4</text:p>
          </table:table-cell>
          <table:table-cell office:value-type="float" office:value="101.864">
            <text:p>101.864</text:p>
          </table:table-cell>
          <table:table-cell office:value-type="float" office:value="101.449">
            <text:p>101.449</text:p>
          </table:table-cell>
          <table:table-cell office:value-type="float" office:value="98.5939">
            <text:p>98.5939</text:p>
          </table:table-cell>
          <table:table-cell office:value-type="float" office:value="101.004">
            <text:p>101.004</text:p>
          </table:table-cell>
          <table:table-cell office:value-type="float" office:value="101.275">
            <text:p>101.275</text:p>
          </table:table-cell>
          <table:table-cell office:value-type="float" office:value="101.727">
            <text:p>101.727</text:p>
          </table:table-cell>
          <table:table-cell office:value-type="float" office:value="0.54294">
            <text:p>0.54294</text:p>
          </table:table-cell>
          <table:table-cell office:value-type="float" office:value="-0.659393">
            <text:p>-0.659393</text:p>
          </table:table-cell>
          <table:table-cell office:value-type="float" office:value="0.0935852">
            <text:p>0.093585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0.859">
            <text:p>100.859</text:p>
          </table:table-cell>
          <table:table-cell office:value-type="float" office:value="101.768">
            <text:p>101.768</text:p>
          </table:table-cell>
          <table:table-cell office:value-type="float" office:value="100.866">
            <text:p>100.866</text:p>
          </table:table-cell>
          <table:table-cell office:value-type="float" office:value="98.7071">
            <text:p>98.7071</text:p>
          </table:table-cell>
          <table:table-cell office:value-type="float" office:value="100.931">
            <text:p>100.931</text:p>
          </table:table-cell>
          <table:table-cell office:value-type="float" office:value="101.15">
            <text:p>101.15</text:p>
          </table:table-cell>
          <table:table-cell office:value-type="float" office:value="101.663">
            <text:p>101.663</text:p>
          </table:table-cell>
          <table:table-cell office:value-type="float" office:value="0.534543">
            <text:p>0.534543</text:p>
          </table:table-cell>
          <table:table-cell office:value-type="float" office:value="-0.593454">
            <text:p>-0.593454</text:p>
          </table:table-cell>
          <table:table-cell office:value-type="float" office:value="0.0735018">
            <text:p>0.073501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0.97">
            <text:p>100.97</text:p>
          </table:table-cell>
          <table:table-cell office:value-type="float" office:value="101.695">
            <text:p>101.695</text:p>
          </table:table-cell>
          <table:table-cell office:value-type="float" office:value="100.743">
            <text:p>100.743</text:p>
          </table:table-cell>
          <table:table-cell office:value-type="float" office:value="98.8203">
            <text:p>98.8203</text:p>
          </table:table-cell>
          <table:table-cell office:value-type="float" office:value="100.951">
            <text:p>100.951</text:p>
          </table:table-cell>
          <table:table-cell office:value-type="float" office:value="101.096">
            <text:p>101.096</text:p>
          </table:table-cell>
          <table:table-cell office:value-type="float" office:value="101.616">
            <text:p>101.616</text:p>
          </table:table-cell>
          <table:table-cell office:value-type="float" office:value="0.492223">
            <text:p>0.492223</text:p>
          </table:table-cell>
          <table:table-cell office:value-type="float" office:value="-0.534108">
            <text:p>-0.534108</text:p>
          </table:table-cell>
          <table:table-cell office:value-type="float" office:value="0.0683648">
            <text:p>0.0683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16:28:08</dc:date>
    <meta:document-statistic meta:table-count="1" meta:cell-count="1661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4.386cm" xlink:href=".." xlink:type="simple" chart:class="chart:scatter" chart:style-name="ch1">
        <chart:legend chart:legend-position="end" svg:x="12.592cm" svg:y="6.396cm" style:legend-expansion="high" chart:style-name="ch2"/>
        <chart:plot-area chart:style-name="ch3" table:cell-range-address="Sheet1.A1:Sheet1.B1 Sheet1.A30:Sheet1.B67 Sheet1.G1:Sheet1.H1 Sheet1.G30:Sheet1.H67" chart:data-source-has-labels="row" svg:x="0.77cm" svg:y="1.283cm" svg:width="11.182cm" svg:height="12.396cm">
          <chartooo:coordinate-region svg:x="1.391cm" svg:y="1.482cm" svg:width="10.374cm" svg:height="11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67" chart:label-cell-address="Sheet1.B1:Sheet1.B1" chart:class="chart:scatter">
            <chart:domain table:cell-range-address="Sheet1.A30:Sheet1.A67"/>
            <chart:data-point chart:repeated="38"/>
          </chart:series>
          <chart:series chart:style-name="ch7" chart:values-cell-range-address="Sheet1.G30:Sheet1.G67" chart:label-cell-address="Sheet1.G1:Sheet1.G1" chart:class="chart:scatter">
            <chart:data-point chart:repeated="38"/>
          </chart:series>
          <chart:series chart:style-name="ch8" chart:values-cell-range-address="Sheet1.H30:Sheet1.H67" chart:label-cell-address="Sheet1.H1:Sheet1.H1" chart:class="chart:scatter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mv_exp_best</text:p>
                <draw:g>
                  <svg:desc>Sheet1.G1:Sheet1.G1</svg:desc>
                </draw:g>
              </table:table-cell>
              <table:table-cell office:value-type="string">
                <text:p>adapt_av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1.A30:Sheet1.A67</svg:desc>
                </draw:g>
              </table:table-cell>
              <table:table-cell office:value-type="float" office:value="2.52103">
                <text:p>2.52103</text:p>
                <draw:g>
                  <svg:desc>Sheet1.B30:Sheet1.B67</svg:desc>
                </draw:g>
              </table:table-cell>
              <table:table-cell office:value-type="float" office:value="2.56131">
                <text:p>2.56131</text:p>
                <draw:g>
                  <svg:desc>Sheet1.G30:Sheet1.G67</svg:desc>
                </draw:g>
              </table:table-cell>
              <table:table-cell office:value-type="float" office:value="2.19906">
                <text:p>2.19906</text:p>
                <draw:g>
                  <svg:desc>Sheet1.H30:Shee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.312504">
                <text:p>0.312504</text:p>
              </table:table-cell>
              <table:table-cell office:value-type="float" office:value="1.88667">
                <text:p>1.88667</text:p>
              </table:table-cell>
              <table:table-cell office:value-type="float" office:value="1.9403">
                <text:p>1.9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98973">
                <text:p>0.498973</text:p>
              </table:table-cell>
              <table:table-cell office:value-type="float" office:value="1.47036">
                <text:p>1.47036</text:p>
              </table:table-cell>
              <table:table-cell office:value-type="float" office:value="1.75594">
                <text:p>1.75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.90908">
                <text:p>1.90908</text:p>
              </table:table-cell>
              <table:table-cell office:value-type="float" office:value="1.60198">
                <text:p>1.60198</text:p>
              </table:table-cell>
              <table:table-cell office:value-type="float" office:value="1.7653">
                <text:p>1.7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.08307">
                <text:p>1.08307</text:p>
              </table:table-cell>
              <table:table-cell office:value-type="float" office:value="1.4463">
                <text:p>1.4463</text:p>
              </table:table-cell>
              <table:table-cell office:value-type="float" office:value="1.70082">
                <text:p>1.70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3.55784">
                <text:p>3.55784</text:p>
              </table:table-cell>
              <table:table-cell office:value-type="float" office:value="2.07976">
                <text:p>2.07976</text:p>
              </table:table-cell>
              <table:table-cell office:value-type="float" office:value="1.89652">
                <text:p>1.89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.20351">
                <text:p>1.20351</text:p>
              </table:table-cell>
              <table:table-cell office:value-type="float" office:value="1.81689">
                <text:p>1.81689</text:p>
              </table:table-cell>
              <table:table-cell office:value-type="float" office:value="1.83862">
                <text:p>1.83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.12863">
                <text:p>1.12863</text:p>
              </table:table-cell>
              <table:table-cell office:value-type="float" office:value="1.61041">
                <text:p>1.61041</text:p>
              </table:table-cell>
              <table:table-cell office:value-type="float" office:value="1.77747">
                <text:p>1.77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2.22619">
                <text:p>2.22619</text:p>
              </table:table-cell>
              <table:table-cell office:value-type="float" office:value="1.79515">
                <text:p>1.79515</text:p>
              </table:table-cell>
              <table:table-cell office:value-type="float" office:value="1.80365">
                <text:p>1.80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0.418806">
                <text:p>0.418806</text:p>
              </table:table-cell>
              <table:table-cell office:value-type="float" office:value="1.38224">
                <text:p>1.38224</text:p>
              </table:table-cell>
              <table:table-cell office:value-type="float" office:value="1.65497">
                <text:p>1.65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2.41596">
                <text:p>2.41596</text:p>
              </table:table-cell>
              <table:table-cell office:value-type="float" office:value="1.69236">
                <text:p>1.69236</text:p>
              </table:table-cell>
              <table:table-cell office:value-type="float" office:value="1.70714">
                <text:p>1.70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3.44199">
                <text:p>3.44199</text:p>
              </table:table-cell>
              <table:table-cell office:value-type="float" office:value="2.21725">
                <text:p>2.21725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3.95772">
                <text:p>3.95772</text:p>
              </table:table-cell>
              <table:table-cell office:value-type="float" office:value="2.73939">
                <text:p>2.73939</text:p>
              </table:table-cell>
              <table:table-cell office:value-type="float" office:value="2.13218">
                <text:p>2.13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.641223">
                <text:p>0.641223</text:p>
              </table:table-cell>
              <table:table-cell office:value-type="float" office:value="2.10994">
                <text:p>2.10994</text:p>
              </table:table-cell>
              <table:table-cell office:value-type="float" office:value="1.98184">
                <text:p>1.98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0.292808">
                <text:p>0.292808</text:p>
              </table:table-cell>
              <table:table-cell office:value-type="float" office:value="1.5648">
                <text:p>1.5648</text:p>
              </table:table-cell>
              <table:table-cell office:value-type="float" office:value="1.79381">
                <text:p>1.79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1.4584">
                <text:p>1.4584</text:p>
              </table:table-cell>
              <table:table-cell office:value-type="float" office:value="1.53288">
                <text:p>1.53288</text:p>
              </table:table-cell>
              <table:table-cell office:value-type="float" office:value="1.77174">
                <text:p>1.77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2.24834">
                <text:p>2.24834</text:p>
              </table:table-cell>
              <table:table-cell office:value-type="float" office:value="1.74752">
                <text:p>1.74752</text:p>
              </table:table-cell>
              <table:table-cell office:value-type="float" office:value="1.80198">
                <text:p>1.80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3.95437">
                <text:p>3.95437</text:p>
              </table:table-cell>
              <table:table-cell office:value-type="float" office:value="2.40957">
                <text:p>2.40957</text:p>
              </table:table-cell>
              <table:table-cell office:value-type="float" office:value="2.06163">
                <text:p>2.06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0.376704">
                <text:p>0.376704</text:p>
              </table:table-cell>
              <table:table-cell office:value-type="float" office:value="1.79971">
                <text:p>1.79971</text:p>
              </table:table-cell>
              <table:table-cell office:value-type="float" office:value="1.89126">
                <text:p>1.89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2.83177">
                <text:p>2.83177</text:p>
              </table:table-cell>
              <table:table-cell office:value-type="float" office:value="2.10933">
                <text:p>2.10933</text:p>
              </table:table-cell>
              <table:table-cell office:value-type="float" office:value="1.96153">
                <text:p>1.9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0.59415">
                <text:p>0.59415</text:p>
              </table:table-cell>
              <table:table-cell office:value-type="float" office:value="1.65478">
                <text:p>1.65478</text:p>
              </table:table-cell>
              <table:table-cell office:value-type="float" office:value="1.8407">
                <text:p>1.8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3.79578">
                <text:p>3.79578</text:p>
              </table:table-cell>
              <table:table-cell office:value-type="float" office:value="2.29708">
                <text:p>2.29708</text:p>
              </table:table-cell>
              <table:table-cell office:value-type="float" office:value="2.02997">
                <text:p>2.02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4157">
                <text:p>1.04157</text:p>
              </table:table-cell>
              <table:table-cell office:value-type="float" office:value="1.92043">
                <text:p>1.92043</text:p>
              </table:table-cell>
              <table:table-cell office:value-type="float" office:value="1.95665">
                <text:p>1.95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3.14906">
                <text:p>3.14906</text:p>
              </table:table-cell>
              <table:table-cell office:value-type="float" office:value="2.28902">
                <text:p>2.28902</text:p>
              </table:table-cell>
              <table:table-cell office:value-type="float" office:value="2.04869">
                <text:p>2.04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6.03412">
                <text:p>6.03412</text:p>
              </table:table-cell>
              <table:table-cell office:value-type="float" office:value="3.41255">
                <text:p>3.41255</text:p>
              </table:table-cell>
              <table:table-cell office:value-type="float" office:value="2.59468">
                <text:p>2.59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6.64863">
                <text:p>6.64863</text:p>
              </table:table-cell>
              <table:table-cell office:value-type="float" office:value="4.38337">
                <text:p>4.38337</text:p>
              </table:table-cell>
              <table:table-cell office:value-type="float" office:value="3.19773">
                <text:p>3.19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9.51153">
                <text:p>9.51153</text:p>
              </table:table-cell>
              <table:table-cell office:value-type="float" office:value="5.92182">
                <text:p>5.92182</text:p>
              </table:table-cell>
              <table:table-cell office:value-type="float" office:value="4.45541">
                <text:p>4.45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3.5042">
                <text:p>13.5042</text:p>
              </table:table-cell>
              <table:table-cell office:value-type="float" office:value="8.19652">
                <text:p>8.19652</text:p>
              </table:table-cell>
              <table:table-cell office:value-type="float" office:value="6.75333">
                <text:p>6.7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12.7474">
                <text:p>12.7474</text:p>
              </table:table-cell>
              <table:table-cell office:value-type="float" office:value="9.5618">
                <text:p>9.5618</text:p>
              </table:table-cell>
              <table:table-cell office:value-type="float" office:value="8.13082">
                <text:p>8.13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15.7615">
                <text:p>15.7615</text:p>
              </table:table-cell>
              <table:table-cell office:value-type="float" office:value="11.4217">
                <text:p>11.4217</text:p>
              </table:table-cell>
              <table:table-cell office:value-type="float" office:value="10.1739">
                <text:p>10.1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18.987">
                <text:p>18.987</text:p>
              </table:table-cell>
              <table:table-cell office:value-type="float" office:value="13.6913">
                <text:p>13.6913</text:p>
              </table:table-cell>
              <table:table-cell office:value-type="float" office:value="12.8265">
                <text:p>12.8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20.1274">
                <text:p>20.1274</text:p>
              </table:table-cell>
              <table:table-cell office:value-type="float" office:value="15.6221">
                <text:p>15.6221</text:p>
              </table:table-cell>
              <table:table-cell office:value-type="float" office:value="15.1013">
                <text:p>15.1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20.8819">
                <text:p>20.8819</text:p>
              </table:table-cell>
              <table:table-cell office:value-type="float" office:value="17.2">
                <text:p>17.2</text:p>
              </table:table-cell>
              <table:table-cell office:value-type="float" office:value="16.9434">
                <text:p>16.9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">
                <text:p>61</text:p>
              </table:table-cell>
              <table:table-cell office:value-type="float" office:value="24.3456">
                <text:p>24.3456</text:p>
              </table:table-cell>
              <table:table-cell office:value-type="float" office:value="19.3437">
                <text:p>19.3437</text:p>
              </table:table-cell>
              <table:table-cell office:value-type="float" office:value="19.5185">
                <text:p>19.5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">
                <text:p>62</text:p>
              </table:table-cell>
              <table:table-cell office:value-type="float" office:value="26.8933">
                <text:p>26.8933</text:p>
              </table:table-cell>
              <table:table-cell office:value-type="float" office:value="21.6086">
                <text:p>21.6086</text:p>
              </table:table-cell>
              <table:table-cell office:value-type="float" office:value="22.2146">
                <text:p>22.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27.9488">
                <text:p>27.9488</text:p>
              </table:table-cell>
              <table:table-cell office:value-type="float" office:value="23.5107">
                <text:p>23.5107</text:p>
              </table:table-cell>
              <table:table-cell office:value-type="float" office:value="24.3501">
                <text:p>24.3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">
                <text:p>64</text:p>
              </table:table-cell>
              <table:table-cell office:value-type="float" office:value="29.9753">
                <text:p>29.9753</text:p>
              </table:table-cell>
              <table:table-cell office:value-type="float" office:value="25.45">
                <text:p>25.45</text:p>
              </table:table-cell>
              <table:table-cell office:value-type="float" office:value="26.5152">
                <text:p>26.5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3.3293">
                <text:p>33.3293</text:p>
              </table:table-cell>
              <table:table-cell office:value-type="float" office:value="27.8138">
                <text:p>27.8138</text:p>
              </table:table-cell>
              <table:table-cell office:value-type="float" office:value="29.2576">
                <text:p>29.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5.288cm" xlink:href=".." xlink:type="simple" chart:class="chart:scatter" chart:style-name="ch1">
        <chart:legend chart:legend-position="end" svg:x="12.592cm" svg:y="6.847cm" style:legend-expansion="high" chart:style-name="ch2"/>
        <chart:plot-area chart:style-name="ch3" table:cell-range-address="Sheet1.A1:Sheet1.B1 Sheet1.A95:Sheet1.B137 Sheet1.G1:Sheet1.H1 Sheet1.G95:Sheet1.H137" chart:data-source-has-labels="row" svg:x="0.77cm" svg:y="1.355cm" svg:width="11.182cm" svg:height="13.208cm">
          <chartooo:coordinate-region svg:x="1.577cm" svg:y="1.554cm" svg:width="10.095cm" svg:height="12.3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5:Sheet1.B137" chart:label-cell-address="Sheet1.B1:Sheet1.B1" chart:class="chart:scatter">
            <chart:domain table:cell-range-address="Sheet1.A95:Sheet1.A137"/>
            <chart:data-point chart:repeated="43"/>
          </chart:series>
          <chart:series chart:style-name="ch8" chart:values-cell-range-address="Sheet1.G95:Sheet1.G137" chart:label-cell-address="Sheet1.G1:Sheet1.G1" chart:class="chart:scatter">
            <chart:data-point chart:repeated="43"/>
          </chart:series>
          <chart:series chart:style-name="ch9" chart:values-cell-range-address="Sheet1.H95:Sheet1.H137" chart:label-cell-address="Sheet1.H1:Sheet1.H1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mv_exp_best</text:p>
                <draw:g>
                  <svg:desc>Sheet1.G1:Sheet1.G1</svg:desc>
                </draw:g>
              </table:table-cell>
              <table:table-cell office:value-type="string">
                <text:p>adapt_av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">
                <text:p>93</text:p>
                <draw:g>
                  <svg:desc>Sheet1.A95:Sheet1.A137</svg:desc>
                </draw:g>
              </table:table-cell>
              <table:table-cell office:value-type="float" office:value="89.3924">
                <text:p>89.3924</text:p>
                <draw:g>
                  <svg:desc>Sheet1.B95:Sheet1.B137</svg:desc>
                </draw:g>
              </table:table-cell>
              <table:table-cell office:value-type="float" office:value="83.3202">
                <text:p>83.3202</text:p>
                <draw:g>
                  <svg:desc>Sheet1.G95:Sheet1.G137</svg:desc>
                </draw:g>
              </table:table-cell>
              <table:table-cell office:value-type="float" office:value="86.2799">
                <text:p>86.2799</text:p>
                <draw:g>
                  <svg:desc>Sheet1.H95:Sheet1.H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91.689">
                <text:p>91.689</text:p>
              </table:table-cell>
              <table:table-cell office:value-type="float" office:value="85.8308">
                <text:p>85.8308</text:p>
              </table:table-cell>
              <table:table-cell office:value-type="float" office:value="88.9146">
                <text:p>88.9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92.0013">
                <text:p>92.0013</text:p>
              </table:table-cell>
              <table:table-cell office:value-type="float" office:value="87.682">
                <text:p>87.682</text:p>
              </table:table-cell>
              <table:table-cell office:value-type="float" office:value="90.4187">
                <text:p>90.4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93.2678">
                <text:p>93.2678</text:p>
              </table:table-cell>
              <table:table-cell office:value-type="float" office:value="89.3577">
                <text:p>89.3577</text:p>
              </table:table-cell>
              <table:table-cell office:value-type="float" office:value="91.8094">
                <text:p>91.8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97.0274">
                <text:p>97.0274</text:p>
              </table:table-cell>
              <table:table-cell office:value-type="float" office:value="91.6586">
                <text:p>91.6586</text:p>
              </table:table-cell>
              <table:table-cell office:value-type="float" office:value="94.3672">
                <text:p>94.3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99.3128">
                <text:p>99.3128</text:p>
              </table:table-cell>
              <table:table-cell office:value-type="float" office:value="93.9549">
                <text:p>93.9549</text:p>
              </table:table-cell>
              <table:table-cell office:value-type="float" office:value="96.7966">
                <text:p>96.7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01.09">
                <text:p>101.09</text:p>
              </table:table-cell>
              <table:table-cell office:value-type="float" office:value="96.0955">
                <text:p>96.0955</text:p>
              </table:table-cell>
              <table:table-cell office:value-type="float" office:value="98.909">
                <text:p>98.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.788">
                <text:p>100.788</text:p>
              </table:table-cell>
              <table:table-cell office:value-type="float" office:value="97.5032">
                <text:p>97.5032</text:p>
              </table:table-cell>
              <table:table-cell office:value-type="float" office:value="99.8071">
                <text:p>99.8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  <table:table-cell office:value-type="float" office:value="102.822">
                <text:p>102.822</text:p>
              </table:table-cell>
              <table:table-cell office:value-type="float" office:value="99.0988">
                <text:p>99.0988</text:p>
              </table:table-cell>
              <table:table-cell office:value-type="float" office:value="101.255">
                <text:p>101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2.316">
                <text:p>102.316</text:p>
              </table:table-cell>
              <table:table-cell office:value-type="float" office:value="100.064">
                <text:p>100.064</text:p>
              </table:table-cell>
              <table:table-cell office:value-type="float" office:value="101.739">
                <text:p>101.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102.658">
                <text:p>102.658</text:p>
              </table:table-cell>
              <table:table-cell office:value-type="float" office:value="100.842">
                <text:p>100.842</text:p>
              </table:table-cell>
              <table:table-cell office:value-type="float" office:value="102.159">
                <text:p>102.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">
                <text:p>104</text:p>
              </table:table-cell>
              <table:table-cell office:value-type="float" office:value="100.519">
                <text:p>100.519</text:p>
              </table:table-cell>
              <table:table-cell office:value-type="float" office:value="100.745">
                <text:p>100.745</text:p>
              </table:table-cell>
              <table:table-cell office:value-type="float" office:value="101.586">
                <text:p>101.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101.975">
                <text:p>101.975</text:p>
              </table:table-cell>
              <table:table-cell office:value-type="float" office:value="101.114">
                <text:p>101.114</text:p>
              </table:table-cell>
              <table:table-cell office:value-type="float" office:value="101.727">
                <text:p>101.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">
                <text:p>106</text:p>
              </table:table-cell>
              <table:table-cell office:value-type="float" office:value="102.775">
                <text:p>102.775</text:p>
              </table:table-cell>
              <table:table-cell office:value-type="float" office:value="101.612">
                <text:p>101.612</text:p>
              </table:table-cell>
              <table:table-cell office:value-type="float" office:value="102.114">
                <text:p>102.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103.956">
                <text:p>103.956</text:p>
              </table:table-cell>
              <table:table-cell office:value-type="float" office:value="102.315">
                <text:p>102.315</text:p>
              </table:table-cell>
              <table:table-cell office:value-type="float" office:value="102.812">
                <text:p>102.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">
                <text:p>108</text:p>
              </table:table-cell>
              <table:table-cell office:value-type="float" office:value="101.134">
                <text:p>101.134</text:p>
              </table:table-cell>
              <table:table-cell office:value-type="float" office:value="101.961">
                <text:p>101.961</text:p>
              </table:table-cell>
              <table:table-cell office:value-type="float" office:value="102.396">
                <text:p>102.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">
                <text:p>109</text:p>
              </table:table-cell>
              <table:table-cell office:value-type="float" office:value="101.802">
                <text:p>101.802</text:p>
              </table:table-cell>
              <table:table-cell office:value-type="float" office:value="101.913">
                <text:p>101.913</text:p>
              </table:table-cell>
              <table:table-cell office:value-type="float" office:value="102.242">
                <text:p>102.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100.056">
                <text:p>100.056</text:p>
              </table:table-cell>
              <table:table-cell office:value-type="float" office:value="101.356">
                <text:p>101.356</text:p>
              </table:table-cell>
              <table:table-cell office:value-type="float" office:value="101.834">
                <text:p>101.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102.234">
                <text:p>102.234</text:p>
              </table:table-cell>
              <table:table-cell office:value-type="float" office:value="101.619">
                <text:p>101.619</text:p>
              </table:table-cell>
              <table:table-cell office:value-type="float" office:value="101.925">
                <text:p>101.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01.728">
                <text:p>101.728</text:p>
              </table:table-cell>
              <table:table-cell office:value-type="float" office:value="101.652">
                <text:p>101.652</text:p>
              </table:table-cell>
              <table:table-cell office:value-type="float" office:value="101.884">
                <text:p>101.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">
                <text:p>113</text:p>
              </table:table-cell>
              <table:table-cell office:value-type="float" office:value="102.143">
                <text:p>102.143</text:p>
              </table:table-cell>
              <table:table-cell office:value-type="float" office:value="101.799">
                <text:p>101.799</text:p>
              </table:table-cell>
              <table:table-cell office:value-type="float" office:value="101.94">
                <text:p>101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">
                <text:p>114</text:p>
              </table:table-cell>
              <table:table-cell office:value-type="float" office:value="101.057">
                <text:p>101.057</text:p>
              </table:table-cell>
              <table:table-cell office:value-type="float" office:value="101.577">
                <text:p>101.577</text:p>
              </table:table-cell>
              <table:table-cell office:value-type="float" office:value="101.792">
                <text:p>101.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103.726">
                <text:p>103.726</text:p>
              </table:table-cell>
              <table:table-cell office:value-type="float" office:value="102.221">
                <text:p>102.221</text:p>
              </table:table-cell>
              <table:table-cell office:value-type="float" office:value="102.229">
                <text:p>102.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">
                <text:p>116</text:p>
              </table:table-cell>
              <table:table-cell office:value-type="float" office:value="101.006">
                <text:p>101.006</text:p>
              </table:table-cell>
              <table:table-cell office:value-type="float" office:value="101.857">
                <text:p>101.857</text:p>
              </table:table-cell>
              <table:table-cell office:value-type="float" office:value="102.08">
                <text:p>102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">
                <text:p>117</text:p>
              </table:table-cell>
              <table:table-cell office:value-type="float" office:value="101.517">
                <text:p>101.517</text:p>
              </table:table-cell>
              <table:table-cell office:value-type="float" office:value="101.755">
                <text:p>101.755</text:p>
              </table:table-cell>
              <table:table-cell office:value-type="float" office:value="102.004">
                <text:p>102.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">
                <text:p>118</text:p>
              </table:table-cell>
              <table:table-cell office:value-type="float" office:value="103.732">
                <text:p>103.732</text:p>
              </table:table-cell>
              <table:table-cell office:value-type="float" office:value="102.348">
                <text:p>102.348</text:p>
              </table:table-cell>
              <table:table-cell office:value-type="float" office:value="102.324">
                <text:p>102.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">
                <text:p>119</text:p>
              </table:table-cell>
              <table:table-cell office:value-type="float" office:value="103.146">
                <text:p>103.146</text:p>
              </table:table-cell>
              <table:table-cell office:value-type="float" office:value="102.587">
                <text:p>102.587</text:p>
              </table:table-cell>
              <table:table-cell office:value-type="float" office:value="102.458">
                <text:p>102.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103.927">
                <text:p>103.927</text:p>
              </table:table-cell>
              <table:table-cell office:value-type="float" office:value="102.989">
                <text:p>102.989</text:p>
              </table:table-cell>
              <table:table-cell office:value-type="float" office:value="102.724">
                <text:p>102.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102.365">
                <text:p>102.365</text:p>
              </table:table-cell>
              <table:table-cell office:value-type="float" office:value="102.802">
                <text:p>102.802</text:p>
              </table:table-cell>
              <table:table-cell office:value-type="float" office:value="102.682">
                <text:p>102.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100.862">
                <text:p>100.862</text:p>
              </table:table-cell>
              <table:table-cell office:value-type="float" office:value="102.22">
                <text:p>102.22</text:p>
              </table:table-cell>
              <table:table-cell office:value-type="float" office:value="102.565">
                <text:p>102.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">
                <text:p>123</text:p>
              </table:table-cell>
              <table:table-cell office:value-type="float" office:value="103.287">
                <text:p>103.287</text:p>
              </table:table-cell>
              <table:table-cell office:value-type="float" office:value="102.54">
                <text:p>102.54</text:p>
              </table:table-cell>
              <table:table-cell office:value-type="float" office:value="102.661">
                <text:p>102.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103.395">
                <text:p>103.395</text:p>
              </table:table-cell>
              <table:table-cell office:value-type="float" office:value="102.797">
                <text:p>102.797</text:p>
              </table:table-cell>
              <table:table-cell office:value-type="float" office:value="102.76">
                <text:p>102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0.586">
                <text:p>100.586</text:p>
              </table:table-cell>
              <table:table-cell office:value-type="float" office:value="102.134">
                <text:p>102.134</text:p>
              </table:table-cell>
              <table:table-cell office:value-type="float" office:value="102.625">
                <text:p>102.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">
                <text:p>126</text:p>
              </table:table-cell>
              <table:table-cell office:value-type="float" office:value="102.172">
                <text:p>102.172</text:p>
              </table:table-cell>
              <table:table-cell office:value-type="float" office:value="102.145">
                <text:p>102.145</text:p>
              </table:table-cell>
              <table:table-cell office:value-type="float" office:value="102.587">
                <text:p>102.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  <table:table-cell office:value-type="float" office:value="102.055">
                <text:p>102.055</text:p>
              </table:table-cell>
              <table:table-cell office:value-type="float" office:value="102.118">
                <text:p>102.118</text:p>
              </table:table-cell>
              <table:table-cell office:value-type="float" office:value="102.543">
                <text:p>102.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100.252">
                <text:p>100.252</text:p>
              </table:table-cell>
              <table:table-cell office:value-type="float" office:value="101.558">
                <text:p>101.558</text:p>
              </table:table-cell>
              <table:table-cell office:value-type="float" office:value="102.362">
                <text:p>102.3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03.12">
                <text:p>103.12</text:p>
              </table:table-cell>
              <table:table-cell office:value-type="float" office:value="102.027">
                <text:p>102.027</text:p>
              </table:table-cell>
              <table:table-cell office:value-type="float" office:value="102.444">
                <text:p>102.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">
                <text:p>130</text:p>
              </table:table-cell>
              <table:table-cell office:value-type="float" office:value="101.473">
                <text:p>101.473</text:p>
              </table:table-cell>
              <table:table-cell office:value-type="float" office:value="101.86">
                <text:p>101.86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01.215">
                <text:p>101.215</text:p>
              </table:table-cell>
              <table:table-cell office:value-type="float" office:value="101.667">
                <text:p>101.667</text:p>
              </table:table-cell>
              <table:table-cell office:value-type="float" office:value="102.328">
                <text:p>102.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102.537">
                <text:p>102.537</text:p>
              </table:table-cell>
              <table:table-cell office:value-type="float" office:value="101.928">
                <text:p>101.928</text:p>
              </table:table-cell>
              <table:table-cell office:value-type="float" office:value="102.347">
                <text:p>102.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">
                <text:p>133</text:p>
              </table:table-cell>
              <table:table-cell office:value-type="float" office:value="101.022">
                <text:p>101.022</text:p>
              </table:table-cell>
              <table:table-cell office:value-type="float" office:value="101.656">
                <text:p>101.656</text:p>
              </table:table-cell>
              <table:table-cell office:value-type="float" office:value="102.264">
                <text:p>102.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">
                <text:p>134</text:p>
              </table:table-cell>
              <table:table-cell office:value-type="float" office:value="102.111">
                <text:p>102.111</text:p>
              </table:table-cell>
              <table:table-cell office:value-type="float" office:value="101.793">
                <text:p>101.793</text:p>
              </table:table-cell>
              <table:table-cell office:value-type="float" office:value="102.253">
                <text:p>102.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5">
                <text:p>135</text:p>
              </table:table-cell>
              <table:table-cell office:value-type="float" office:value="100.023">
                <text:p>100.023</text:p>
              </table:table-cell>
              <table:table-cell office:value-type="float" office:value="101.262">
                <text:p>101.262</text:p>
              </table:table-cell>
              <table:table-cell office:value-type="float" office:value="102.044">
                <text:p>102.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